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9.85mm"/>
    </style:style>
    <style:style style:name="co3" style:family="table-column">
      <style:table-column-properties fo:break-before="auto" style:column-width="27.9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0.44mm"/>
    </style:style>
    <style:style style:name="co7" style:family="table-column">
      <style:table-column-properties fo:break-before="auto" style:column-width="20.18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17.96mm"/>
    </style:style>
    <style:style style:name="co10" style:family="table-column">
      <style:table-column-properties fo:break-before="auto" style:column-width="18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_a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RIENTATION X</text:p>
          </table:table-cell>
          <table:table-cell office:value-type="string" calcext:value-type="string">
            <text:p>ORIENTATION Y</text:p>
          </table:table-cell>
          <table:table-cell office:value-type="string" calcext:value-type="string">
            <text:p>ORIENTATION Z</text:p>
          </table:table-cell>
          <table:table-cell/>
          <table:table-cell office:value-type="string" calcext:value-type="string">
            <text:p>CTRL ROLL</text:p>
          </table:table-cell>
          <table:table-cell office:value-type="string" calcext:value-type="string">
            <text:p>CTRL PITCH</text:p>
          </table:table-cell>
          <table:table-cell office:value-type="string" calcext:value-type="string">
            <text:p>CTRL YAW</text:p>
          </table:table-cell>
          <table:table-cell/>
          <table:table-cell office:value-type="string" calcext:value-type="string">
            <text:p>MOTOR 1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4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0667" calcext:value-type="float">
            <text:p>0.0780667</text:p>
          </table:table-cell>
          <table:table-cell office:value-type="float" office:value="2.3699" calcext:value-type="float">
            <text:p>2.3699</text:p>
          </table:table-cell>
          <table:table-cell office:value-type="float" office:value="-3.77295" calcext:value-type="float">
            <text:p>-3.77295</text:p>
          </table:table-cell>
          <table:table-cell/>
          <table:table-cell office:value-type="float" office:value="16.1482" calcext:value-type="float">
            <text:p>16.1482</text:p>
          </table:table-cell>
          <table:table-cell office:value-type="float" office:value="-10.1432" calcext:value-type="float">
            <text:p>-10.14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0780667" calcext:value-type="float">
            <text:p>0.0780667</text:p>
          </table:table-cell>
          <table:table-cell office:value-type="float" office:value="2.3699" calcext:value-type="float">
            <text:p>2.3699</text:p>
          </table:table-cell>
          <table:table-cell office:value-type="float" office:value="-3.77295" calcext:value-type="float">
            <text:p>-3.77295</text:p>
          </table:table-cell>
          <table:table-cell/>
          <table:table-cell office:value-type="float" office:value="1.16962" calcext:value-type="float">
            <text:p>1.16962</text:p>
          </table:table-cell>
          <table:table-cell office:value-type="float" office:value="-0.734671" calcext:value-type="float">
            <text:p>-0.7346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9043" calcext:value-type="float">
            <text:p>58.9043</text:p>
          </table:table-cell>
          <table:table-cell office:value-type="float" office:value="55.0957" calcext:value-type="float">
            <text:p>55.0957</text:p>
          </table:table-cell>
          <table:table-cell office:value-type="float" office:value="56.5651" calcext:value-type="float">
            <text:p>56.5651</text:p>
          </table:table-cell>
          <table:table-cell office:value-type="float" office:value="57.4349" calcext:value-type="float">
            <text:p>57.4349</text:p>
          </table:table-cell>
        </table:table-row>
        <table:table-row table:style-name="ro1">
          <table:table-cell office:value-type="float" office:value="0.0780667" calcext:value-type="float">
            <text:p>0.0780667</text:p>
          </table:table-cell>
          <table:table-cell office:value-type="float" office:value="2.3699" calcext:value-type="float">
            <text:p>2.3699</text:p>
          </table:table-cell>
          <table:table-cell office:value-type="float" office:value="-3.77295" calcext:value-type="float">
            <text:p>-3.77295</text:p>
          </table:table-cell>
          <table:table-cell/>
          <table:table-cell office:value-type="float" office:value="1.2828" calcext:value-type="float">
            <text:p>1.2828</text:p>
          </table:table-cell>
          <table:table-cell office:value-type="float" office:value="-0.805768" calcext:value-type="float">
            <text:p>-0.805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0886" calcext:value-type="float">
            <text:p>59.0886</text:p>
          </table:table-cell>
          <table:table-cell office:value-type="float" office:value="54.9114" calcext:value-type="float">
            <text:p>54.9114</text:p>
          </table:table-cell>
          <table:table-cell office:value-type="float" office:value="56.523" calcext:value-type="float">
            <text:p>56.523</text:p>
          </table:table-cell>
          <table:table-cell office:value-type="float" office:value="57.477" calcext:value-type="float">
            <text:p>57.477</text:p>
          </table:table-cell>
        </table:table-row>
        <table:table-row table:style-name="ro1">
          <table:table-cell office:value-type="float" office:value="0.0921139" calcext:value-type="float">
            <text:p>0.0921139</text:p>
          </table:table-cell>
          <table:table-cell office:value-type="float" office:value="2.36243" calcext:value-type="float">
            <text:p>2.36243</text:p>
          </table:table-cell>
          <table:table-cell office:value-type="float" office:value="-3.78722" calcext:value-type="float">
            <text:p>-3.78722</text:p>
          </table:table-cell>
          <table:table-cell/>
          <table:table-cell office:value-type="float" office:value="1.45706" calcext:value-type="float">
            <text:p>1.45706</text:p>
          </table:table-cell>
          <table:table-cell office:value-type="float" office:value="-0.844892" calcext:value-type="float">
            <text:p>-0.8448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302" calcext:value-type="float">
            <text:p>59.302</text:p>
          </table:table-cell>
          <table:table-cell office:value-type="float" office:value="54.698" calcext:value-type="float">
            <text:p>54.698</text:p>
          </table:table-cell>
          <table:table-cell office:value-type="float" office:value="56.3878" calcext:value-type="float">
            <text:p>56.3878</text:p>
          </table:table-cell>
          <table:table-cell office:value-type="float" office:value="57.6122" calcext:value-type="float">
            <text:p>57.6122</text:p>
          </table:table-cell>
        </table:table-row>
        <table:table-row table:style-name="ro1">
          <table:table-cell office:value-type="float" office:value="0.148072" calcext:value-type="float">
            <text:p>0.148072</text:p>
          </table:table-cell>
          <table:table-cell office:value-type="float" office:value="2.36058" calcext:value-type="float">
            <text:p>2.36058</text:p>
          </table:table-cell>
          <table:table-cell office:value-type="float" office:value="-3.78837" calcext:value-type="float">
            <text:p>-3.78837</text:p>
          </table:table-cell>
          <table:table-cell/>
          <table:table-cell office:value-type="float" office:value="1.51853" calcext:value-type="float">
            <text:p>1.51853</text:p>
          </table:table-cell>
          <table:table-cell office:value-type="float" office:value="-0.937728" calcext:value-type="float">
            <text:p>-0.937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4563" calcext:value-type="float">
            <text:p>59.4563</text:p>
          </table:table-cell>
          <table:table-cell office:value-type="float" office:value="54.5437" calcext:value-type="float">
            <text:p>54.5437</text:p>
          </table:table-cell>
          <table:table-cell office:value-type="float" office:value="56.4192" calcext:value-type="float">
            <text:p>56.4192</text:p>
          </table:table-cell>
          <table:table-cell office:value-type="float" office:value="57.5808" calcext:value-type="float">
            <text:p>57.5808</text:p>
          </table:table-cell>
        </table:table-row>
        <table:table-row table:style-name="ro1">
          <table:table-cell office:value-type="float" office:value="0.224408" calcext:value-type="float">
            <text:p>0.224408</text:p>
          </table:table-cell>
          <table:table-cell office:value-type="float" office:value="2.34408" calcext:value-type="float">
            <text:p>2.34408</text:p>
          </table:table-cell>
          <table:table-cell office:value-type="float" office:value="-3.78292" calcext:value-type="float">
            <text:p>-3.78292</text:p>
          </table:table-cell>
          <table:table-cell/>
          <table:table-cell office:value-type="float" office:value="1.60425" calcext:value-type="float">
            <text:p>1.60425</text:p>
          </table:table-cell>
          <table:table-cell office:value-type="float" office:value="-0.945305" calcext:value-type="float">
            <text:p>-0.945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495" calcext:value-type="float">
            <text:p>59.5495</text:p>
          </table:table-cell>
          <table:table-cell office:value-type="float" office:value="54.4505" calcext:value-type="float">
            <text:p>54.4505</text:p>
          </table:table-cell>
          <table:table-cell office:value-type="float" office:value="56.3411" calcext:value-type="float">
            <text:p>56.3411</text:p>
          </table:table-cell>
          <table:table-cell office:value-type="float" office:value="57.6589" calcext:value-type="float">
            <text:p>57.6589</text:p>
          </table:table-cell>
        </table:table-row>
        <table:table-row table:style-name="ro1">
          <table:table-cell office:value-type="float" office:value="0.307368" calcext:value-type="float">
            <text:p>0.307368</text:p>
          </table:table-cell>
          <table:table-cell office:value-type="float" office:value="2.32039" calcext:value-type="float">
            <text:p>2.32039</text:p>
          </table:table-cell>
          <table:table-cell office:value-type="float" office:value="-3.77057" calcext:value-type="float">
            <text:p>-3.77057</text:p>
          </table:table-cell>
          <table:table-cell/>
          <table:table-cell office:value-type="float" office:value="1.68668" calcext:value-type="float">
            <text:p>1.68668</text:p>
          </table:table-cell>
          <table:table-cell office:value-type="float" office:value="-0.980236" calcext:value-type="float">
            <text:p>-0.980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6669" calcext:value-type="float">
            <text:p>59.6669</text:p>
          </table:table-cell>
          <table:table-cell office:value-type="float" office:value="54.3331" calcext:value-type="float">
            <text:p>54.3331</text:p>
          </table:table-cell>
          <table:table-cell office:value-type="float" office:value="56.2936" calcext:value-type="float">
            <text:p>56.2936</text:p>
          </table:table-cell>
          <table:table-cell office:value-type="float" office:value="57.7064" calcext:value-type="float">
            <text:p>57.7064</text:p>
          </table:table-cell>
        </table:table-row>
        <table:table-row table:style-name="ro1">
          <table:table-cell office:value-type="float" office:value="0.307235" calcext:value-type="float">
            <text:p>0.307235</text:p>
          </table:table-cell>
          <table:table-cell office:value-type="float" office:value="2.29933" calcext:value-type="float">
            <text:p>2.29933</text:p>
          </table:table-cell>
          <table:table-cell office:value-type="float" office:value="-3.79848" calcext:value-type="float">
            <text:p>-3.79848</text:p>
          </table:table-cell>
          <table:table-cell/>
          <table:table-cell office:value-type="float" office:value="1.96865" calcext:value-type="float">
            <text:p>1.96865</text:p>
          </table:table-cell>
          <table:table-cell office:value-type="float" office:value="-1.05449" calcext:value-type="float">
            <text:p>-1.05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0231" calcext:value-type="float">
            <text:p>60.0231</text:p>
          </table:table-cell>
          <table:table-cell office:value-type="float" office:value="53.9769" calcext:value-type="float">
            <text:p>53.9769</text:p>
          </table:table-cell>
          <table:table-cell office:value-type="float" office:value="56.0858" calcext:value-type="float">
            <text:p>56.0858</text:p>
          </table:table-cell>
          <table:table-cell office:value-type="float" office:value="57.9142" calcext:value-type="float">
            <text:p>57.9142</text:p>
          </table:table-cell>
        </table:table-row>
        <table:table-row table:style-name="ro1">
          <table:table-cell office:value-type="float" office:value="0.230996" calcext:value-type="float">
            <text:p>0.230996</text:p>
          </table:table-cell>
          <table:table-cell office:value-type="float" office:value="2.30178" calcext:value-type="float">
            <text:p>2.30178</text:p>
          </table:table-cell>
          <table:table-cell office:value-type="float" office:value="-3.83191" calcext:value-type="float">
            <text:p>-3.83191</text:p>
          </table:table-cell>
          <table:table-cell/>
          <table:table-cell office:value-type="float" office:value="2.11406" calcext:value-type="float">
            <text:p>2.11406</text:p>
          </table:table-cell>
          <table:table-cell office:value-type="float" office:value="-1.21823" calcext:value-type="float">
            <text:p>-1.218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3323" calcext:value-type="float">
            <text:p>60.3323</text:p>
          </table:table-cell>
          <table:table-cell office:value-type="float" office:value="53.6677" calcext:value-type="float">
            <text:p>53.6677</text:p>
          </table:table-cell>
          <table:table-cell office:value-type="float" office:value="56.1042" calcext:value-type="float">
            <text:p>56.1042</text:p>
          </table:table-cell>
          <table:table-cell office:value-type="float" office:value="57.8958" calcext:value-type="float">
            <text:p>57.8958</text:p>
          </table:table-cell>
        </table:table-row>
        <table:table-row table:style-name="ro1">
          <table:table-cell office:value-type="float" office:value="0.0967489" calcext:value-type="float">
            <text:p>0.0967489</text:p>
          </table:table-cell>
          <table:table-cell office:value-type="float" office:value="2.2783" calcext:value-type="float">
            <text:p>2.2783</text:p>
          </table:table-cell>
          <table:table-cell office:value-type="float" office:value="-3.80822" calcext:value-type="float">
            <text:p>-3.80822</text:p>
          </table:table-cell>
          <table:table-cell/>
          <table:table-cell office:value-type="float" office:value="1.99389" calcext:value-type="float">
            <text:p>1.99389</text:p>
          </table:table-cell>
          <table:table-cell office:value-type="float" office:value="-1.17696" calcext:value-type="float">
            <text:p>-1.17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1708" calcext:value-type="float">
            <text:p>60.1708</text:p>
          </table:table-cell>
          <table:table-cell office:value-type="float" office:value="53.8292" calcext:value-type="float">
            <text:p>53.8292</text:p>
          </table:table-cell>
          <table:table-cell office:value-type="float" office:value="56.1831" calcext:value-type="float">
            <text:p>56.1831</text:p>
          </table:table-cell>
          <table:table-cell office:value-type="float" office:value="57.8169" calcext:value-type="float">
            <text:p>57.8169</text:p>
          </table:table-cell>
        </table:table-row>
        <table:table-row table:style-name="ro1">
          <table:table-cell office:value-type="float" office:value="-0.0157662" calcext:value-type="float">
            <text:p>-0.0157662</text:p>
          </table:table-cell>
          <table:table-cell office:value-type="float" office:value="2.26805" calcext:value-type="float">
            <text:p>2.26805</text:p>
          </table:table-cell>
          <table:table-cell office:value-type="float" office:value="-3.79899" calcext:value-type="float">
            <text:p>-3.79899</text:p>
          </table:table-cell>
          <table:table-cell/>
          <table:table-cell office:value-type="float" office:value="2.16341" calcext:value-type="float">
            <text:p>2.16341</text:p>
          </table:table-cell>
          <table:table-cell office:value-type="float" office:value="-1.29532" calcext:value-type="float">
            <text:p>-1.29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4587" calcext:value-type="float">
            <text:p>60.4587</text:p>
          </table:table-cell>
          <table:table-cell office:value-type="float" office:value="53.5413" calcext:value-type="float">
            <text:p>53.5413</text:p>
          </table:table-cell>
          <table:table-cell office:value-type="float" office:value="56.1319" calcext:value-type="float">
            <text:p>56.1319</text:p>
          </table:table-cell>
          <table:table-cell office:value-type="float" office:value="57.8681" calcext:value-type="float">
            <text:p>57.8681</text:p>
          </table:table-cell>
        </table:table-row>
        <table:table-row table:style-name="ro1">
          <table:table-cell office:value-type="float" office:value="-0.0725125" calcext:value-type="float">
            <text:p>-0.0725125</text:p>
          </table:table-cell>
          <table:table-cell office:value-type="float" office:value="2.24194" calcext:value-type="float">
            <text:p>2.24194</text:p>
          </table:table-cell>
          <table:table-cell office:value-type="float" office:value="-3.80488" calcext:value-type="float">
            <text:p>-3.80488</text:p>
          </table:table-cell>
          <table:table-cell/>
          <table:table-cell office:value-type="float" office:value="2.33947" calcext:value-type="float">
            <text:p>2.33947</text:p>
          </table:table-cell>
          <table:table-cell office:value-type="float" office:value="-1.29267" calcext:value-type="float">
            <text:p>-1.292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6321" calcext:value-type="float">
            <text:p>60.6321</text:p>
          </table:table-cell>
          <table:table-cell office:value-type="float" office:value="53.3679" calcext:value-type="float">
            <text:p>53.3679</text:p>
          </table:table-cell>
          <table:table-cell office:value-type="float" office:value="55.9532" calcext:value-type="float">
            <text:p>55.9532</text:p>
          </table:table-cell>
          <table:table-cell office:value-type="float" office:value="58.0468" calcext:value-type="float">
            <text:p>58.0468</text:p>
          </table:table-cell>
        </table:table-row>
        <table:table-row table:style-name="ro1">
          <table:table-cell office:value-type="float" office:value="0.067185" calcext:value-type="float">
            <text:p>0.067185</text:p>
          </table:table-cell>
          <table:table-cell office:value-type="float" office:value="2.19529" calcext:value-type="float">
            <text:p>2.19529</text:p>
          </table:table-cell>
          <table:table-cell office:value-type="float" office:value="-3.87051" calcext:value-type="float">
            <text:p>-3.87051</text:p>
          </table:table-cell>
          <table:table-cell/>
          <table:table-cell office:value-type="float" office:value="2.71098" calcext:value-type="float">
            <text:p>2.71098</text:p>
          </table:table-cell>
          <table:table-cell office:value-type="float" office:value="-1.26466" calcext:value-type="float">
            <text:p>-1.264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9756" calcext:value-type="float">
            <text:p>60.9756</text:p>
          </table:table-cell>
          <table:table-cell office:value-type="float" office:value="53.0244" calcext:value-type="float">
            <text:p>53.0244</text:p>
          </table:table-cell>
          <table:table-cell office:value-type="float" office:value="55.5537" calcext:value-type="float">
            <text:p>55.5537</text:p>
          </table:table-cell>
          <table:table-cell office:value-type="float" office:value="58.4463" calcext:value-type="float">
            <text:p>58.4463</text:p>
          </table:table-cell>
        </table:table-row>
        <table:table-row table:style-name="ro1">
          <table:table-cell office:value-type="float" office:value="0.283339" calcext:value-type="float">
            <text:p>0.283339</text:p>
          </table:table-cell>
          <table:table-cell office:value-type="float" office:value="2.11088" calcext:value-type="float">
            <text:p>2.11088</text:p>
          </table:table-cell>
          <table:table-cell office:value-type="float" office:value="-3.97955" calcext:value-type="float">
            <text:p>-3.97955</text:p>
          </table:table-cell>
          <table:table-cell/>
          <table:table-cell office:value-type="float" office:value="3.03128" calcext:value-type="float">
            <text:p>3.03128</text:p>
          </table:table-cell>
          <table:table-cell office:value-type="float" office:value="-1.15588" calcext:value-type="float">
            <text:p>-1.15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1872" calcext:value-type="float">
            <text:p>61.1872</text:p>
          </table:table-cell>
          <table:table-cell office:value-type="float" office:value="52.8128" calcext:value-type="float">
            <text:p>52.8128</text:p>
          </table:table-cell>
          <table:table-cell office:value-type="float" office:value="55.1246" calcext:value-type="float">
            <text:p>55.1246</text:p>
          </table:table-cell>
          <table:table-cell office:value-type="float" office:value="58.8754" calcext:value-type="float">
            <text:p>58.8754</text:p>
          </table:table-cell>
        </table:table-row>
        <table:table-row table:style-name="ro1">
          <table:table-cell office:value-type="float" office:value="0.504281" calcext:value-type="float">
            <text:p>0.504281</text:p>
          </table:table-cell>
          <table:table-cell office:value-type="float" office:value="1.96272" calcext:value-type="float">
            <text:p>1.96272</text:p>
          </table:table-cell>
          <table:table-cell office:value-type="float" office:value="-4.10182" calcext:value-type="float">
            <text:p>-4.10182</text:p>
          </table:table-cell>
          <table:table-cell/>
          <table:table-cell office:value-type="float" office:value="3.2378" calcext:value-type="float">
            <text:p>3.2378</text:p>
          </table:table-cell>
          <table:table-cell office:value-type="float" office:value="-0.922691" calcext:value-type="float">
            <text:p>-0.9226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1605" calcext:value-type="float">
            <text:p>61.1605</text:p>
          </table:table-cell>
          <table:table-cell office:value-type="float" office:value="52.8395" calcext:value-type="float">
            <text:p>52.8395</text:p>
          </table:table-cell>
          <table:table-cell office:value-type="float" office:value="54.6849" calcext:value-type="float">
            <text:p>54.6849</text:p>
          </table:table-cell>
          <table:table-cell office:value-type="float" office:value="59.3151" calcext:value-type="float">
            <text:p>59.3151</text:p>
          </table:table-cell>
        </table:table-row>
        <table:table-row table:style-name="ro1">
          <table:table-cell office:value-type="float" office:value="0.567611" calcext:value-type="float">
            <text:p>0.567611</text:p>
          </table:table-cell>
          <table:table-cell office:value-type="float" office:value="1.68656" calcext:value-type="float">
            <text:p>1.68656</text:p>
          </table:table-cell>
          <table:table-cell office:value-type="float" office:value="-4.31851" calcext:value-type="float">
            <text:p>-4.31851</text:p>
          </table:table-cell>
          <table:table-cell/>
          <table:table-cell office:value-type="float" office:value="3.79919" calcext:value-type="float">
            <text:p>3.79919</text:p>
          </table:table-cell>
          <table:table-cell office:value-type="float" office:value="-0.392245" calcext:value-type="float">
            <text:p>-0.392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1914" calcext:value-type="float">
            <text:p>61.1914</text:p>
          </table:table-cell>
          <table:table-cell office:value-type="float" office:value="52.8086" calcext:value-type="float">
            <text:p>52.8086</text:p>
          </table:table-cell>
          <table:table-cell office:value-type="float" office:value="53.5931" calcext:value-type="float">
            <text:p>53.5931</text:p>
          </table:table-cell>
          <table:table-cell office:value-type="float" office:value="60.4069" calcext:value-type="float">
            <text:p>60.4069</text:p>
          </table:table-cell>
        </table:table-row>
        <table:table-row table:style-name="ro1">
          <table:table-cell office:value-type="float" office:value="0.37179" calcext:value-type="float">
            <text:p>0.37179</text:p>
          </table:table-cell>
          <table:table-cell office:value-type="float" office:value="1.49073" calcext:value-type="float">
            <text:p>1.49073</text:p>
          </table:table-cell>
          <table:table-cell office:value-type="float" office:value="-4.36366" calcext:value-type="float">
            <text:p>-4.36366</text:p>
          </table:table-cell>
          <table:table-cell/>
          <table:table-cell office:value-type="float" office:value="3.25524" calcext:value-type="float">
            <text:p>3.25524</text:p>
          </table:table-cell>
          <table:table-cell office:value-type="float" office:value="-0.70935" calcext:value-type="float">
            <text:p>-0.709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9646" calcext:value-type="float">
            <text:p>60.9646</text:p>
          </table:table-cell>
          <table:table-cell office:value-type="float" office:value="53.0354" calcext:value-type="float">
            <text:p>53.0354</text:p>
          </table:table-cell>
          <table:table-cell office:value-type="float" office:value="54.4541" calcext:value-type="float">
            <text:p>54.4541</text:p>
          </table:table-cell>
          <table:table-cell office:value-type="float" office:value="59.5459" calcext:value-type="float">
            <text:p>59.5459</text:p>
          </table:table-cell>
        </table:table-row>
        <table:table-row table:style-name="ro1">
          <table:table-cell office:value-type="float" office:value="0.0703744" calcext:value-type="float">
            <text:p>0.0703744</text:p>
          </table:table-cell>
          <table:table-cell office:value-type="float" office:value="1.29925" calcext:value-type="float">
            <text:p>1.29925</text:p>
          </table:table-cell>
          <table:table-cell office:value-type="float" office:value="-4.35263" calcext:value-type="float">
            <text:p>-4.35263</text:p>
          </table:table-cell>
          <table:table-cell/>
          <table:table-cell office:value-type="float" office:value="3.15836" calcext:value-type="float">
            <text:p>3.15836</text:p>
          </table:table-cell>
          <table:table-cell office:value-type="float" office:value="-0.717853" calcext:value-type="float">
            <text:p>-0.717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8762" calcext:value-type="float">
            <text:p>60.8762</text:p>
          </table:table-cell>
          <table:table-cell office:value-type="float" office:value="53.1238" calcext:value-type="float">
            <text:p>53.1238</text:p>
          </table:table-cell>
          <table:table-cell office:value-type="float" office:value="54.5595" calcext:value-type="float">
            <text:p>54.5595</text:p>
          </table:table-cell>
          <table:table-cell office:value-type="float" office:value="59.4405" calcext:value-type="float">
            <text:p>59.4405</text:p>
          </table:table-cell>
        </table:table-row>
        <table:table-row table:style-name="ro1">
          <table:table-cell office:value-type="float" office:value="-0.136749" calcext:value-type="float">
            <text:p>-0.136749</text:p>
          </table:table-cell>
          <table:table-cell office:value-type="float" office:value="1.19511" calcext:value-type="float">
            <text:p>1.19511</text:p>
          </table:table-cell>
          <table:table-cell office:value-type="float" office:value="-4.33642" calcext:value-type="float">
            <text:p>-4.33642</text:p>
          </table:table-cell>
          <table:table-cell/>
          <table:table-cell office:value-type="float" office:value="3.2637" calcext:value-type="float">
            <text:p>3.2637</text:p>
          </table:table-cell>
          <table:table-cell office:value-type="float" office:value="-1.07705" calcext:value-type="float">
            <text:p>-1.077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3408" calcext:value-type="float">
            <text:p>61.3408</text:p>
          </table:table-cell>
          <table:table-cell office:value-type="float" office:value="52.6592" calcext:value-type="float">
            <text:p>52.6592</text:p>
          </table:table-cell>
          <table:table-cell office:value-type="float" office:value="54.8134" calcext:value-type="float">
            <text:p>54.8134</text:p>
          </table:table-cell>
          <table:table-cell office:value-type="float" office:value="59.1866" calcext:value-type="float">
            <text:p>59.1866</text:p>
          </table:table-cell>
        </table:table-row>
        <table:table-row table:style-name="ro1">
          <table:table-cell office:value-type="float" office:value="-0.509754" calcext:value-type="float">
            <text:p>-0.509754</text:p>
          </table:table-cell>
          <table:table-cell office:value-type="float" office:value="0.970905" calcext:value-type="float">
            <text:p>0.970905</text:p>
          </table:table-cell>
          <table:table-cell office:value-type="float" office:value="-4.27036" calcext:value-type="float">
            <text:p>-4.27036</text:p>
          </table:table-cell>
          <table:table-cell/>
          <table:table-cell office:value-type="float" office:value="3.17585" calcext:value-type="float">
            <text:p>3.17585</text:p>
          </table:table-cell>
          <table:table-cell office:value-type="float" office:value="-0.56984" calcext:value-type="float">
            <text:p>-0.56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7457" calcext:value-type="float">
            <text:p>60.7457</text:p>
          </table:table-cell>
          <table:table-cell office:value-type="float" office:value="53.2543" calcext:value-type="float">
            <text:p>53.2543</text:p>
          </table:table-cell>
          <table:table-cell office:value-type="float" office:value="54.394" calcext:value-type="float">
            <text:p>54.394</text:p>
          </table:table-cell>
          <table:table-cell office:value-type="float" office:value="59.606" calcext:value-type="float">
            <text:p>59.606</text:p>
          </table:table-cell>
        </table:table-row>
        <table:table-row table:style-name="ro1">
          <table:table-cell office:value-type="float" office:value="-0.716888" calcext:value-type="float">
            <text:p>-0.716888</text:p>
          </table:table-cell>
          <table:table-cell office:value-type="float" office:value="0.859637" calcext:value-type="float">
            <text:p>0.859637</text:p>
          </table:table-cell>
          <table:table-cell office:value-type="float" office:value="-4.2693" calcext:value-type="float">
            <text:p>-4.2693</text:p>
          </table:table-cell>
          <table:table-cell/>
          <table:table-cell office:value-type="float" office:value="3.56369" calcext:value-type="float">
            <text:p>3.56369</text:p>
          </table:table-cell>
          <table:table-cell office:value-type="float" office:value="-1.01957" calcext:value-type="float">
            <text:p>-1.019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5833" calcext:value-type="float">
            <text:p>61.5833</text:p>
          </table:table-cell>
          <table:table-cell office:value-type="float" office:value="52.4167" calcext:value-type="float">
            <text:p>52.4167</text:p>
          </table:table-cell>
          <table:table-cell office:value-type="float" office:value="54.4559" calcext:value-type="float">
            <text:p>54.4559</text:p>
          </table:table-cell>
          <table:table-cell office:value-type="float" office:value="59.5441" calcext:value-type="float">
            <text:p>59.5441</text:p>
          </table:table-cell>
        </table:table-row>
        <table:table-row table:style-name="ro1">
          <table:table-cell office:value-type="float" office:value="-1.05207" calcext:value-type="float">
            <text:p>-1.05207</text:p>
          </table:table-cell>
          <table:table-cell office:value-type="float" office:value="0.710177" calcext:value-type="float">
            <text:p>0.710177</text:p>
          </table:table-cell>
          <table:table-cell office:value-type="float" office:value="-4.16331" calcext:value-type="float">
            <text:p>-4.16331</text:p>
          </table:table-cell>
          <table:table-cell/>
          <table:table-cell office:value-type="float" office:value="3.24236" calcext:value-type="float">
            <text:p>3.24236</text:p>
          </table:table-cell>
          <table:table-cell office:value-type="float" office:value="-0.850737" calcext:value-type="float">
            <text:p>-0.8507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0931" calcext:value-type="float">
            <text:p>61.0931</text:p>
          </table:table-cell>
          <table:table-cell office:value-type="float" office:value="52.9069" calcext:value-type="float">
            <text:p>52.9069</text:p>
          </table:table-cell>
          <table:table-cell office:value-type="float" office:value="54.6084" calcext:value-type="float">
            <text:p>54.6084</text:p>
          </table:table-cell>
          <table:table-cell office:value-type="float" office:value="59.3916" calcext:value-type="float">
            <text:p>59.3916</text:p>
          </table:table-cell>
        </table:table-row>
        <table:table-row table:style-name="ro1">
          <table:table-cell office:value-type="float" office:value="-1.35136" calcext:value-type="float">
            <text:p>-1.35136</text:p>
          </table:table-cell>
          <table:table-cell office:value-type="float" office:value="0.579665" calcext:value-type="float">
            <text:p>0.579665</text:p>
          </table:table-cell>
          <table:table-cell office:value-type="float" office:value="-4.04416" calcext:value-type="float">
            <text:p>-4.04416</text:p>
          </table:table-cell>
          <table:table-cell/>
          <table:table-cell office:value-type="float" office:value="3.28124" calcext:value-type="float">
            <text:p>3.28124</text:p>
          </table:table-cell>
          <table:table-cell office:value-type="float" office:value="-0.911293" calcext:value-type="float">
            <text:p>-0.9112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1925" calcext:value-type="float">
            <text:p>61.1925</text:p>
          </table:table-cell>
          <table:table-cell office:value-type="float" office:value="52.8075" calcext:value-type="float">
            <text:p>52.8075</text:p>
          </table:table-cell>
          <table:table-cell office:value-type="float" office:value="54.63" calcext:value-type="float">
            <text:p>54.63</text:p>
          </table:table-cell>
          <table:table-cell office:value-type="float" office:value="59.37" calcext:value-type="float">
            <text:p>59.37</text:p>
          </table:table-cell>
        </table:table-row>
        <table:table-row table:style-name="ro1">
          <table:table-cell office:value-type="float" office:value="-1.59166" calcext:value-type="float">
            <text:p>-1.59166</text:p>
          </table:table-cell>
          <table:table-cell office:value-type="float" office:value="0.52366" calcext:value-type="float">
            <text:p>0.52366</text:p>
          </table:table-cell>
          <table:table-cell office:value-type="float" office:value="-3.93861" calcext:value-type="float">
            <text:p>-3.93861</text:p>
          </table:table-cell>
          <table:table-cell/>
          <table:table-cell office:value-type="float" office:value="3.42746" calcext:value-type="float">
            <text:p>3.42746</text:p>
          </table:table-cell>
          <table:table-cell office:value-type="float" office:value="-1.21103" calcext:value-type="float">
            <text:p>-1.21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6385" calcext:value-type="float">
            <text:p>61.6385</text:p>
          </table:table-cell>
          <table:table-cell office:value-type="float" office:value="52.3615" calcext:value-type="float">
            <text:p>52.3615</text:p>
          </table:table-cell>
          <table:table-cell office:value-type="float" office:value="54.7836" calcext:value-type="float">
            <text:p>54.7836</text:p>
          </table:table-cell>
          <table:table-cell office:value-type="float" office:value="59.2164" calcext:value-type="float">
            <text:p>59.2164</text:p>
          </table:table-cell>
        </table:table-row>
        <table:table-row table:style-name="ro1">
          <table:table-cell office:value-type="float" office:value="-1.79598" calcext:value-type="float">
            <text:p>-1.79598</text:p>
          </table:table-cell>
          <table:table-cell office:value-type="float" office:value="0.506827" calcext:value-type="float">
            <text:p>0.506827</text:p>
          </table:table-cell>
          <table:table-cell office:value-type="float" office:value="-3.75617" calcext:value-type="float">
            <text:p>-3.75617</text:p>
          </table:table-cell>
          <table:table-cell/>
          <table:table-cell office:value-type="float" office:value="3.18695" calcext:value-type="float">
            <text:p>3.18695</text:p>
          </table:table-cell>
          <table:table-cell office:value-type="float" office:value="-1.37872" calcext:value-type="float">
            <text:p>-1.37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5657" calcext:value-type="float">
            <text:p>61.5657</text:p>
          </table:table-cell>
          <table:table-cell office:value-type="float" office:value="52.4343" calcext:value-type="float">
            <text:p>52.4343</text:p>
          </table:table-cell>
          <table:table-cell office:value-type="float" office:value="55.1918" calcext:value-type="float">
            <text:p>55.1918</text:p>
          </table:table-cell>
          <table:table-cell office:value-type="float" office:value="58.8082" calcext:value-type="float">
            <text:p>58.8082</text:p>
          </table:table-cell>
        </table:table-row>
        <table:table-row table:style-name="ro1">
          <table:table-cell office:value-type="float" office:value="-1.95745" calcext:value-type="float">
            <text:p>-1.95745</text:p>
          </table:table-cell>
          <table:table-cell office:value-type="float" office:value="0.515489" calcext:value-type="float">
            <text:p>0.515489</text:p>
          </table:table-cell>
          <table:table-cell office:value-type="float" office:value="-3.54534" calcext:value-type="float">
            <text:p>-3.54534</text:p>
          </table:table-cell>
          <table:table-cell/>
          <table:table-cell office:value-type="float" office:value="3.12701" calcext:value-type="float">
            <text:p>3.12701</text:p>
          </table:table-cell>
          <table:table-cell office:value-type="float" office:value="-1.49832" calcext:value-type="float">
            <text:p>-1.498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6253" calcext:value-type="float">
            <text:p>61.6253</text:p>
          </table:table-cell>
          <table:table-cell office:value-type="float" office:value="52.3747" calcext:value-type="float">
            <text:p>52.3747</text:p>
          </table:table-cell>
          <table:table-cell office:value-type="float" office:value="55.3713" calcext:value-type="float">
            <text:p>55.3713</text:p>
          </table:table-cell>
          <table:table-cell office:value-type="float" office:value="58.6287" calcext:value-type="float">
            <text:p>58.6287</text:p>
          </table:table-cell>
        </table:table-row>
        <table:table-row table:style-name="ro1">
          <table:table-cell office:value-type="float" office:value="-2.13998" calcext:value-type="float">
            <text:p>-2.13998</text:p>
          </table:table-cell>
          <table:table-cell office:value-type="float" office:value="0.542801" calcext:value-type="float">
            <text:p>0.542801</text:p>
          </table:table-cell>
          <table:table-cell office:value-type="float" office:value="-3.20817" calcext:value-type="float">
            <text:p>-3.20817</text:p>
          </table:table-cell>
          <table:table-cell/>
          <table:table-cell office:value-type="float" office:value="2.63364" calcext:value-type="float">
            <text:p>2.63364</text:p>
          </table:table-cell>
          <table:table-cell office:value-type="float" office:value="-1.59604" calcext:value-type="float">
            <text:p>-1.596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2297" calcext:value-type="float">
            <text:p>61.2297</text:p>
          </table:table-cell>
          <table:table-cell office:value-type="float" office:value="52.7703" calcext:value-type="float">
            <text:p>52.7703</text:p>
          </table:table-cell>
          <table:table-cell office:value-type="float" office:value="55.9624" calcext:value-type="float">
            <text:p>55.9624</text:p>
          </table:table-cell>
          <table:table-cell office:value-type="float" office:value="58.0376" calcext:value-type="float">
            <text:p>58.0376</text:p>
          </table:table-cell>
        </table:table-row>
        <table:table-row table:style-name="ro1">
          <table:table-cell office:value-type="float" office:value="-2.32403" calcext:value-type="float">
            <text:p>-2.32403</text:p>
          </table:table-cell>
          <table:table-cell office:value-type="float" office:value="0.544825" calcext:value-type="float">
            <text:p>0.544825</text:p>
          </table:table-cell>
          <table:table-cell office:value-type="float" office:value="-2.71056" calcext:value-type="float">
            <text:p>-2.71056</text:p>
          </table:table-cell>
          <table:table-cell/>
          <table:table-cell office:value-type="float" office:value="1.94877" calcext:value-type="float">
            <text:p>1.94877</text:p>
          </table:table-cell>
          <table:table-cell office:value-type="float" office:value="-1.51174" calcext:value-type="float">
            <text:p>-1.51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4605" calcext:value-type="float">
            <text:p>60.4605</text:p>
          </table:table-cell>
          <table:table-cell office:value-type="float" office:value="53.5395" calcext:value-type="float">
            <text:p>53.5395</text:p>
          </table:table-cell>
          <table:table-cell office:value-type="float" office:value="56.563" calcext:value-type="float">
            <text:p>56.563</text:p>
          </table:table-cell>
          <table:table-cell office:value-type="float" office:value="57.437" calcext:value-type="float">
            <text:p>57.437</text:p>
          </table:table-cell>
        </table:table-row>
        <table:table-row table:style-name="ro1">
          <table:table-cell office:value-type="float" office:value="-2.49483" calcext:value-type="float">
            <text:p>-2.49483</text:p>
          </table:table-cell>
          <table:table-cell office:value-type="float" office:value="0.541951" calcext:value-type="float">
            <text:p>0.541951</text:p>
          </table:table-cell>
          <table:table-cell office:value-type="float" office:value="-2.07317" calcext:value-type="float">
            <text:p>-2.07317</text:p>
          </table:table-cell>
          <table:table-cell/>
          <table:table-cell office:value-type="float" office:value="1.29251" calcext:value-type="float">
            <text:p>1.29251</text:p>
          </table:table-cell>
          <table:table-cell office:value-type="float" office:value="-1.50768" calcext:value-type="float">
            <text:p>-1.5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8002" calcext:value-type="float">
            <text:p>59.8002</text:p>
          </table:table-cell>
          <table:table-cell office:value-type="float" office:value="54.1998" calcext:value-type="float">
            <text:p>54.1998</text:p>
          </table:table-cell>
          <table:table-cell office:value-type="float" office:value="57.2152" calcext:value-type="float">
            <text:p>57.2152</text:p>
          </table:table-cell>
          <table:table-cell office:value-type="float" office:value="56.7848" calcext:value-type="float">
            <text:p>56.7848</text:p>
          </table:table-cell>
        </table:table-row>
        <table:table-row table:style-name="ro1">
          <table:table-cell office:value-type="float" office:value="-2.68029" calcext:value-type="float">
            <text:p>-2.68029</text:p>
          </table:table-cell>
          <table:table-cell office:value-type="float" office:value="0.520756" calcext:value-type="float">
            <text:p>0.520756</text:p>
          </table:table-cell>
          <table:table-cell office:value-type="float" office:value="-1.32416" calcext:value-type="float">
            <text:p>-1.32416</text:p>
          </table:table-cell>
          <table:table-cell/>
          <table:table-cell office:value-type="float" office:value="0.698521" calcext:value-type="float">
            <text:p>0.698521</text:p>
          </table:table-cell>
          <table:table-cell office:value-type="float" office:value="-1.44472" calcext:value-type="float">
            <text:p>-1.44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1432" calcext:value-type="float">
            <text:p>59.1432</text:p>
          </table:table-cell>
          <table:table-cell office:value-type="float" office:value="54.8568" calcext:value-type="float">
            <text:p>54.8568</text:p>
          </table:table-cell>
          <table:table-cell office:value-type="float" office:value="57.7462" calcext:value-type="float">
            <text:p>57.7462</text:p>
          </table:table-cell>
          <table:table-cell office:value-type="float" office:value="56.2538" calcext:value-type="float">
            <text:p>56.2538</text:p>
          </table:table-cell>
        </table:table-row>
        <table:table-row table:style-name="ro1">
          <table:table-cell office:value-type="float" office:value="-2.86601" calcext:value-type="float">
            <text:p>-2.86601</text:p>
          </table:table-cell>
          <table:table-cell office:value-type="float" office:value="0.487177" calcext:value-type="float">
            <text:p>0.487177</text:p>
          </table:table-cell>
          <table:table-cell office:value-type="float" office:value="-0.456573" calcext:value-type="float">
            <text:p>-0.456573</text:p>
          </table:table-cell>
          <table:table-cell/>
          <table:table-cell office:value-type="float" office:value="0.0209915" calcext:value-type="float">
            <text:p>0.0209915</text:p>
          </table:table-cell>
          <table:table-cell office:value-type="float" office:value="-1.40141" calcext:value-type="float">
            <text:p>-1.40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4224" calcext:value-type="float">
            <text:p>58.4224</text:p>
          </table:table-cell>
          <table:table-cell office:value-type="float" office:value="55.5776" calcext:value-type="float">
            <text:p>55.5776</text:p>
          </table:table-cell>
          <table:table-cell office:value-type="float" office:value="58.3804" calcext:value-type="float">
            <text:p>58.3804</text:p>
          </table:table-cell>
          <table:table-cell office:value-type="float" office:value="55.6196" calcext:value-type="float">
            <text:p>55.6196</text:p>
          </table:table-cell>
        </table:table-row>
        <table:table-row table:style-name="ro1">
          <table:table-cell office:value-type="float" office:value="-3.02442" calcext:value-type="float">
            <text:p>-3.02442</text:p>
          </table:table-cell>
          <table:table-cell office:value-type="float" office:value="0.481295" calcext:value-type="float">
            <text:p>0.481295</text:p>
          </table:table-cell>
          <table:table-cell office:value-type="float" office:value="0.586445" calcext:value-type="float">
            <text:p>0.586445</text:p>
          </table:table-cell>
          <table:table-cell/>
          <table:table-cell office:value-type="float" office:value="-0.959074" calcext:value-type="float">
            <text:p>-0.959074</text:p>
          </table:table-cell>
          <table:table-cell office:value-type="float" office:value="-1.52516" calcext:value-type="float">
            <text:p>-1.525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661" calcext:value-type="float">
            <text:p>57.5661</text:p>
          </table:table-cell>
          <table:table-cell office:value-type="float" office:value="56.4339" calcext:value-type="float">
            <text:p>56.4339</text:p>
          </table:table-cell>
          <table:table-cell office:value-type="float" office:value="59.4842" calcext:value-type="float">
            <text:p>59.4842</text:p>
          </table:table-cell>
          <table:table-cell office:value-type="float" office:value="54.5158" calcext:value-type="float">
            <text:p>54.5158</text:p>
          </table:table-cell>
        </table:table-row>
        <table:table-row table:style-name="ro1">
          <table:table-cell office:value-type="float" office:value="-3.18867" calcext:value-type="float">
            <text:p>-3.18867</text:p>
          </table:table-cell>
          <table:table-cell office:value-type="float" office:value="0.372636" calcext:value-type="float">
            <text:p>0.372636</text:p>
          </table:table-cell>
          <table:table-cell office:value-type="float" office:value="1.6967" calcext:value-type="float">
            <text:p>1.6967</text:p>
          </table:table-cell>
          <table:table-cell/>
          <table:table-cell office:value-type="float" office:value="-1.55651" calcext:value-type="float">
            <text:p>-1.55651</text:p>
          </table:table-cell>
          <table:table-cell office:value-type="float" office:value="-1.09807" calcext:value-type="float">
            <text:p>-1.098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416" calcext:value-type="float">
            <text:p>56.5416</text:p>
          </table:table-cell>
          <table:table-cell office:value-type="float" office:value="57.4584" calcext:value-type="float">
            <text:p>57.4584</text:p>
          </table:table-cell>
          <table:table-cell office:value-type="float" office:value="59.6546" calcext:value-type="float">
            <text:p>59.6546</text:p>
          </table:table-cell>
          <table:table-cell office:value-type="float" office:value="54.3454" calcext:value-type="float">
            <text:p>54.3454</text:p>
          </table:table-cell>
        </table:table-row>
        <table:table-row table:style-name="ro1">
          <table:table-cell office:value-type="float" office:value="-3.35704" calcext:value-type="float">
            <text:p>-3.35704</text:p>
          </table:table-cell>
          <table:table-cell office:value-type="float" office:value="0.209703" calcext:value-type="float">
            <text:p>0.209703</text:p>
          </table:table-cell>
          <table:table-cell office:value-type="float" office:value="2.87532" calcext:value-type="float">
            <text:p>2.87532</text:p>
          </table:table-cell>
          <table:table-cell/>
          <table:table-cell office:value-type="float" office:value="-2.21084" calcext:value-type="float">
            <text:p>-2.21084</text:p>
          </table:table-cell>
          <table:table-cell office:value-type="float" office:value="-0.846533" calcext:value-type="float">
            <text:p>-0.8465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357" calcext:value-type="float">
            <text:p>55.6357</text:p>
          </table:table-cell>
          <table:table-cell office:value-type="float" office:value="58.3643" calcext:value-type="float">
            <text:p>58.3643</text:p>
          </table:table-cell>
          <table:table-cell office:value-type="float" office:value="60.0574" calcext:value-type="float">
            <text:p>60.0574</text:p>
          </table:table-cell>
          <table:table-cell office:value-type="float" office:value="53.9426" calcext:value-type="float">
            <text:p>53.9426</text:p>
          </table:table-cell>
        </table:table-row>
        <table:table-row table:style-name="ro1">
          <table:table-cell office:value-type="float" office:value="-3.54442" calcext:value-type="float">
            <text:p>-3.54442</text:p>
          </table:table-cell>
          <table:table-cell office:value-type="float" office:value="0.0729342" calcext:value-type="float">
            <text:p>0.0729342</text:p>
          </table:table-cell>
          <table:table-cell office:value-type="float" office:value="3.9778" calcext:value-type="float">
            <text:p>3.9778</text:p>
          </table:table-cell>
          <table:table-cell/>
          <table:table-cell office:value-type="float" office:value="-2.30128" calcext:value-type="float">
            <text:p>-2.30128</text:p>
          </table:table-cell>
          <table:table-cell office:value-type="float" office:value="-0.919185" calcext:value-type="float">
            <text:p>-0.919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179" calcext:value-type="float">
            <text:p>55.6179</text:p>
          </table:table-cell>
          <table:table-cell office:value-type="float" office:value="58.3821" calcext:value-type="float">
            <text:p>58.3821</text:p>
          </table:table-cell>
          <table:table-cell office:value-type="float" office:value="60.2205" calcext:value-type="float">
            <text:p>60.2205</text:p>
          </table:table-cell>
          <table:table-cell office:value-type="float" office:value="53.7795" calcext:value-type="float">
            <text:p>53.7795</text:p>
          </table:table-cell>
        </table:table-row>
        <table:table-row table:style-name="ro1">
          <table:table-cell office:value-type="float" office:value="-3.69022" calcext:value-type="float">
            <text:p>-3.69022</text:p>
          </table:table-cell>
          <table:table-cell office:value-type="float" office:value="-0.158912" calcext:value-type="float">
            <text:p>-0.158912</text:p>
          </table:table-cell>
          <table:table-cell office:value-type="float" office:value="5.14709" calcext:value-type="float">
            <text:p>5.14709</text:p>
          </table:table-cell>
          <table:table-cell/>
          <table:table-cell office:value-type="float" office:value="-3.01523" calcext:value-type="float">
            <text:p>-3.01523</text:p>
          </table:table-cell>
          <table:table-cell office:value-type="float" office:value="-0.476147" calcext:value-type="float">
            <text:p>-0.4761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4609" calcext:value-type="float">
            <text:p>54.4609</text:p>
          </table:table-cell>
          <table:table-cell office:value-type="float" office:value="59.5391" calcext:value-type="float">
            <text:p>59.5391</text:p>
          </table:table-cell>
          <table:table-cell office:value-type="float" office:value="60.4914" calcext:value-type="float">
            <text:p>60.4914</text:p>
          </table:table-cell>
          <table:table-cell office:value-type="float" office:value="53.5086" calcext:value-type="float">
            <text:p>53.5086</text:p>
          </table:table-cell>
        </table:table-row>
        <table:table-row table:style-name="ro1">
          <table:table-cell office:value-type="float" office:value="-3.86251" calcext:value-type="float">
            <text:p>-3.86251</text:p>
          </table:table-cell>
          <table:table-cell office:value-type="float" office:value="-0.347727" calcext:value-type="float">
            <text:p>-0.347727</text:p>
          </table:table-cell>
          <table:table-cell office:value-type="float" office:value="6.14975" calcext:value-type="float">
            <text:p>6.14975</text:p>
          </table:table-cell>
          <table:table-cell/>
          <table:table-cell office:value-type="float" office:value="-2.78388" calcext:value-type="float">
            <text:p>-2.78388</text:p>
          </table:table-cell>
          <table:table-cell office:value-type="float" office:value="-0.590637" calcext:value-type="float">
            <text:p>-0.5906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8068" calcext:value-type="float">
            <text:p>54.8068</text:p>
          </table:table-cell>
          <table:table-cell office:value-type="float" office:value="59.1932" calcext:value-type="float">
            <text:p>59.1932</text:p>
          </table:table-cell>
          <table:table-cell office:value-type="float" office:value="60.3745" calcext:value-type="float">
            <text:p>60.3745</text:p>
          </table:table-cell>
          <table:table-cell office:value-type="float" office:value="53.6255" calcext:value-type="float">
            <text:p>53.6255</text:p>
          </table:table-cell>
        </table:table-row>
        <table:table-row table:style-name="ro1">
          <table:table-cell office:value-type="float" office:value="-3.99302" calcext:value-type="float">
            <text:p>-3.99302</text:p>
          </table:table-cell>
          <table:table-cell office:value-type="float" office:value="-0.607277" calcext:value-type="float">
            <text:p>-0.607277</text:p>
          </table:table-cell>
          <table:table-cell office:value-type="float" office:value="6.9536" calcext:value-type="float">
            <text:p>6.9536</text:p>
          </table:table-cell>
          <table:table-cell/>
          <table:table-cell office:value-type="float" office:value="-2.39817" calcext:value-type="float">
            <text:p>-2.39817</text:p>
          </table:table-cell>
          <table:table-cell office:value-type="float" office:value="-0.224592" calcext:value-type="float">
            <text:p>-0.224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8264" calcext:value-type="float">
            <text:p>54.8264</text:p>
          </table:table-cell>
          <table:table-cell office:value-type="float" office:value="59.1736" calcext:value-type="float">
            <text:p>59.1736</text:p>
          </table:table-cell>
          <table:table-cell office:value-type="float" office:value="59.6228" calcext:value-type="float">
            <text:p>59.6228</text:p>
          </table:table-cell>
          <table:table-cell office:value-type="float" office:value="54.3772" calcext:value-type="float">
            <text:p>54.3772</text:p>
          </table:table-cell>
        </table:table-row>
        <table:table-row table:style-name="ro1">
          <table:table-cell office:value-type="float" office:value="-4.097" calcext:value-type="float">
            <text:p>-4.097</text:p>
          </table:table-cell>
          <table:table-cell office:value-type="float" office:value="-0.916833" calcext:value-type="float">
            <text:p>-0.916833</text:p>
          </table:table-cell>
          <table:table-cell office:value-type="float" office:value="7.58068" calcext:value-type="float">
            <text:p>7.58068</text:p>
          </table:table-cell>
          <table:table-cell/>
          <table:table-cell office:value-type="float" office:value="-2.07533" calcext:value-type="float">
            <text:p>-2.07533</text:p>
          </table:table-cell>
          <table:table-cell office:value-type="float" office:value="0.0803299" calcext:value-type="float">
            <text:p>0.08032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8443" calcext:value-type="float">
            <text:p>54.8443</text:p>
          </table:table-cell>
          <table:table-cell office:value-type="float" office:value="59.1557" calcext:value-type="float">
            <text:p>59.1557</text:p>
          </table:table-cell>
          <table:table-cell office:value-type="float" office:value="58.995" calcext:value-type="float">
            <text:p>58.995</text:p>
          </table:table-cell>
          <table:table-cell office:value-type="float" office:value="55.005" calcext:value-type="float">
            <text:p>55.005</text:p>
          </table:table-cell>
        </table:table-row>
        <table:table-row table:style-name="ro1">
          <table:table-cell office:value-type="float" office:value="-4.22302" calcext:value-type="float">
            <text:p>-4.22302</text:p>
          </table:table-cell>
          <table:table-cell office:value-type="float" office:value="-1.18776" calcext:value-type="float">
            <text:p>-1.18776</text:p>
          </table:table-cell>
          <table:table-cell office:value-type="float" office:value="8.03343" calcext:value-type="float">
            <text:p>8.03343</text:p>
          </table:table-cell>
          <table:table-cell/>
          <table:table-cell office:value-type="float" office:value="-1.73216" calcext:value-type="float">
            <text:p>-1.73216</text:p>
          </table:table-cell>
          <table:table-cell office:value-type="float" office:value="0.0291775" calcext:value-type="float">
            <text:p>0.0291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2387" calcext:value-type="float">
            <text:p>55.2387</text:p>
          </table:table-cell>
          <table:table-cell office:value-type="float" office:value="58.7613" calcext:value-type="float">
            <text:p>58.7613</text:p>
          </table:table-cell>
          <table:table-cell office:value-type="float" office:value="58.703" calcext:value-type="float">
            <text:p>58.703</text:p>
          </table:table-cell>
          <table:table-cell office:value-type="float" office:value="55.297" calcext:value-type="float">
            <text:p>55.297</text:p>
          </table:table-cell>
        </table:table-row>
        <table:table-row table:style-name="ro1">
          <table:table-cell office:value-type="float" office:value="-4.28813" calcext:value-type="float">
            <text:p>-4.28813</text:p>
          </table:table-cell>
          <table:table-cell office:value-type="float" office:value="-1.51833" calcext:value-type="float">
            <text:p>-1.51833</text:p>
          </table:table-cell>
          <table:table-cell office:value-type="float" office:value="8.30114" calcext:value-type="float">
            <text:p>8.30114</text:p>
          </table:table-cell>
          <table:table-cell/>
          <table:table-cell office:value-type="float" office:value="-1.30801" calcext:value-type="float">
            <text:p>-1.30801</text:p>
          </table:table-cell>
          <table:table-cell office:value-type="float" office:value="0.395958" calcext:value-type="float">
            <text:p>0.3959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296" calcext:value-type="float">
            <text:p>55.296</text:p>
          </table:table-cell>
          <table:table-cell office:value-type="float" office:value="58.704" calcext:value-type="float">
            <text:p>58.704</text:p>
          </table:table-cell>
          <table:table-cell office:value-type="float" office:value="57.912" calcext:value-type="float">
            <text:p>57.912</text:p>
          </table:table-cell>
          <table:table-cell office:value-type="float" office:value="56.088" calcext:value-type="float">
            <text:p>56.088</text:p>
          </table:table-cell>
        </table:table-row>
        <table:table-row table:style-name="ro1">
          <table:table-cell office:value-type="float" office:value="-4.36568" calcext:value-type="float">
            <text:p>-4.36568</text:p>
          </table:table-cell>
          <table:table-cell office:value-type="float" office:value="-1.80545" calcext:value-type="float">
            <text:p>-1.80545</text:p>
          </table:table-cell>
          <table:table-cell office:value-type="float" office:value="8.31812" calcext:value-type="float">
            <text:p>8.31812</text:p>
          </table:table-cell>
          <table:table-cell/>
          <table:table-cell office:value-type="float" office:value="-0.558818" calcext:value-type="float">
            <text:p>-0.558818</text:p>
          </table:table-cell>
          <table:table-cell office:value-type="float" office:value="0.348078" calcext:value-type="float">
            <text:p>0.348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931" calcext:value-type="float">
            <text:p>56.0931</text:p>
          </table:table-cell>
          <table:table-cell office:value-type="float" office:value="57.9069" calcext:value-type="float">
            <text:p>57.9069</text:p>
          </table:table-cell>
          <table:table-cell office:value-type="float" office:value="57.2107" calcext:value-type="float">
            <text:p>57.2107</text:p>
          </table:table-cell>
          <table:table-cell office:value-type="float" office:value="56.7893" calcext:value-type="float">
            <text:p>56.7893</text:p>
          </table:table-cell>
        </table:table-row>
        <table:table-row table:style-name="ro1">
          <table:table-cell office:value-type="float" office:value="-4.43139" calcext:value-type="float">
            <text:p>-4.43139</text:p>
          </table:table-cell>
          <table:table-cell office:value-type="float" office:value="-2.00593" calcext:value-type="float">
            <text:p>-2.00593</text:p>
          </table:table-cell>
          <table:table-cell office:value-type="float" office:value="8.12029" calcext:value-type="float">
            <text:p>8.12029</text:p>
          </table:table-cell>
          <table:table-cell/>
          <table:table-cell office:value-type="float" office:value="0.106208" calcext:value-type="float">
            <text:p>0.106208</text:p>
          </table:table-cell>
          <table:table-cell office:value-type="float" office:value="0.11179" calcext:value-type="float">
            <text:p>0.11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9944" calcext:value-type="float">
            <text:p>56.9944</text:p>
          </table:table-cell>
          <table:table-cell office:value-type="float" office:value="57.0056" calcext:value-type="float">
            <text:p>57.0056</text:p>
          </table:table-cell>
          <table:table-cell office:value-type="float" office:value="56.782" calcext:value-type="float">
            <text:p>56.782</text:p>
          </table:table-cell>
          <table:table-cell office:value-type="float" office:value="57.218" calcext:value-type="float">
            <text:p>57.218</text:p>
          </table:table-cell>
        </table:table-row>
        <table:table-row table:style-name="ro1">
          <table:table-cell office:value-type="float" office:value="-4.48281" calcext:value-type="float">
            <text:p>-4.48281</text:p>
          </table:table-cell>
          <table:table-cell office:value-type="float" office:value="-2.17414" calcext:value-type="float">
            <text:p>-2.17414</text:p>
          </table:table-cell>
          <table:table-cell office:value-type="float" office:value="7.67786" calcext:value-type="float">
            <text:p>7.67786</text:p>
          </table:table-cell>
          <table:table-cell/>
          <table:table-cell office:value-type="float" office:value="0.96494" calcext:value-type="float">
            <text:p>0.96494</text:p>
          </table:table-cell>
          <table:table-cell office:value-type="float" office:value="0.0900445" calcext:value-type="float">
            <text:p>0.0900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8749" calcext:value-type="float">
            <text:p>57.8749</text:p>
          </table:table-cell>
          <table:table-cell office:value-type="float" office:value="56.1251" calcext:value-type="float">
            <text:p>56.1251</text:p>
          </table:table-cell>
          <table:table-cell office:value-type="float" office:value="55.945" calcext:value-type="float">
            <text:p>55.945</text:p>
          </table:table-cell>
          <table:table-cell office:value-type="float" office:value="58.055" calcext:value-type="float">
            <text:p>58.055</text:p>
          </table:table-cell>
        </table:table-row>
        <table:table-row table:style-name="ro1">
          <table:table-cell office:value-type="float" office:value="-4.53559" calcext:value-type="float">
            <text:p>-4.53559</text:p>
          </table:table-cell>
          <table:table-cell office:value-type="float" office:value="-2.26654" calcext:value-type="float">
            <text:p>-2.26654</text:p>
          </table:table-cell>
          <table:table-cell office:value-type="float" office:value="7.10504" calcext:value-type="float">
            <text:p>7.10504</text:p>
          </table:table-cell>
          <table:table-cell/>
          <table:table-cell office:value-type="float" office:value="1.41652" calcext:value-type="float">
            <text:p>1.41652</text:p>
          </table:table-cell>
          <table:table-cell office:value-type="float" office:value="-0.122143" calcext:value-type="float">
            <text:p>-0.122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387" calcext:value-type="float">
            <text:p>58.5387</text:p>
          </table:table-cell>
          <table:table-cell office:value-type="float" office:value="55.4613" calcext:value-type="float">
            <text:p>55.4613</text:p>
          </table:table-cell>
          <table:table-cell office:value-type="float" office:value="55.7056" calcext:value-type="float">
            <text:p>55.7056</text:p>
          </table:table-cell>
          <table:table-cell office:value-type="float" office:value="58.2944" calcext:value-type="float">
            <text:p>58.2944</text:p>
          </table:table-cell>
        </table:table-row>
        <table:table-row table:style-name="ro1">
          <table:table-cell office:value-type="float" office:value="-4.5882" calcext:value-type="float">
            <text:p>-4.5882</text:p>
          </table:table-cell>
          <table:table-cell office:value-type="float" office:value="-2.30374" calcext:value-type="float">
            <text:p>-2.30374</text:p>
          </table:table-cell>
          <table:table-cell office:value-type="float" office:value="6.39455" calcext:value-type="float">
            <text:p>6.39455</text:p>
          </table:table-cell>
          <table:table-cell/>
          <table:table-cell office:value-type="float" office:value="1.953" calcext:value-type="float">
            <text:p>1.953</text:p>
          </table:table-cell>
          <table:table-cell office:value-type="float" office:value="-0.264488" calcext:value-type="float">
            <text:p>-0.264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2175" calcext:value-type="float">
            <text:p>59.2175</text:p>
          </table:table-cell>
          <table:table-cell office:value-type="float" office:value="54.7825" calcext:value-type="float">
            <text:p>54.7825</text:p>
          </table:table-cell>
          <table:table-cell office:value-type="float" office:value="55.3115" calcext:value-type="float">
            <text:p>55.3115</text:p>
          </table:table-cell>
          <table:table-cell office:value-type="float" office:value="58.6885" calcext:value-type="float">
            <text:p>58.6885</text:p>
          </table:table-cell>
        </table:table-row>
        <table:table-row table:style-name="ro1">
          <table:table-cell office:value-type="float" office:value="-4.63884" calcext:value-type="float">
            <text:p>-4.63884</text:p>
          </table:table-cell>
          <table:table-cell office:value-type="float" office:value="-2.29226" calcext:value-type="float">
            <text:p>-2.29226</text:p>
          </table:table-cell>
          <table:table-cell office:value-type="float" office:value="5.54542" calcext:value-type="float">
            <text:p>5.54542</text:p>
          </table:table-cell>
          <table:table-cell/>
          <table:table-cell office:value-type="float" office:value="2.55346" calcext:value-type="float">
            <text:p>2.55346</text:p>
          </table:table-cell>
          <table:table-cell office:value-type="float" office:value="-0.393351" calcext:value-type="float">
            <text:p>-0.3933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9468" calcext:value-type="float">
            <text:p>59.9468</text:p>
          </table:table-cell>
          <table:table-cell office:value-type="float" office:value="54.0532" calcext:value-type="float">
            <text:p>54.0532</text:p>
          </table:table-cell>
          <table:table-cell office:value-type="float" office:value="54.8399" calcext:value-type="float">
            <text:p>54.8399</text:p>
          </table:table-cell>
          <table:table-cell office:value-type="float" office:value="59.1601" calcext:value-type="float">
            <text:p>59.1601</text:p>
          </table:table-cell>
        </table:table-row>
        <table:table-row table:style-name="ro1">
          <table:table-cell office:value-type="float" office:value="-4.68213" calcext:value-type="float">
            <text:p>-4.68213</text:p>
          </table:table-cell>
          <table:table-cell office:value-type="float" office:value="-2.17042" calcext:value-type="float">
            <text:p>-2.17042</text:p>
          </table:table-cell>
          <table:table-cell office:value-type="float" office:value="4.58944" calcext:value-type="float">
            <text:p>4.58944</text:p>
          </table:table-cell>
          <table:table-cell/>
          <table:table-cell office:value-type="float" office:value="3.08219" calcext:value-type="float">
            <text:p>3.08219</text:p>
          </table:table-cell>
          <table:table-cell office:value-type="float" office:value="-0.800108" calcext:value-type="float">
            <text:p>-0.800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8823" calcext:value-type="float">
            <text:p>60.8823</text:p>
          </table:table-cell>
          <table:table-cell office:value-type="float" office:value="53.1177" calcext:value-type="float">
            <text:p>53.1177</text:p>
          </table:table-cell>
          <table:table-cell office:value-type="float" office:value="54.7179" calcext:value-type="float">
            <text:p>54.7179</text:p>
          </table:table-cell>
          <table:table-cell office:value-type="float" office:value="59.2821" calcext:value-type="float">
            <text:p>59.2821</text:p>
          </table:table-cell>
        </table:table-row>
        <table:table-row table:style-name="ro1">
          <table:table-cell office:value-type="float" office:value="-4.72177" calcext:value-type="float">
            <text:p>-4.72177</text:p>
          </table:table-cell>
          <table:table-cell office:value-type="float" office:value="-1.9512" calcext:value-type="float">
            <text:p>-1.9512</text:p>
          </table:table-cell>
          <table:table-cell office:value-type="float" office:value="3.49773" calcext:value-type="float">
            <text:p>3.49773</text:p>
          </table:table-cell>
          <table:table-cell/>
          <table:table-cell office:value-type="float" office:value="3.7931" calcext:value-type="float">
            <text:p>3.7931</text:p>
          </table:table-cell>
          <table:table-cell office:value-type="float" office:value="-1.18592" calcext:value-type="float">
            <text:p>-1.18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979" calcext:value-type="float">
            <text:p>61.979</text:p>
          </table:table-cell>
          <table:table-cell office:value-type="float" office:value="52.021" calcext:value-type="float">
            <text:p>52.021</text:p>
          </table:table-cell>
          <table:table-cell office:value-type="float" office:value="54.3928" calcext:value-type="float">
            <text:p>54.3928</text:p>
          </table:table-cell>
          <table:table-cell office:value-type="float" office:value="59.6072" calcext:value-type="float">
            <text:p>59.6072</text:p>
          </table:table-cell>
        </table:table-row>
        <table:table-row table:style-name="ro1">
          <table:table-cell office:value-type="float" office:value="-73.4352" calcext:value-type="float">
            <text:p>-73.4352</text:p>
          </table:table-cell>
          <table:table-cell office:value-type="float" office:value="-1.68526" calcext:value-type="float">
            <text:p>-1.68526</text:p>
          </table:table-cell>
          <table:table-cell office:value-type="float" office:value="2.39984" calcext:value-type="float">
            <text:p>2.39984</text:p>
          </table:table-cell>
          <table:table-cell/>
          <table:table-cell office:value-type="float" office:value="4.02029" calcext:value-type="float">
            <text:p>4.02029</text:p>
          </table:table-cell>
          <table:table-cell office:value-type="float" office:value="-1.38873" calcext:value-type="float">
            <text:p>-1.388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409" calcext:value-type="float">
            <text:p>62.409</text:p>
          </table:table-cell>
          <table:table-cell office:value-type="float" office:value="51.591" calcext:value-type="float">
            <text:p>51.591</text:p>
          </table:table-cell>
          <table:table-cell office:value-type="float" office:value="54.3684" calcext:value-type="float">
            <text:p>54.3684</text:p>
          </table:table-cell>
          <table:table-cell office:value-type="float" office:value="59.6316" calcext:value-type="float">
            <text:p>59.6316</text:p>
          </table:table-cell>
        </table:table-row>
        <table:table-row table:style-name="ro1">
          <table:table-cell office:value-type="float" office:value="-73.4643" calcext:value-type="float">
            <text:p>-73.4643</text:p>
          </table:table-cell>
          <table:table-cell office:value-type="float" office:value="-1.27829" calcext:value-type="float">
            <text:p>-1.27829</text:p>
          </table:table-cell>
          <table:table-cell office:value-type="float" office:value="1.31535" calcext:value-type="float">
            <text:p>1.31535</text:p>
          </table:table-cell>
          <table:table-cell/>
          <table:table-cell office:value-type="float" office:value="4.19834" calcext:value-type="float">
            <text:p>4.19834</text:p>
          </table:table-cell>
          <table:table-cell office:value-type="float" office:value="-2.01622" calcext:value-type="float">
            <text:p>-2.016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2146" calcext:value-type="float">
            <text:p>63.2146</text:p>
          </table:table-cell>
          <table:table-cell office:value-type="float" office:value="50.7854" calcext:value-type="float">
            <text:p>50.7854</text:p>
          </table:table-cell>
          <table:table-cell office:value-type="float" office:value="54.8179" calcext:value-type="float">
            <text:p>54.8179</text:p>
          </table:table-cell>
          <table:table-cell office:value-type="float" office:value="59.1821" calcext:value-type="float">
            <text:p>59.1821</text:p>
          </table:table-cell>
        </table:table-row>
        <table:table-row table:style-name="ro1">
          <table:table-cell office:value-type="float" office:value="-73.5028" calcext:value-type="float">
            <text:p>-73.5028</text:p>
          </table:table-cell>
          <table:table-cell office:value-type="float" office:value="-0.898753" calcext:value-type="float">
            <text:p>-0.898753</text:p>
          </table:table-cell>
          <table:table-cell office:value-type="float" office:value="0.350205" calcext:value-type="float">
            <text:p>0.350205</text:p>
          </table:table-cell>
          <table:table-cell/>
          <table:table-cell office:value-type="float" office:value="3.95176" calcext:value-type="float">
            <text:p>3.95176</text:p>
          </table:table-cell>
          <table:table-cell office:value-type="float" office:value="-1.97443" calcext:value-type="float">
            <text:p>-1.974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9262" calcext:value-type="float">
            <text:p>62.9262</text:p>
          </table:table-cell>
          <table:table-cell office:value-type="float" office:value="51.0738" calcext:value-type="float">
            <text:p>51.0738</text:p>
          </table:table-cell>
          <table:table-cell office:value-type="float" office:value="55.0227" calcext:value-type="float">
            <text:p>55.0227</text:p>
          </table:table-cell>
          <table:table-cell office:value-type="float" office:value="58.9773" calcext:value-type="float">
            <text:p>58.9773</text:p>
          </table:table-cell>
        </table:table-row>
        <table:table-row table:style-name="ro1">
          <table:table-cell office:value-type="float" office:value="-73.4978" calcext:value-type="float">
            <text:p>-73.4978</text:p>
          </table:table-cell>
          <table:table-cell office:value-type="float" office:value="-0.494837" calcext:value-type="float">
            <text:p>-0.494837</text:p>
          </table:table-cell>
          <table:table-cell office:value-type="float" office:value="-0.482962" calcext:value-type="float">
            <text:p>-0.482962</text:p>
          </table:table-cell>
          <table:table-cell/>
          <table:table-cell office:value-type="float" office:value="3.64662" calcext:value-type="float">
            <text:p>3.64662</text:p>
          </table:table-cell>
          <table:table-cell office:value-type="float" office:value="-2.15807" calcext:value-type="float">
            <text:p>-2.158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8047" calcext:value-type="float">
            <text:p>62.8047</text:p>
          </table:table-cell>
          <table:table-cell office:value-type="float" office:value="51.1953" calcext:value-type="float">
            <text:p>51.1953</text:p>
          </table:table-cell>
          <table:table-cell office:value-type="float" office:value="55.5115" calcext:value-type="float">
            <text:p>55.5115</text:p>
          </table:table-cell>
          <table:table-cell office:value-type="float" office:value="58.4885" calcext:value-type="float">
            <text:p>58.4885</text:p>
          </table:table-cell>
        </table:table-row>
        <table:table-row table:style-name="ro1">
          <table:table-cell office:value-type="float" office:value="-73.5064" calcext:value-type="float">
            <text:p>-73.5064</text:p>
          </table:table-cell>
          <table:table-cell office:value-type="float" office:value="-0.0725341" calcext:value-type="float">
            <text:p>-0.0725341</text:p>
          </table:table-cell>
          <table:table-cell office:value-type="float" office:value="-1.25882" calcext:value-type="float">
            <text:p>-1.25882</text:p>
          </table:table-cell>
          <table:table-cell/>
          <table:table-cell office:value-type="float" office:value="3.64914" calcext:value-type="float">
            <text:p>3.64914</text:p>
          </table:table-cell>
          <table:table-cell office:value-type="float" office:value="-2.33502" calcext:value-type="float">
            <text:p>-2.33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9842" calcext:value-type="float">
            <text:p>62.9842</text:p>
          </table:table-cell>
          <table:table-cell office:value-type="float" office:value="51.0158" calcext:value-type="float">
            <text:p>51.0158</text:p>
          </table:table-cell>
          <table:table-cell office:value-type="float" office:value="55.6859" calcext:value-type="float">
            <text:p>55.6859</text:p>
          </table:table-cell>
          <table:table-cell office:value-type="float" office:value="58.3141" calcext:value-type="float">
            <text:p>58.3141</text:p>
          </table:table-cell>
        </table:table-row>
        <table:table-row table:style-name="ro1">
          <table:table-cell office:value-type="float" office:value="-73.4936" calcext:value-type="float">
            <text:p>-73.4936</text:p>
          </table:table-cell>
          <table:table-cell office:value-type="float" office:value="0.308009" calcext:value-type="float">
            <text:p>0.308009</text:p>
          </table:table-cell>
          <table:table-cell office:value-type="float" office:value="-1.83891" calcext:value-type="float">
            <text:p>-1.83891</text:p>
          </table:table-cell>
          <table:table-cell/>
          <table:table-cell office:value-type="float" office:value="3.06622" calcext:value-type="float">
            <text:p>3.06622</text:p>
          </table:table-cell>
          <table:table-cell office:value-type="float" office:value="-2.27236" calcext:value-type="float">
            <text:p>-2.27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3386" calcext:value-type="float">
            <text:p>62.3386</text:p>
          </table:table-cell>
          <table:table-cell office:value-type="float" office:value="51.6614" calcext:value-type="float">
            <text:p>51.6614</text:p>
          </table:table-cell>
          <table:table-cell office:value-type="float" office:value="56.2061" calcext:value-type="float">
            <text:p>56.2061</text:p>
          </table:table-cell>
          <table:table-cell office:value-type="float" office:value="57.7939" calcext:value-type="float">
            <text:p>57.7939</text:p>
          </table:table-cell>
        </table:table-row>
        <table:table-row table:style-name="ro1">
          <table:table-cell office:value-type="float" office:value="-73.4746" calcext:value-type="float">
            <text:p>-73.4746</text:p>
          </table:table-cell>
          <table:table-cell office:value-type="float" office:value="0.628424" calcext:value-type="float">
            <text:p>0.628424</text:p>
          </table:table-cell>
          <table:table-cell office:value-type="float" office:value="-2.31541" calcext:value-type="float">
            <text:p>-2.31541</text:p>
          </table:table-cell>
          <table:table-cell/>
          <table:table-cell office:value-type="float" office:value="2.84047" calcext:value-type="float">
            <text:p>2.84047</text:p>
          </table:table-cell>
          <table:table-cell office:value-type="float" office:value="-2.1308" calcext:value-type="float">
            <text:p>-2.1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9713" calcext:value-type="float">
            <text:p>61.9713</text:p>
          </table:table-cell>
          <table:table-cell office:value-type="float" office:value="52.0287" calcext:value-type="float">
            <text:p>52.0287</text:p>
          </table:table-cell>
          <table:table-cell office:value-type="float" office:value="56.2903" calcext:value-type="float">
            <text:p>56.2903</text:p>
          </table:table-cell>
          <table:table-cell office:value-type="float" office:value="57.7097" calcext:value-type="float">
            <text:p>57.7097</text:p>
          </table:table-cell>
        </table:table-row>
        <table:table-row table:style-name="ro1">
          <table:table-cell office:value-type="float" office:value="-73.4506" calcext:value-type="float">
            <text:p>-73.4506</text:p>
          </table:table-cell>
          <table:table-cell office:value-type="float" office:value="0.94205" calcext:value-type="float">
            <text:p>0.94205</text:p>
          </table:table-cell>
          <table:table-cell office:value-type="float" office:value="-2.59611" calcext:value-type="float">
            <text:p>-2.59611</text:p>
          </table:table-cell>
          <table:table-cell/>
          <table:table-cell office:value-type="float" office:value="2.20533" calcext:value-type="float">
            <text:p>2.20533</text:p>
          </table:table-cell>
          <table:table-cell office:value-type="float" office:value="-2.21031" calcext:value-type="float">
            <text:p>-2.21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4156" calcext:value-type="float">
            <text:p>61.4156</text:p>
          </table:table-cell>
          <table:table-cell office:value-type="float" office:value="52.5844" calcext:value-type="float">
            <text:p>52.5844</text:p>
          </table:table-cell>
          <table:table-cell office:value-type="float" office:value="57.005" calcext:value-type="float">
            <text:p>57.005</text:p>
          </table:table-cell>
          <table:table-cell office:value-type="float" office:value="56.995" calcext:value-type="float">
            <text:p>56.995</text:p>
          </table:table-cell>
        </table:table-row>
        <table:table-row table:style-name="ro1">
          <table:table-cell office:value-type="float" office:value="-73.4325" calcext:value-type="float">
            <text:p>-73.4325</text:p>
          </table:table-cell>
          <table:table-cell office:value-type="float" office:value="1.15948" calcext:value-type="float">
            <text:p>1.15948</text:p>
          </table:table-cell>
          <table:table-cell office:value-type="float" office:value="-2.78304" calcext:value-type="float">
            <text:p>-2.78304</text:p>
          </table:table-cell>
          <table:table-cell/>
          <table:table-cell office:value-type="float" office:value="1.96048" calcext:value-type="float">
            <text:p>1.96048</text:p>
          </table:table-cell>
          <table:table-cell office:value-type="float" office:value="-1.91468" calcext:value-type="float">
            <text:p>-1.91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8752" calcext:value-type="float">
            <text:p>60.8752</text:p>
          </table:table-cell>
          <table:table-cell office:value-type="float" office:value="53.1248" calcext:value-type="float">
            <text:p>53.1248</text:p>
          </table:table-cell>
          <table:table-cell office:value-type="float" office:value="56.9542" calcext:value-type="float">
            <text:p>56.9542</text:p>
          </table:table-cell>
          <table:table-cell office:value-type="float" office:value="57.0458" calcext:value-type="float">
            <text:p>57.0458</text:p>
          </table:table-cell>
        </table:table-row>
        <table:table-row table:style-name="ro1">
          <table:table-cell office:value-type="float" office:value="-73.3985" calcext:value-type="float">
            <text:p>-73.3985</text:p>
          </table:table-cell>
          <table:table-cell office:value-type="float" office:value="1.30149" calcext:value-type="float">
            <text:p>1.30149</text:p>
          </table:table-cell>
          <table:table-cell office:value-type="float" office:value="-2.76437" calcext:value-type="float">
            <text:p>-2.76437</text:p>
          </table:table-cell>
          <table:table-cell/>
          <table:table-cell office:value-type="float" office:value="1.21631" calcext:value-type="float">
            <text:p>1.21631</text:p>
          </table:table-cell>
          <table:table-cell office:value-type="float" office:value="-1.68753" calcext:value-type="float">
            <text:p>-1.687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9038" calcext:value-type="float">
            <text:p>59.9038</text:p>
          </table:table-cell>
          <table:table-cell office:value-type="float" office:value="54.0962" calcext:value-type="float">
            <text:p>54.0962</text:p>
          </table:table-cell>
          <table:table-cell office:value-type="float" office:value="57.4712" calcext:value-type="float">
            <text:p>57.4712</text:p>
          </table:table-cell>
          <table:table-cell office:value-type="float" office:value="56.5288" calcext:value-type="float">
            <text:p>56.5288</text:p>
          </table:table-cell>
        </table:table-row>
        <table:table-row table:style-name="ro1">
          <table:table-cell office:value-type="float" office:value="-73.3938" calcext:value-type="float">
            <text:p>-73.3938</text:p>
          </table:table-cell>
          <table:table-cell office:value-type="float" office:value="1.3772" calcext:value-type="float">
            <text:p>1.3772</text:p>
          </table:table-cell>
          <table:table-cell office:value-type="float" office:value="-2.65543" calcext:value-type="float">
            <text:p>-2.65543</text:p>
          </table:table-cell>
          <table:table-cell/>
          <table:table-cell office:value-type="float" office:value="0.907687" calcext:value-type="float">
            <text:p>0.907687</text:p>
          </table:table-cell>
          <table:table-cell office:value-type="float" office:value="-1.48257" calcext:value-type="float">
            <text:p>-1.48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3903" calcext:value-type="float">
            <text:p>59.3903</text:p>
          </table:table-cell>
          <table:table-cell office:value-type="float" office:value="54.6097" calcext:value-type="float">
            <text:p>54.6097</text:p>
          </table:table-cell>
          <table:table-cell office:value-type="float" office:value="57.5749" calcext:value-type="float">
            <text:p>57.5749</text:p>
          </table:table-cell>
          <table:table-cell office:value-type="float" office:value="56.4251" calcext:value-type="float">
            <text:p>56.4251</text:p>
          </table:table-cell>
        </table:table-row>
        <table:table-row table:style-name="ro1">
          <table:table-cell office:value-type="float" office:value="-73.3581" calcext:value-type="float">
            <text:p>-73.3581</text:p>
          </table:table-cell>
          <table:table-cell office:value-type="float" office:value="1.37163" calcext:value-type="float">
            <text:p>1.37163</text:p>
          </table:table-cell>
          <table:table-cell office:value-type="float" office:value="-2.38019" calcext:value-type="float">
            <text:p>-2.38019</text:p>
          </table:table-cell>
          <table:table-cell/>
          <table:table-cell office:value-type="float" office:value="0.245076" calcext:value-type="float">
            <text:p>0.245076</text:p>
          </table:table-cell>
          <table:table-cell office:value-type="float" office:value="-1.19722" calcext:value-type="float">
            <text:p>-1.197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4423" calcext:value-type="float">
            <text:p>58.4423</text:p>
          </table:table-cell>
          <table:table-cell office:value-type="float" office:value="55.5577" calcext:value-type="float">
            <text:p>55.5577</text:p>
          </table:table-cell>
          <table:table-cell office:value-type="float" office:value="57.9521" calcext:value-type="float">
            <text:p>57.9521</text:p>
          </table:table-cell>
          <table:table-cell office:value-type="float" office:value="56.0479" calcext:value-type="float">
            <text:p>56.0479</text:p>
          </table:table-cell>
        </table:table-row>
        <table:table-row table:style-name="ro1">
          <table:table-cell office:value-type="float" office:value="-73.3431" calcext:value-type="float">
            <text:p>-73.3431</text:p>
          </table:table-cell>
          <table:table-cell office:value-type="float" office:value="1.33466" calcext:value-type="float">
            <text:p>1.33466</text:p>
          </table:table-cell>
          <table:table-cell office:value-type="float" office:value="-2.05009" calcext:value-type="float">
            <text:p>-2.05009</text:p>
          </table:table-cell>
          <table:table-cell/>
          <table:table-cell office:value-type="float" office:value="0.00460802" calcext:value-type="float">
            <text:p>0.00460802</text:p>
          </table:table-cell>
          <table:table-cell office:value-type="float" office:value="-1.10242" calcext:value-type="float">
            <text:p>-1.102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07" calcext:value-type="float">
            <text:p>58.107</text:p>
          </table:table-cell>
          <table:table-cell office:value-type="float" office:value="55.893" calcext:value-type="float">
            <text:p>55.893</text:p>
          </table:table-cell>
          <table:table-cell office:value-type="float" office:value="58.0978" calcext:value-type="float">
            <text:p>58.0978</text:p>
          </table:table-cell>
          <table:table-cell office:value-type="float" office:value="55.9022" calcext:value-type="float">
            <text:p>55.9022</text:p>
          </table:table-cell>
        </table:table-row>
        <table:table-row table:style-name="ro1">
          <table:table-cell office:value-type="float" office:value="-73.3152" calcext:value-type="float">
            <text:p>-73.3152</text:p>
          </table:table-cell>
          <table:table-cell office:value-type="float" office:value="1.2684" calcext:value-type="float">
            <text:p>1.2684</text:p>
          </table:table-cell>
          <table:table-cell office:value-type="float" office:value="-1.64576" calcext:value-type="float">
            <text:p>-1.64576</text:p>
          </table:table-cell>
          <table:table-cell/>
          <table:table-cell office:value-type="float" office:value="-0.344029" calcext:value-type="float">
            <text:p>-0.344029</text:p>
          </table:table-cell>
          <table:table-cell office:value-type="float" office:value="-1.00676" calcext:value-type="float">
            <text:p>-1.00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6627" calcext:value-type="float">
            <text:p>57.6627</text:p>
          </table:table-cell>
          <table:table-cell office:value-type="float" office:value="56.3373" calcext:value-type="float">
            <text:p>56.3373</text:p>
          </table:table-cell>
          <table:table-cell office:value-type="float" office:value="58.3508" calcext:value-type="float">
            <text:p>58.3508</text:p>
          </table:table-cell>
          <table:table-cell office:value-type="float" office:value="55.6492" calcext:value-type="float">
            <text:p>55.6492</text:p>
          </table:table-cell>
        </table:table-row>
        <table:table-row table:style-name="ro1">
          <table:table-cell office:value-type="float" office:value="-73.2821" calcext:value-type="float">
            <text:p>-73.2821</text:p>
          </table:table-cell>
          <table:table-cell office:value-type="float" office:value="1.19845" calcext:value-type="float">
            <text:p>1.19845</text:p>
          </table:table-cell>
          <table:table-cell office:value-type="float" office:value="-1.16597" calcext:value-type="float">
            <text:p>-1.16597</text:p>
          </table:table-cell>
          <table:table-cell/>
          <table:table-cell office:value-type="float" office:value="-0.73083" calcext:value-type="float">
            <text:p>-0.73083</text:p>
          </table:table-cell>
          <table:table-cell office:value-type="float" office:value="-1.01043" calcext:value-type="float">
            <text:p>-1.010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796" calcext:value-type="float">
            <text:p>57.2796</text:p>
          </table:table-cell>
          <table:table-cell office:value-type="float" office:value="56.7204" calcext:value-type="float">
            <text:p>56.7204</text:p>
          </table:table-cell>
          <table:table-cell office:value-type="float" office:value="58.7413" calcext:value-type="float">
            <text:p>58.7413</text:p>
          </table:table-cell>
          <table:table-cell office:value-type="float" office:value="55.2587" calcext:value-type="float">
            <text:p>55.2587</text:p>
          </table:table-cell>
        </table:table-row>
        <table:table-row table:style-name="ro1">
          <table:table-cell office:value-type="float" office:value="-73.2486" calcext:value-type="float">
            <text:p>-73.2486</text:p>
          </table:table-cell>
          <table:table-cell office:value-type="float" office:value="1.11626" calcext:value-type="float">
            <text:p>1.11626</text:p>
          </table:table-cell>
          <table:table-cell office:value-type="float" office:value="-0.669308" calcext:value-type="float">
            <text:p>-0.669308</text:p>
          </table:table-cell>
          <table:table-cell/>
          <table:table-cell office:value-type="float" office:value="-0.902399" calcext:value-type="float">
            <text:p>-0.902399</text:p>
          </table:table-cell>
          <table:table-cell office:value-type="float" office:value="-0.974423" calcext:value-type="float">
            <text:p>-0.9744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072" calcext:value-type="float">
            <text:p>57.072</text:p>
          </table:table-cell>
          <table:table-cell office:value-type="float" office:value="56.928" calcext:value-type="float">
            <text:p>56.928</text:p>
          </table:table-cell>
          <table:table-cell office:value-type="float" office:value="58.8768" calcext:value-type="float">
            <text:p>58.8768</text:p>
          </table:table-cell>
          <table:table-cell office:value-type="float" office:value="55.1232" calcext:value-type="float">
            <text:p>55.1232</text:p>
          </table:table-cell>
        </table:table-row>
        <table:table-row table:style-name="ro1">
          <table:table-cell office:value-type="float" office:value="-73.199" calcext:value-type="float">
            <text:p>-73.199</text:p>
          </table:table-cell>
          <table:table-cell office:value-type="float" office:value="1.03853" calcext:value-type="float">
            <text:p>1.03853</text:p>
          </table:table-cell>
          <table:table-cell office:value-type="float" office:value="-0.178389" calcext:value-type="float">
            <text:p>-0.178389</text:p>
          </table:table-cell>
          <table:table-cell/>
          <table:table-cell office:value-type="float" office:value="-0.996807" calcext:value-type="float">
            <text:p>-0.996807</text:p>
          </table:table-cell>
          <table:table-cell office:value-type="float" office:value="-1.00402" calcext:value-type="float">
            <text:p>-1.00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0072" calcext:value-type="float">
            <text:p>57.0072</text:p>
          </table:table-cell>
          <table:table-cell office:value-type="float" office:value="56.9928" calcext:value-type="float">
            <text:p>56.9928</text:p>
          </table:table-cell>
          <table:table-cell office:value-type="float" office:value="59.0008" calcext:value-type="float">
            <text:p>59.0008</text:p>
          </table:table-cell>
          <table:table-cell office:value-type="float" office:value="54.9992" calcext:value-type="float">
            <text:p>54.9992</text:p>
          </table:table-cell>
        </table:table-row>
        <table:table-row table:style-name="ro1">
          <table:table-cell office:value-type="float" office:value="-73.1528" calcext:value-type="float">
            <text:p>-73.1528</text:p>
          </table:table-cell>
          <table:table-cell office:value-type="float" office:value="0.975228" calcext:value-type="float">
            <text:p>0.975228</text:p>
          </table:table-cell>
          <table:table-cell office:value-type="float" office:value="0.305556" calcext:value-type="float">
            <text:p>0.305556</text:p>
          </table:table-cell>
          <table:table-cell/>
          <table:table-cell office:value-type="float" office:value="-1.09906" calcext:value-type="float">
            <text:p>-1.09906</text:p>
          </table:table-cell>
          <table:table-cell office:value-type="float" office:value="-1.07512" calcext:value-type="float">
            <text:p>-1.075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9761" calcext:value-type="float">
            <text:p>56.9761</text:p>
          </table:table-cell>
          <table:table-cell office:value-type="float" office:value="57.0239" calcext:value-type="float">
            <text:p>57.0239</text:p>
          </table:table-cell>
          <table:table-cell office:value-type="float" office:value="59.1742" calcext:value-type="float">
            <text:p>59.1742</text:p>
          </table:table-cell>
          <table:table-cell office:value-type="float" office:value="54.8258" calcext:value-type="float">
            <text:p>54.8258</text:p>
          </table:table-cell>
        </table:table-row>
        <table:table-row table:style-name="ro1">
          <table:table-cell office:value-type="float" office:value="-73.111" calcext:value-type="float">
            <text:p>-73.111</text:p>
          </table:table-cell>
          <table:table-cell office:value-type="float" office:value="0.886675" calcext:value-type="float">
            <text:p>0.886675</text:p>
          </table:table-cell>
          <table:table-cell office:value-type="float" office:value="0.718365" calcext:value-type="float">
            <text:p>0.718365</text:p>
          </table:table-cell>
          <table:table-cell/>
          <table:table-cell office:value-type="float" office:value="-0.939275" calcext:value-type="float">
            <text:p>-0.939275</text:p>
          </table:table-cell>
          <table:table-cell office:value-type="float" office:value="-0.97859" calcext:value-type="float">
            <text:p>-0.978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0393" calcext:value-type="float">
            <text:p>57.0393</text:p>
          </table:table-cell>
          <table:table-cell office:value-type="float" office:value="56.9607" calcext:value-type="float">
            <text:p>56.9607</text:p>
          </table:table-cell>
          <table:table-cell office:value-type="float" office:value="58.9179" calcext:value-type="float">
            <text:p>58.9179</text:p>
          </table:table-cell>
          <table:table-cell office:value-type="float" office:value="55.0821" calcext:value-type="float">
            <text:p>55.0821</text:p>
          </table:table-cell>
        </table:table-row>
        <table:table-row table:style-name="ro1">
          <table:table-cell office:value-type="float" office:value="-73.0625" calcext:value-type="float">
            <text:p>-73.0625</text:p>
          </table:table-cell>
          <table:table-cell office:value-type="float" office:value="0.798105" calcext:value-type="float">
            <text:p>0.798105</text:p>
          </table:table-cell>
          <table:table-cell office:value-type="float" office:value="1.06126" calcext:value-type="float">
            <text:p>1.06126</text:p>
          </table:table-cell>
          <table:table-cell/>
          <table:table-cell office:value-type="float" office:value="-0.777188" calcext:value-type="float">
            <text:p>-0.777188</text:p>
          </table:table-cell>
          <table:table-cell office:value-type="float" office:value="-0.980325" calcext:value-type="float">
            <text:p>-0.980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031" calcext:value-type="float">
            <text:p>57.2031</text:p>
          </table:table-cell>
          <table:table-cell office:value-type="float" office:value="56.7969" calcext:value-type="float">
            <text:p>56.7969</text:p>
          </table:table-cell>
          <table:table-cell office:value-type="float" office:value="58.7575" calcext:value-type="float">
            <text:p>58.7575</text:p>
          </table:table-cell>
          <table:table-cell office:value-type="float" office:value="55.2425" calcext:value-type="float">
            <text:p>55.2425</text:p>
          </table:table-cell>
        </table:table-row>
        <table:table-row table:style-name="ro1">
          <table:table-cell office:value-type="float" office:value="-73.0029" calcext:value-type="float">
            <text:p>-73.0029</text:p>
          </table:table-cell>
          <table:table-cell office:value-type="float" office:value="0.684307" calcext:value-type="float">
            <text:p>0.684307</text:p>
          </table:table-cell>
          <table:table-cell office:value-type="float" office:value="1.33297" calcext:value-type="float">
            <text:p>1.33297</text:p>
          </table:table-cell>
          <table:table-cell/>
          <table:table-cell office:value-type="float" office:value="-0.600348" calcext:value-type="float">
            <text:p>-0.600348</text:p>
          </table:table-cell>
          <table:table-cell office:value-type="float" office:value="-0.871492" calcext:value-type="float">
            <text:p>-0.871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711" calcext:value-type="float">
            <text:p>57.2711</text:p>
          </table:table-cell>
          <table:table-cell office:value-type="float" office:value="56.7289" calcext:value-type="float">
            <text:p>56.7289</text:p>
          </table:table-cell>
          <table:table-cell office:value-type="float" office:value="58.4718" calcext:value-type="float">
            <text:p>58.4718</text:p>
          </table:table-cell>
          <table:table-cell office:value-type="float" office:value="55.5282" calcext:value-type="float">
            <text:p>55.5282</text:p>
          </table:table-cell>
        </table:table-row>
        <table:table-row table:style-name="ro1">
          <table:table-cell office:value-type="float" office:value="-72.942" calcext:value-type="float">
            <text:p>-72.942</text:p>
          </table:table-cell>
          <table:table-cell office:value-type="float" office:value="0.561514" calcext:value-type="float">
            <text:p>0.561514</text:p>
          </table:table-cell>
          <table:table-cell office:value-type="float" office:value="1.47616" calcext:value-type="float">
            <text:p>1.47616</text:p>
          </table:table-cell>
          <table:table-cell/>
          <table:table-cell office:value-type="float" office:value="-0.16635" calcext:value-type="float">
            <text:p>-0.16635</text:p>
          </table:table-cell>
          <table:table-cell office:value-type="float" office:value="-0.821662" calcext:value-type="float">
            <text:p>-0.8216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6553" calcext:value-type="float">
            <text:p>57.6553</text:p>
          </table:table-cell>
          <table:table-cell office:value-type="float" office:value="56.3447" calcext:value-type="float">
            <text:p>56.3447</text:p>
          </table:table-cell>
          <table:table-cell office:value-type="float" office:value="57.988" calcext:value-type="float">
            <text:p>57.988</text:p>
          </table:table-cell>
          <table:table-cell office:value-type="float" office:value="56.012" calcext:value-type="float">
            <text:p>56.012</text:p>
          </table:table-cell>
        </table:table-row>
        <table:table-row table:style-name="ro1">
          <table:table-cell office:value-type="float" office:value="-72.8807" calcext:value-type="float">
            <text:p>-72.8807</text:p>
          </table:table-cell>
          <table:table-cell office:value-type="float" office:value="0.446922" calcext:value-type="float">
            <text:p>0.446922</text:p>
          </table:table-cell>
          <table:table-cell office:value-type="float" office:value="1.57325" calcext:value-type="float">
            <text:p>1.57325</text:p>
          </table:table-cell>
          <table:table-cell/>
          <table:table-cell office:value-type="float" office:value="-0.0534505" calcext:value-type="float">
            <text:p>-0.0534505</text:p>
          </table:table-cell>
          <table:table-cell office:value-type="float" office:value="-0.839224" calcext:value-type="float">
            <text:p>-0.839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7858" calcext:value-type="float">
            <text:p>57.7858</text:p>
          </table:table-cell>
          <table:table-cell office:value-type="float" office:value="56.2142" calcext:value-type="float">
            <text:p>56.2142</text:p>
          </table:table-cell>
          <table:table-cell office:value-type="float" office:value="57.8927" calcext:value-type="float">
            <text:p>57.8927</text:p>
          </table:table-cell>
          <table:table-cell office:value-type="float" office:value="56.1073" calcext:value-type="float">
            <text:p>56.1073</text:p>
          </table:table-cell>
        </table:table-row>
        <table:table-row table:style-name="ro1">
          <table:table-cell office:value-type="float" office:value="-72.8033" calcext:value-type="float">
            <text:p>-72.8033</text:p>
          </table:table-cell>
          <table:table-cell office:value-type="float" office:value="0.308388" calcext:value-type="float">
            <text:p>0.308388</text:p>
          </table:table-cell>
          <table:table-cell office:value-type="float" office:value="1.60911" calcext:value-type="float">
            <text:p>1.60911</text:p>
          </table:table-cell>
          <table:table-cell/>
          <table:table-cell office:value-type="float" office:value="0.134248" calcext:value-type="float">
            <text:p>0.134248</text:p>
          </table:table-cell>
          <table:table-cell office:value-type="float" office:value="-0.71807" calcext:value-type="float">
            <text:p>-0.718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8523" calcext:value-type="float">
            <text:p>57.8523</text:p>
          </table:table-cell>
          <table:table-cell office:value-type="float" office:value="56.1477" calcext:value-type="float">
            <text:p>56.1477</text:p>
          </table:table-cell>
          <table:table-cell office:value-type="float" office:value="57.5838" calcext:value-type="float">
            <text:p>57.5838</text:p>
          </table:table-cell>
          <table:table-cell office:value-type="float" office:value="56.4162" calcext:value-type="float">
            <text:p>56.4162</text:p>
          </table:table-cell>
        </table:table-row>
        <table:table-row table:style-name="ro1">
          <table:table-cell office:value-type="float" office:value="-72.7471" calcext:value-type="float">
            <text:p>-72.7471</text:p>
          </table:table-cell>
          <table:table-cell office:value-type="float" office:value="0.201853" calcext:value-type="float">
            <text:p>0.201853</text:p>
          </table:table-cell>
          <table:table-cell office:value-type="float" office:value="1.49515" calcext:value-type="float">
            <text:p>1.49515</text:p>
          </table:table-cell>
          <table:table-cell/>
          <table:table-cell office:value-type="float" office:value="0.717197" calcext:value-type="float">
            <text:p>0.717197</text:p>
          </table:table-cell>
          <table:table-cell office:value-type="float" office:value="-0.825494" calcext:value-type="float">
            <text:p>-0.8254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427" calcext:value-type="float">
            <text:p>58.5427</text:p>
          </table:table-cell>
          <table:table-cell office:value-type="float" office:value="55.4573" calcext:value-type="float">
            <text:p>55.4573</text:p>
          </table:table-cell>
          <table:table-cell office:value-type="float" office:value="57.1083" calcext:value-type="float">
            <text:p>57.1083</text:p>
          </table:table-cell>
          <table:table-cell office:value-type="float" office:value="56.8917" calcext:value-type="float">
            <text:p>56.8917</text:p>
          </table:table-cell>
        </table:table-row>
        <table:table-row table:style-name="ro1">
          <table:table-cell office:value-type="float" office:value="-72.6555" calcext:value-type="float">
            <text:p>-72.6555</text:p>
          </table:table-cell>
          <table:table-cell office:value-type="float" office:value="0.0440918" calcext:value-type="float">
            <text:p>0.0440918</text:p>
          </table:table-cell>
          <table:table-cell office:value-type="float" office:value="1.40413" calcext:value-type="float">
            <text:p>1.40413</text:p>
          </table:table-cell>
          <table:table-cell/>
          <table:table-cell office:value-type="float" office:value="0.606052" calcext:value-type="float">
            <text:p>0.606052</text:p>
          </table:table-cell>
          <table:table-cell office:value-type="float" office:value="-0.582469" calcext:value-type="float">
            <text:p>-0.5824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885" calcext:value-type="float">
            <text:p>58.1885</text:p>
          </table:table-cell>
          <table:table-cell office:value-type="float" office:value="55.8115" calcext:value-type="float">
            <text:p>55.8115</text:p>
          </table:table-cell>
          <table:table-cell office:value-type="float" office:value="56.9764" calcext:value-type="float">
            <text:p>56.9764</text:p>
          </table:table-cell>
          <table:table-cell office:value-type="float" office:value="57.0236" calcext:value-type="float">
            <text:p>57.0236</text:p>
          </table:table-cell>
        </table:table-row>
        <table:table-row table:style-name="ro1">
          <table:table-cell office:value-type="float" office:value="-72.5844" calcext:value-type="float">
            <text:p>-72.5844</text:p>
          </table:table-cell>
          <table:table-cell office:value-type="float" office:value="-0.0597836" calcext:value-type="float">
            <text:p>-0.0597836</text:p>
          </table:table-cell>
          <table:table-cell office:value-type="float" office:value="1.14496" calcext:value-type="float">
            <text:p>1.14496</text:p>
          </table:table-cell>
          <table:table-cell/>
          <table:table-cell office:value-type="float" office:value="1.30906" calcext:value-type="float">
            <text:p>1.30906</text:p>
          </table:table-cell>
          <table:table-cell office:value-type="float" office:value="-0.77025" calcext:value-type="float">
            <text:p>-0.77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0793" calcext:value-type="float">
            <text:p>59.0793</text:p>
          </table:table-cell>
          <table:table-cell office:value-type="float" office:value="54.9207" calcext:value-type="float">
            <text:p>54.9207</text:p>
          </table:table-cell>
          <table:table-cell office:value-type="float" office:value="56.4612" calcext:value-type="float">
            <text:p>56.4612</text:p>
          </table:table-cell>
          <table:table-cell office:value-type="float" office:value="57.5388" calcext:value-type="float">
            <text:p>57.5388</text:p>
          </table:table-cell>
        </table:table-row>
        <table:table-row table:style-name="ro1">
          <table:table-cell office:value-type="float" office:value="-72.4844" calcext:value-type="float">
            <text:p>-72.4844</text:p>
          </table:table-cell>
          <table:table-cell office:value-type="float" office:value="-0.180672" calcext:value-type="float">
            <text:p>-0.180672</text:p>
          </table:table-cell>
          <table:table-cell office:value-type="float" office:value="0.873522" calcext:value-type="float">
            <text:p>0.873522</text:p>
          </table:table-cell>
          <table:table-cell/>
          <table:table-cell office:value-type="float" office:value="1.39982" calcext:value-type="float">
            <text:p>1.39982</text:p>
          </table:table-cell>
          <table:table-cell office:value-type="float" office:value="-0.666554" calcext:value-type="float">
            <text:p>-0.6665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0664" calcext:value-type="float">
            <text:p>59.0664</text:p>
          </table:table-cell>
          <table:table-cell office:value-type="float" office:value="54.9336" calcext:value-type="float">
            <text:p>54.9336</text:p>
          </table:table-cell>
          <table:table-cell office:value-type="float" office:value="56.2667" calcext:value-type="float">
            <text:p>56.2667</text:p>
          </table:table-cell>
          <table:table-cell office:value-type="float" office:value="57.7333" calcext:value-type="float">
            <text:p>57.7333</text:p>
          </table:table-cell>
        </table:table-row>
        <table:table-row table:style-name="ro1">
          <table:table-cell office:value-type="float" office:value="-72.3947" calcext:value-type="float">
            <text:p>-72.3947</text:p>
          </table:table-cell>
          <table:table-cell office:value-type="float" office:value="-0.315296" calcext:value-type="float">
            <text:p>-0.315296</text:p>
          </table:table-cell>
          <table:table-cell office:value-type="float" office:value="0.549286" calcext:value-type="float">
            <text:p>0.549286</text:p>
          </table:table-cell>
          <table:table-cell/>
          <table:table-cell office:value-type="float" office:value="1.67558" calcext:value-type="float">
            <text:p>1.67558</text:p>
          </table:table-cell>
          <table:table-cell office:value-type="float" office:value="-0.568501" calcext:value-type="float">
            <text:p>-0.5685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2441" calcext:value-type="float">
            <text:p>59.2441</text:p>
          </table:table-cell>
          <table:table-cell office:value-type="float" office:value="54.7559" calcext:value-type="float">
            <text:p>54.7559</text:p>
          </table:table-cell>
          <table:table-cell office:value-type="float" office:value="55.8929" calcext:value-type="float">
            <text:p>55.8929</text:p>
          </table:table-cell>
          <table:table-cell office:value-type="float" office:value="58.1071" calcext:value-type="float">
            <text:p>58.1071</text:p>
          </table:table-cell>
        </table:table-row>
        <table:table-row table:style-name="ro1">
          <table:table-cell office:value-type="float" office:value="-72.3144" calcext:value-type="float">
            <text:p>-72.3144</text:p>
          </table:table-cell>
          <table:table-cell office:value-type="float" office:value="-0.42876" calcext:value-type="float">
            <text:p>-0.42876</text:p>
          </table:table-cell>
          <table:table-cell office:value-type="float" office:value="0.171827" calcext:value-type="float">
            <text:p>0.171827</text:p>
          </table:table-cell>
          <table:table-cell/>
          <table:table-cell office:value-type="float" office:value="1.97769" calcext:value-type="float">
            <text:p>1.97769</text:p>
          </table:table-cell>
          <table:table-cell office:value-type="float" office:value="-0.611908" calcext:value-type="float">
            <text:p>-0.6119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896" calcext:value-type="float">
            <text:p>59.5896</text:p>
          </table:table-cell>
          <table:table-cell office:value-type="float" office:value="54.4104" calcext:value-type="float">
            <text:p>54.4104</text:p>
          </table:table-cell>
          <table:table-cell office:value-type="float" office:value="55.6342" calcext:value-type="float">
            <text:p>55.6342</text:p>
          </table:table-cell>
          <table:table-cell office:value-type="float" office:value="58.3658" calcext:value-type="float">
            <text:p>58.3658</text:p>
          </table:table-cell>
        </table:table-row>
        <table:table-row table:style-name="ro1">
          <table:table-cell office:value-type="float" office:value="-72.201" calcext:value-type="float">
            <text:p>-72.201</text:p>
          </table:table-cell>
          <table:table-cell office:value-type="float" office:value="-0.625667" calcext:value-type="float">
            <text:p>-0.625667</text:p>
          </table:table-cell>
          <table:table-cell office:value-type="float" office:value="-0.127291" calcext:value-type="float">
            <text:p>-0.127291</text:p>
          </table:table-cell>
          <table:table-cell/>
          <table:table-cell office:value-type="float" office:value="1.74292" calcext:value-type="float">
            <text:p>1.74292</text:p>
          </table:table-cell>
          <table:table-cell office:value-type="float" office:value="-0.210139" calcext:value-type="float">
            <text:p>-0.210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9531" calcext:value-type="float">
            <text:p>58.9531</text:p>
          </table:table-cell>
          <table:table-cell office:value-type="float" office:value="55.0469" calcext:value-type="float">
            <text:p>55.0469</text:p>
          </table:table-cell>
          <table:table-cell office:value-type="float" office:value="55.4672" calcext:value-type="float">
            <text:p>55.4672</text:p>
          </table:table-cell>
          <table:table-cell office:value-type="float" office:value="58.5328" calcext:value-type="float">
            <text:p>58.5328</text:p>
          </table:table-cell>
        </table:table-row>
        <table:table-row table:style-name="ro1">
          <table:table-cell office:value-type="float" office:value="-72.1084" calcext:value-type="float">
            <text:p>-72.1084</text:p>
          </table:table-cell>
          <table:table-cell office:value-type="float" office:value="-0.770625" calcext:value-type="float">
            <text:p>-0.770625</text:p>
          </table:table-cell>
          <table:table-cell office:value-type="float" office:value="-0.474476" calcext:value-type="float">
            <text:p>-0.474476</text:p>
          </table:table-cell>
          <table:table-cell/>
          <table:table-cell office:value-type="float" office:value="2.03622" calcext:value-type="float">
            <text:p>2.03622</text:p>
          </table:table-cell>
          <table:table-cell office:value-type="float" office:value="-0.358579" calcext:value-type="float">
            <text:p>-0.3585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3948" calcext:value-type="float">
            <text:p>59.3948</text:p>
          </table:table-cell>
          <table:table-cell office:value-type="float" office:value="54.6052" calcext:value-type="float">
            <text:p>54.6052</text:p>
          </table:table-cell>
          <table:table-cell office:value-type="float" office:value="55.3224" calcext:value-type="float">
            <text:p>55.3224</text:p>
          </table:table-cell>
          <table:table-cell office:value-type="float" office:value="58.6776" calcext:value-type="float">
            <text:p>58.6776</text:p>
          </table:table-cell>
        </table:table-row>
        <table:table-row table:style-name="ro1">
          <table:table-cell office:value-type="float" office:value="-71.9952" calcext:value-type="float">
            <text:p>-71.9952</text:p>
          </table:table-cell>
          <table:table-cell office:value-type="float" office:value="-0.946133" calcext:value-type="float">
            <text:p>-0.946133</text:p>
          </table:table-cell>
          <table:table-cell office:value-type="float" office:value="-0.75649" calcext:value-type="float">
            <text:p>-0.75649</text:p>
          </table:table-cell>
          <table:table-cell/>
          <table:table-cell office:value-type="float" office:value="1.86873" calcext:value-type="float">
            <text:p>1.86873</text:p>
          </table:table-cell>
          <table:table-cell office:value-type="float" office:value="-0.164117" calcext:value-type="float">
            <text:p>-0.164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0328" calcext:value-type="float">
            <text:p>59.0328</text:p>
          </table:table-cell>
          <table:table-cell office:value-type="float" office:value="54.9672" calcext:value-type="float">
            <text:p>54.9672</text:p>
          </table:table-cell>
          <table:table-cell office:value-type="float" office:value="55.2954" calcext:value-type="float">
            <text:p>55.2954</text:p>
          </table:table-cell>
          <table:table-cell office:value-type="float" office:value="58.7046" calcext:value-type="float">
            <text:p>58.7046</text:p>
          </table:table-cell>
        </table:table-row>
        <table:table-row table:style-name="ro1">
          <table:table-cell office:value-type="float" office:value="-71.8878" calcext:value-type="float">
            <text:p>-71.8878</text:p>
          </table:table-cell>
          <table:table-cell office:value-type="float" office:value="-1.13741" calcext:value-type="float">
            <text:p>-1.13741</text:p>
          </table:table-cell>
          <table:table-cell office:value-type="float" office:value="-0.945612" calcext:value-type="float">
            <text:p>-0.945612</text:p>
          </table:table-cell>
          <table:table-cell/>
          <table:table-cell office:value-type="float" office:value="1.57281" calcext:value-type="float">
            <text:p>1.57281</text:p>
          </table:table-cell>
          <table:table-cell office:value-type="float" office:value="-0.0190921" calcext:value-type="float">
            <text:p>-0.01909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919" calcext:value-type="float">
            <text:p>58.5919</text:p>
          </table:table-cell>
          <table:table-cell office:value-type="float" office:value="55.4081" calcext:value-type="float">
            <text:p>55.4081</text:p>
          </table:table-cell>
          <table:table-cell office:value-type="float" office:value="55.4463" calcext:value-type="float">
            <text:p>55.4463</text:p>
          </table:table-cell>
          <table:table-cell office:value-type="float" office:value="58.5537" calcext:value-type="float">
            <text:p>58.5537</text:p>
          </table:table-cell>
        </table:table-row>
        <table:table-row table:style-name="ro1">
          <table:table-cell office:value-type="float" office:value="-71.7705" calcext:value-type="float">
            <text:p>-71.7705</text:p>
          </table:table-cell>
          <table:table-cell office:value-type="float" office:value="-1.28536" calcext:value-type="float">
            <text:p>-1.28536</text:p>
          </table:table-cell>
          <table:table-cell office:value-type="float" office:value="-1.11122" calcext:value-type="float">
            <text:p>-1.11122</text:p>
          </table:table-cell>
          <table:table-cell/>
          <table:table-cell office:value-type="float" office:value="1.55348" calcext:value-type="float">
            <text:p>1.55348</text:p>
          </table:table-cell>
          <table:table-cell office:value-type="float" office:value="-0.11687" calcext:value-type="float">
            <text:p>-0.116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6704" calcext:value-type="float">
            <text:p>58.6704</text:p>
          </table:table-cell>
          <table:table-cell office:value-type="float" office:value="55.3296" calcext:value-type="float">
            <text:p>55.3296</text:p>
          </table:table-cell>
          <table:table-cell office:value-type="float" office:value="55.5634" calcext:value-type="float">
            <text:p>55.5634</text:p>
          </table:table-cell>
          <table:table-cell office:value-type="float" office:value="58.4366" calcext:value-type="float">
            <text:p>58.4366</text:p>
          </table:table-cell>
        </table:table-row>
        <table:table-row table:style-name="ro1">
          <table:table-cell office:value-type="float" office:value="-71.6366" calcext:value-type="float">
            <text:p>-71.6366</text:p>
          </table:table-cell>
          <table:table-cell office:value-type="float" office:value="-1.47286" calcext:value-type="float">
            <text:p>-1.47286</text:p>
          </table:table-cell>
          <table:table-cell office:value-type="float" office:value="-1.11472" calcext:value-type="float">
            <text:p>-1.11472</text:p>
          </table:table-cell>
          <table:table-cell/>
          <table:table-cell office:value-type="float" office:value="0.939386" calcext:value-type="float">
            <text:p>0.939386</text:p>
          </table:table-cell>
          <table:table-cell office:value-type="float" office:value="0.132413" calcext:value-type="float">
            <text:p>0.132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807" calcext:value-type="float">
            <text:p>57.807</text:p>
          </table:table-cell>
          <table:table-cell office:value-type="float" office:value="56.193" calcext:value-type="float">
            <text:p>56.193</text:p>
          </table:table-cell>
          <table:table-cell office:value-type="float" office:value="55.9282" calcext:value-type="float">
            <text:p>55.9282</text:p>
          </table:table-cell>
          <table:table-cell office:value-type="float" office:value="58.0718" calcext:value-type="float">
            <text:p>58.0718</text:p>
          </table:table-cell>
        </table:table-row>
        <table:table-row table:style-name="ro1">
          <table:table-cell office:value-type="float" office:value="-71.5073" calcext:value-type="float">
            <text:p>-71.5073</text:p>
          </table:table-cell>
          <table:table-cell office:value-type="float" office:value="-1.58149" calcext:value-type="float">
            <text:p>-1.58149</text:p>
          </table:table-cell>
          <table:table-cell office:value-type="float" office:value="-1.09556" calcext:value-type="float">
            <text:p>-1.09556</text:p>
          </table:table-cell>
          <table:table-cell/>
          <table:table-cell office:value-type="float" office:value="0.876821" calcext:value-type="float">
            <text:p>0.876821</text:p>
          </table:table-cell>
          <table:table-cell office:value-type="float" office:value="-0.108479" calcext:value-type="float">
            <text:p>-0.1084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853" calcext:value-type="float">
            <text:p>57.9853</text:p>
          </table:table-cell>
          <table:table-cell office:value-type="float" office:value="56.0147" calcext:value-type="float">
            <text:p>56.0147</text:p>
          </table:table-cell>
          <table:table-cell office:value-type="float" office:value="56.2317" calcext:value-type="float">
            <text:p>56.2317</text:p>
          </table:table-cell>
          <table:table-cell office:value-type="float" office:value="57.7683" calcext:value-type="float">
            <text:p>57.7683</text:p>
          </table:table-cell>
        </table:table-row>
        <table:table-row table:style-name="ro1">
          <table:table-cell office:value-type="float" office:value="-71.3714" calcext:value-type="float">
            <text:p>-71.3714</text:p>
          </table:table-cell>
          <table:table-cell office:value-type="float" office:value="-1.73595" calcext:value-type="float">
            <text:p>-1.73595</text:p>
          </table:table-cell>
          <table:table-cell office:value-type="float" office:value="-0.988397" calcext:value-type="float">
            <text:p>-0.988397</text:p>
          </table:table-cell>
          <table:table-cell/>
          <table:table-cell office:value-type="float" office:value="0.527662" calcext:value-type="float">
            <text:p>0.527662</text:p>
          </table:table-cell>
          <table:table-cell office:value-type="float" office:value="0.165524" calcext:value-type="float">
            <text:p>0.1655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3621" calcext:value-type="float">
            <text:p>57.3621</text:p>
          </table:table-cell>
          <table:table-cell office:value-type="float" office:value="56.6379" calcext:value-type="float">
            <text:p>56.6379</text:p>
          </table:table-cell>
          <table:table-cell office:value-type="float" office:value="56.3068" calcext:value-type="float">
            <text:p>56.3068</text:p>
          </table:table-cell>
          <table:table-cell office:value-type="float" office:value="57.6932" calcext:value-type="float">
            <text:p>57.6932</text:p>
          </table:table-cell>
        </table:table-row>
        <table:table-row table:style-name="ro1">
          <table:table-cell office:value-type="float" office:value="-71.2085" calcext:value-type="float">
            <text:p>-71.2085</text:p>
          </table:table-cell>
          <table:table-cell office:value-type="float" office:value="-1.89128" calcext:value-type="float">
            <text:p>-1.89128</text:p>
          </table:table-cell>
          <table:table-cell office:value-type="float" office:value="-0.79504" calcext:value-type="float">
            <text:p>-0.79504</text:p>
          </table:table-cell>
          <table:table-cell/>
          <table:table-cell office:value-type="float" office:value="0.158401" calcext:value-type="float">
            <text:p>0.158401</text:p>
          </table:table-cell>
          <table:table-cell office:value-type="float" office:value="0.264607" calcext:value-type="float">
            <text:p>0.2646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8938" calcext:value-type="float">
            <text:p>56.8938</text:p>
          </table:table-cell>
          <table:table-cell office:value-type="float" office:value="57.1062" calcext:value-type="float">
            <text:p>57.1062</text:p>
          </table:table-cell>
          <table:table-cell office:value-type="float" office:value="56.577" calcext:value-type="float">
            <text:p>56.577</text:p>
          </table:table-cell>
          <table:table-cell office:value-type="float" office:value="57.423" calcext:value-type="float">
            <text:p>57.423</text:p>
          </table:table-cell>
        </table:table-row>
        <table:table-row table:style-name="ro1">
          <table:table-cell office:value-type="float" office:value="-71.0511" calcext:value-type="float">
            <text:p>-71.0511</text:p>
          </table:table-cell>
          <table:table-cell office:value-type="float" office:value="-2.06304" calcext:value-type="float">
            <text:p>-2.06304</text:p>
          </table:table-cell>
          <table:table-cell office:value-type="float" office:value="-0.613496" calcext:value-type="float">
            <text:p>-0.613496</text:p>
          </table:table-cell>
          <table:table-cell/>
          <table:table-cell office:value-type="float" office:value="0.178674" calcext:value-type="float">
            <text:p>0.178674</text:p>
          </table:table-cell>
          <table:table-cell office:value-type="float" office:value="0.435142" calcext:value-type="float">
            <text:p>0.435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7435" calcext:value-type="float">
            <text:p>56.7435</text:p>
          </table:table-cell>
          <table:table-cell office:value-type="float" office:value="57.2565" calcext:value-type="float">
            <text:p>57.2565</text:p>
          </table:table-cell>
          <table:table-cell office:value-type="float" office:value="56.3862" calcext:value-type="float">
            <text:p>56.3862</text:p>
          </table:table-cell>
          <table:table-cell office:value-type="float" office:value="57.6138" calcext:value-type="float">
            <text:p>57.6138</text:p>
          </table:table-cell>
        </table:table-row>
        <table:table-row table:style-name="ro1">
          <table:table-cell office:value-type="float" office:value="-70.886" calcext:value-type="float">
            <text:p>-70.886</text:p>
          </table:table-cell>
          <table:table-cell office:value-type="float" office:value="-2.24647" calcext:value-type="float">
            <text:p>-2.24647</text:p>
          </table:table-cell>
          <table:table-cell office:value-type="float" office:value="-0.354069" calcext:value-type="float">
            <text:p>-0.354069</text:p>
          </table:table-cell>
          <table:table-cell/>
          <table:table-cell office:value-type="float" office:value="-0.187096" calcext:value-type="float">
            <text:p>-0.187096</text:p>
          </table:table-cell>
          <table:table-cell office:value-type="float" office:value="0.59504" calcext:value-type="float">
            <text:p>0.595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2179" calcext:value-type="float">
            <text:p>56.2179</text:p>
          </table:table-cell>
          <table:table-cell office:value-type="float" office:value="57.7821" calcext:value-type="float">
            <text:p>57.7821</text:p>
          </table:table-cell>
          <table:table-cell office:value-type="float" office:value="56.5921" calcext:value-type="float">
            <text:p>56.5921</text:p>
          </table:table-cell>
          <table:table-cell office:value-type="float" office:value="57.4079" calcext:value-type="float">
            <text:p>57.4079</text:p>
          </table:table-cell>
        </table:table-row>
        <table:table-row table:style-name="ro1">
          <table:table-cell office:value-type="float" office:value="-70.6953" calcext:value-type="float">
            <text:p>-70.6953</text:p>
          </table:table-cell>
          <table:table-cell office:value-type="float" office:value="-2.39349" calcext:value-type="float">
            <text:p>-2.39349</text:p>
          </table:table-cell>
          <table:table-cell office:value-type="float" office:value="-0.119699" calcext:value-type="float">
            <text:p>-0.119699</text:p>
          </table:table-cell>
          <table:table-cell/>
          <table:table-cell office:value-type="float" office:value="-0.141867" calcext:value-type="float">
            <text:p>-0.141867</text:p>
          </table:table-cell>
          <table:table-cell office:value-type="float" office:value="0.558024" calcext:value-type="float">
            <text:p>0.558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3001" calcext:value-type="float">
            <text:p>56.3001</text:p>
          </table:table-cell>
          <table:table-cell office:value-type="float" office:value="57.6999" calcext:value-type="float">
            <text:p>57.6999</text:p>
          </table:table-cell>
          <table:table-cell office:value-type="float" office:value="56.5838" calcext:value-type="float">
            <text:p>56.5838</text:p>
          </table:table-cell>
          <table:table-cell office:value-type="float" office:value="57.4162" calcext:value-type="float">
            <text:p>57.4162</text:p>
          </table:table-cell>
        </table:table-row>
        <table:table-row table:style-name="ro1">
          <table:table-cell office:value-type="float" office:value="-70.5144" calcext:value-type="float">
            <text:p>-70.5144</text:p>
          </table:table-cell>
          <table:table-cell office:value-type="float" office:value="-2.57001" calcext:value-type="float">
            <text:p>-2.57001</text:p>
          </table:table-cell>
          <table:table-cell office:value-type="float" office:value="0.0850148" calcext:value-type="float">
            <text:p>0.0850148</text:p>
          </table:table-cell>
          <table:table-cell/>
          <table:table-cell office:value-type="float" office:value="-0.0769735" calcext:value-type="float">
            <text:p>-0.0769735</text:p>
          </table:table-cell>
          <table:table-cell office:value-type="float" office:value="0.797224" calcext:value-type="float">
            <text:p>0.797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258" calcext:value-type="float">
            <text:p>56.1258</text:p>
          </table:table-cell>
          <table:table-cell office:value-type="float" office:value="57.8742" calcext:value-type="float">
            <text:p>57.8742</text:p>
          </table:table-cell>
          <table:table-cell office:value-type="float" office:value="56.2798" calcext:value-type="float">
            <text:p>56.2798</text:p>
          </table:table-cell>
          <table:table-cell office:value-type="float" office:value="57.7202" calcext:value-type="float">
            <text:p>57.7202</text:p>
          </table:table-cell>
        </table:table-row>
        <table:table-row table:style-name="ro1">
          <table:table-cell office:value-type="float" office:value="-70.313" calcext:value-type="float">
            <text:p>-70.313</text:p>
          </table:table-cell>
          <table:table-cell office:value-type="float" office:value="-2.70743" calcext:value-type="float">
            <text:p>-2.70743</text:p>
          </table:table-cell>
          <table:table-cell office:value-type="float" office:value="0.309235" calcext:value-type="float">
            <text:p>0.309235</text:p>
          </table:table-cell>
          <table:table-cell/>
          <table:table-cell office:value-type="float" office:value="-0.220331" calcext:value-type="float">
            <text:p>-0.220331</text:p>
          </table:table-cell>
          <table:table-cell office:value-type="float" office:value="0.756383" calcext:value-type="float">
            <text:p>0.7563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233" calcext:value-type="float">
            <text:p>56.0233</text:p>
          </table:table-cell>
          <table:table-cell office:value-type="float" office:value="57.9767" calcext:value-type="float">
            <text:p>57.9767</text:p>
          </table:table-cell>
          <table:table-cell office:value-type="float" office:value="56.4639" calcext:value-type="float">
            <text:p>56.4639</text:p>
          </table:table-cell>
          <table:table-cell office:value-type="float" office:value="57.5361" calcext:value-type="float">
            <text:p>57.5361</text:p>
          </table:table-cell>
        </table:table-row>
        <table:table-row table:style-name="ro1">
          <table:table-cell office:value-type="float" office:value="-70.117" calcext:value-type="float">
            <text:p>-70.117</text:p>
          </table:table-cell>
          <table:table-cell office:value-type="float" office:value="-2.8384" calcext:value-type="float">
            <text:p>-2.8384</text:p>
          </table:table-cell>
          <table:table-cell office:value-type="float" office:value="0.452444" calcext:value-type="float">
            <text:p>0.452444</text:p>
          </table:table-cell>
          <table:table-cell/>
          <table:table-cell office:value-type="float" office:value="0.0543406" calcext:value-type="float">
            <text:p>0.0543406</text:p>
          </table:table-cell>
          <table:table-cell office:value-type="float" office:value="0.84849" calcext:value-type="float">
            <text:p>0.848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2058" calcext:value-type="float">
            <text:p>56.2058</text:p>
          </table:table-cell>
          <table:table-cell office:value-type="float" office:value="57.7942" calcext:value-type="float">
            <text:p>57.7942</text:p>
          </table:table-cell>
          <table:table-cell office:value-type="float" office:value="56.0972" calcext:value-type="float">
            <text:p>56.0972</text:p>
          </table:table-cell>
          <table:table-cell office:value-type="float" office:value="57.9028" calcext:value-type="float">
            <text:p>57.9028</text:p>
          </table:table-cell>
        </table:table-row>
        <table:table-row table:style-name="ro1">
          <table:table-cell office:value-type="float" office:value="-69.9172" calcext:value-type="float">
            <text:p>-69.9172</text:p>
          </table:table-cell>
          <table:table-cell office:value-type="float" office:value="-2.92977" calcext:value-type="float">
            <text:p>-2.92977</text:p>
          </table:table-cell>
          <table:table-cell office:value-type="float" office:value="0.589286" calcext:value-type="float">
            <text:p>0.589286</text:p>
          </table:table-cell>
          <table:table-cell/>
          <table:table-cell office:value-type="float" office:value="0.0279169" calcext:value-type="float">
            <text:p>0.0279169</text:p>
          </table:table-cell>
          <table:table-cell office:value-type="float" office:value="0.800829" calcext:value-type="float">
            <text:p>0.8008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2271" calcext:value-type="float">
            <text:p>56.2271</text:p>
          </table:table-cell>
          <table:table-cell office:value-type="float" office:value="57.7729" calcext:value-type="float">
            <text:p>57.7729</text:p>
          </table:table-cell>
          <table:table-cell office:value-type="float" office:value="56.1713" calcext:value-type="float">
            <text:p>56.1713</text:p>
          </table:table-cell>
          <table:table-cell office:value-type="float" office:value="57.8287" calcext:value-type="float">
            <text:p>57.8287</text:p>
          </table:table-cell>
        </table:table-row>
        <table:table-row table:style-name="ro1">
          <table:table-cell office:value-type="float" office:value="-69.6848" calcext:value-type="float">
            <text:p>-69.6848</text:p>
          </table:table-cell>
          <table:table-cell office:value-type="float" office:value="-2.95651" calcext:value-type="float">
            <text:p>-2.95651</text:p>
          </table:table-cell>
          <table:table-cell office:value-type="float" office:value="0.635417" calcext:value-type="float">
            <text:p>0.635417</text:p>
          </table:table-cell>
          <table:table-cell/>
          <table:table-cell office:value-type="float" office:value="0.360167" calcext:value-type="float">
            <text:p>0.360167</text:p>
          </table:table-cell>
          <table:table-cell office:value-type="float" office:value="0.637686" calcext:value-type="float">
            <text:p>0.6376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7225" calcext:value-type="float">
            <text:p>56.7225</text:p>
          </table:table-cell>
          <table:table-cell office:value-type="float" office:value="57.2775" calcext:value-type="float">
            <text:p>57.2775</text:p>
          </table:table-cell>
          <table:table-cell office:value-type="float" office:value="56.0021" calcext:value-type="float">
            <text:p>56.0021</text:p>
          </table:table-cell>
          <table:table-cell office:value-type="float" office:value="57.9979" calcext:value-type="float">
            <text:p>57.9979</text:p>
          </table:table-cell>
        </table:table-row>
        <table:table-row table:style-name="ro1">
          <table:table-cell office:value-type="float" office:value="-69.4739" calcext:value-type="float">
            <text:p>-69.4739</text:p>
          </table:table-cell>
          <table:table-cell office:value-type="float" office:value="-2.9819" calcext:value-type="float">
            <text:p>-2.9819</text:p>
          </table:table-cell>
          <table:table-cell office:value-type="float" office:value="0.60545" calcext:value-type="float">
            <text:p>0.60545</text:p>
          </table:table-cell>
          <table:table-cell/>
          <table:table-cell office:value-type="float" office:value="0.653886" calcext:value-type="float">
            <text:p>0.653886</text:p>
          </table:table-cell>
          <table:table-cell office:value-type="float" office:value="0.728093" calcext:value-type="float">
            <text:p>0.7280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9258" calcext:value-type="float">
            <text:p>56.9258</text:p>
          </table:table-cell>
          <table:table-cell office:value-type="float" office:value="57.0742" calcext:value-type="float">
            <text:p>57.0742</text:p>
          </table:table-cell>
          <table:table-cell office:value-type="float" office:value="55.618" calcext:value-type="float">
            <text:p>55.618</text:p>
          </table:table-cell>
          <table:table-cell office:value-type="float" office:value="58.382" calcext:value-type="float">
            <text:p>58.382</text:p>
          </table:table-cell>
        </table:table-row>
        <table:table-row table:style-name="ro1">
          <table:table-cell office:value-type="float" office:value="-69.2356" calcext:value-type="float">
            <text:p>-69.2356</text:p>
          </table:table-cell>
          <table:table-cell office:value-type="float" office:value="-2.95192" calcext:value-type="float">
            <text:p>-2.95192</text:p>
          </table:table-cell>
          <table:table-cell office:value-type="float" office:value="0.520884" calcext:value-type="float">
            <text:p>0.520884</text:p>
          </table:table-cell>
          <table:table-cell/>
          <table:table-cell office:value-type="float" office:value="0.877802" calcext:value-type="float">
            <text:p>0.877802</text:p>
          </table:table-cell>
          <table:table-cell office:value-type="float" office:value="0.587685" calcext:value-type="float">
            <text:p>0.5876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901" calcext:value-type="float">
            <text:p>57.2901</text:p>
          </table:table-cell>
          <table:table-cell office:value-type="float" office:value="56.7099" calcext:value-type="float">
            <text:p>56.7099</text:p>
          </table:table-cell>
          <table:table-cell office:value-type="float" office:value="55.5345" calcext:value-type="float">
            <text:p>55.5345</text:p>
          </table:table-cell>
          <table:table-cell office:value-type="float" office:value="58.4655" calcext:value-type="float">
            <text:p>58.4655</text:p>
          </table:table-cell>
        </table:table-row>
        <table:table-row table:style-name="ro1">
          <table:table-cell office:value-type="float" office:value="-68.9944" calcext:value-type="float">
            <text:p>-68.9944</text:p>
          </table:table-cell>
          <table:table-cell office:value-type="float" office:value="-2.8936" calcext:value-type="float">
            <text:p>-2.8936</text:p>
          </table:table-cell>
          <table:table-cell office:value-type="float" office:value="0.320248" calcext:value-type="float">
            <text:p>0.320248</text:p>
          </table:table-cell>
          <table:table-cell/>
          <table:table-cell office:value-type="float" office:value="1.38263" calcext:value-type="float">
            <text:p>1.38263</text:p>
          </table:table-cell>
          <table:table-cell office:value-type="float" office:value="0.546551" calcext:value-type="float">
            <text:p>0.5465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8361" calcext:value-type="float">
            <text:p>57.8361</text:p>
          </table:table-cell>
          <table:table-cell office:value-type="float" office:value="56.1639" calcext:value-type="float">
            <text:p>56.1639</text:p>
          </table:table-cell>
          <table:table-cell office:value-type="float" office:value="55.0708" calcext:value-type="float">
            <text:p>55.0708</text:p>
          </table:table-cell>
          <table:table-cell office:value-type="float" office:value="58.9292" calcext:value-type="float">
            <text:p>58.9292</text:p>
          </table:table-cell>
        </table:table-row>
        <table:table-row table:style-name="ro1">
          <table:table-cell office:value-type="float" office:value="-68.7693" calcext:value-type="float">
            <text:p>-68.7693</text:p>
          </table:table-cell>
          <table:table-cell office:value-type="float" office:value="-2.80086" calcext:value-type="float">
            <text:p>-2.80086</text:p>
          </table:table-cell>
          <table:table-cell office:value-type="float" office:value="0.0922272" calcext:value-type="float">
            <text:p>0.0922272</text:p>
          </table:table-cell>
          <table:table-cell/>
          <table:table-cell office:value-type="float" office:value="1.54641" calcext:value-type="float">
            <text:p>1.54641</text:p>
          </table:table-cell>
          <table:table-cell office:value-type="float" office:value="0.469685" calcext:value-type="float">
            <text:p>0.4696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0767" calcext:value-type="float">
            <text:p>58.0767</text:p>
          </table:table-cell>
          <table:table-cell office:value-type="float" office:value="55.9233" calcext:value-type="float">
            <text:p>55.9233</text:p>
          </table:table-cell>
          <table:table-cell office:value-type="float" office:value="54.9839" calcext:value-type="float">
            <text:p>54.9839</text:p>
          </table:table-cell>
          <table:table-cell office:value-type="float" office:value="59.0161" calcext:value-type="float">
            <text:p>59.0161</text:p>
          </table:table-cell>
        </table:table-row>
        <table:table-row table:style-name="ro1">
          <table:table-cell office:value-type="float" office:value="-68.5105" calcext:value-type="float">
            <text:p>-68.5105</text:p>
          </table:table-cell>
          <table:table-cell office:value-type="float" office:value="-2.66756" calcext:value-type="float">
            <text:p>-2.66756</text:p>
          </table:table-cell>
          <table:table-cell office:value-type="float" office:value="-0.208677" calcext:value-type="float">
            <text:p>-0.208677</text:p>
          </table:table-cell>
          <table:table-cell/>
          <table:table-cell office:value-type="float" office:value="1.91943" calcext:value-type="float">
            <text:p>1.91943</text:p>
          </table:table-cell>
          <table:table-cell office:value-type="float" office:value="0.354187" calcext:value-type="float">
            <text:p>0.354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652" calcext:value-type="float">
            <text:p>58.5652</text:p>
          </table:table-cell>
          <table:table-cell office:value-type="float" office:value="55.4348" calcext:value-type="float">
            <text:p>55.4348</text:p>
          </table:table-cell>
          <table:table-cell office:value-type="float" office:value="54.7264" calcext:value-type="float">
            <text:p>54.7264</text:p>
          </table:table-cell>
          <table:table-cell office:value-type="float" office:value="59.2736" calcext:value-type="float">
            <text:p>59.2736</text:p>
          </table:table-cell>
        </table:table-row>
        <table:table-row table:style-name="ro1">
          <table:table-cell office:value-type="float" office:value="-68.2555" calcext:value-type="float">
            <text:p>-68.2555</text:p>
          </table:table-cell>
          <table:table-cell office:value-type="float" office:value="-2.50641" calcext:value-type="float">
            <text:p>-2.50641</text:p>
          </table:table-cell>
          <table:table-cell office:value-type="float" office:value="-0.541082" calcext:value-type="float">
            <text:p>-0.541082</text:p>
          </table:table-cell>
          <table:table-cell/>
          <table:table-cell office:value-type="float" office:value="2.14477" calcext:value-type="float">
            <text:p>2.14477</text:p>
          </table:table-cell>
          <table:table-cell office:value-type="float" office:value="0.277682" calcext:value-type="float">
            <text:p>0.277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8671" calcext:value-type="float">
            <text:p>58.8671</text:p>
          </table:table-cell>
          <table:table-cell office:value-type="float" office:value="55.1329" calcext:value-type="float">
            <text:p>55.1329</text:p>
          </table:table-cell>
          <table:table-cell office:value-type="float" office:value="54.5775" calcext:value-type="float">
            <text:p>54.5775</text:p>
          </table:table-cell>
          <table:table-cell office:value-type="float" office:value="59.4225" calcext:value-type="float">
            <text:p>59.4225</text:p>
          </table:table-cell>
        </table:table-row>
        <table:table-row table:style-name="ro1">
          <table:table-cell office:value-type="float" office:value="-67.9808" calcext:value-type="float">
            <text:p>-67.9808</text:p>
          </table:table-cell>
          <table:table-cell office:value-type="float" office:value="-2.30974" calcext:value-type="float">
            <text:p>-2.30974</text:p>
          </table:table-cell>
          <table:table-cell office:value-type="float" office:value="-0.91625" calcext:value-type="float">
            <text:p>-0.91625</text:p>
          </table:table-cell>
          <table:table-cell/>
          <table:table-cell office:value-type="float" office:value="2.4371" calcext:value-type="float">
            <text:p>2.4371</text:p>
          </table:table-cell>
          <table:table-cell office:value-type="float" office:value="0.155682" calcext:value-type="float">
            <text:p>0.155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2814" calcext:value-type="float">
            <text:p>59.2814</text:p>
          </table:table-cell>
          <table:table-cell office:value-type="float" office:value="54.7186" calcext:value-type="float">
            <text:p>54.7186</text:p>
          </table:table-cell>
          <table:table-cell office:value-type="float" office:value="54.4072" calcext:value-type="float">
            <text:p>54.4072</text:p>
          </table:table-cell>
          <table:table-cell office:value-type="float" office:value="59.5928" calcext:value-type="float">
            <text:p>59.5928</text:p>
          </table:table-cell>
        </table:table-row>
        <table:table-row table:style-name="ro1">
          <table:table-cell office:value-type="float" office:value="-67.5643" calcext:value-type="float">
            <text:p>-67.5643</text:p>
          </table:table-cell>
          <table:table-cell office:value-type="float" office:value="-1.95522" calcext:value-type="float">
            <text:p>-1.95522</text:p>
          </table:table-cell>
          <table:table-cell office:value-type="float" office:value="-1.46794" calcext:value-type="float">
            <text:p>-1.46794</text:p>
          </table:table-cell>
          <table:table-cell/>
          <table:table-cell office:value-type="float" office:value="3.32515" calcext:value-type="float">
            <text:p>3.32515</text:p>
          </table:table-cell>
          <table:table-cell office:value-type="float" office:value="-0.505641" calcext:value-type="float">
            <text:p>-0.5056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8308" calcext:value-type="float">
            <text:p>60.8308</text:p>
          </table:table-cell>
          <table:table-cell office:value-type="float" office:value="53.1692" calcext:value-type="float">
            <text:p>53.1692</text:p>
          </table:table-cell>
          <table:table-cell office:value-type="float" office:value="54.1805" calcext:value-type="float">
            <text:p>54.1805</text:p>
          </table:table-cell>
          <table:table-cell office:value-type="float" office:value="59.8195" calcext:value-type="float">
            <text:p>59.8195</text:p>
          </table:table-cell>
        </table:table-row>
        <table:table-row table:style-name="ro1">
          <table:table-cell office:value-type="float" office:value="-67.2734" calcext:value-type="float">
            <text:p>-67.2734</text:p>
          </table:table-cell>
          <table:table-cell office:value-type="float" office:value="-1.69551" calcext:value-type="float">
            <text:p>-1.69551</text:p>
          </table:table-cell>
          <table:table-cell office:value-type="float" office:value="-1.83377" calcext:value-type="float">
            <text:p>-1.83377</text:p>
          </table:table-cell>
          <table:table-cell/>
          <table:table-cell office:value-type="float" office:value="2.72818" calcext:value-type="float">
            <text:p>2.72818</text:p>
          </table:table-cell>
          <table:table-cell office:value-type="float" office:value="-0.140483" calcext:value-type="float">
            <text:p>-0.1404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8687" calcext:value-type="float">
            <text:p>59.8687</text:p>
          </table:table-cell>
          <table:table-cell office:value-type="float" office:value="54.1313" calcext:value-type="float">
            <text:p>54.1313</text:p>
          </table:table-cell>
          <table:table-cell office:value-type="float" office:value="54.4123" calcext:value-type="float">
            <text:p>54.4123</text:p>
          </table:table-cell>
          <table:table-cell office:value-type="float" office:value="59.5877" calcext:value-type="float">
            <text:p>59.5877</text:p>
          </table:table-cell>
        </table:table-row>
        <table:table-row table:style-name="ro1">
          <table:table-cell office:value-type="float" office:value="-66.9549" calcext:value-type="float">
            <text:p>-66.9549</text:p>
          </table:table-cell>
          <table:table-cell office:value-type="float" office:value="-1.436" calcext:value-type="float">
            <text:p>-1.436</text:p>
          </table:table-cell>
          <table:table-cell office:value-type="float" office:value="-2.14042" calcext:value-type="float">
            <text:p>-2.14042</text:p>
          </table:table-cell>
          <table:table-cell/>
          <table:table-cell office:value-type="float" office:value="2.63232" calcext:value-type="float">
            <text:p>2.63232</text:p>
          </table:table-cell>
          <table:table-cell office:value-type="float" office:value="-0.161477" calcext:value-type="float">
            <text:p>-0.1614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7938" calcext:value-type="float">
            <text:p>59.7938</text:p>
          </table:table-cell>
          <table:table-cell office:value-type="float" office:value="54.2062" calcext:value-type="float">
            <text:p>54.2062</text:p>
          </table:table-cell>
          <table:table-cell office:value-type="float" office:value="54.5292" calcext:value-type="float">
            <text:p>54.5292</text:p>
          </table:table-cell>
          <table:table-cell office:value-type="float" office:value="59.4708" calcext:value-type="float">
            <text:p>59.4708</text:p>
          </table:table-cell>
        </table:table-row>
        <table:table-row table:style-name="ro1">
          <table:table-cell office:value-type="float" office:value="-66.659" calcext:value-type="float">
            <text:p>-66.659</text:p>
          </table:table-cell>
          <table:table-cell office:value-type="float" office:value="-1.13478" calcext:value-type="float">
            <text:p>-1.13478</text:p>
          </table:table-cell>
          <table:table-cell office:value-type="float" office:value="-2.41213" calcext:value-type="float">
            <text:p>-2.41213</text:p>
          </table:table-cell>
          <table:table-cell/>
          <table:table-cell office:value-type="float" office:value="2.63288" calcext:value-type="float">
            <text:p>2.63288</text:p>
          </table:table-cell>
          <table:table-cell office:value-type="float" office:value="-0.369556" calcext:value-type="float">
            <text:p>-0.3695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0024" calcext:value-type="float">
            <text:p>60.0024</text:p>
          </table:table-cell>
          <table:table-cell office:value-type="float" office:value="53.9976" calcext:value-type="float">
            <text:p>53.9976</text:p>
          </table:table-cell>
          <table:table-cell office:value-type="float" office:value="54.7367" calcext:value-type="float">
            <text:p>54.7367</text:p>
          </table:table-cell>
          <table:table-cell office:value-type="float" office:value="59.2633" calcext:value-type="float">
            <text:p>59.2633</text:p>
          </table:table-cell>
        </table:table-row>
        <table:table-row table:style-name="ro1">
          <table:table-cell office:value-type="float" office:value="-66.4901" calcext:value-type="float">
            <text:p>-66.4901</text:p>
          </table:table-cell>
          <table:table-cell office:value-type="float" office:value="-1.01848" calcext:value-type="float">
            <text:p>-1.01848</text:p>
          </table:table-cell>
          <table:table-cell office:value-type="float" office:value="-2.46571" calcext:value-type="float">
            <text:p>-2.46571</text:p>
          </table:table-cell>
          <table:table-cell/>
          <table:table-cell office:value-type="float" office:value="1.84771" calcext:value-type="float">
            <text:p>1.84771</text:p>
          </table:table-cell>
          <table:table-cell office:value-type="float" office:value="0.371565" calcext:value-type="float">
            <text:p>0.3715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4762" calcext:value-type="float">
            <text:p>58.4762</text:p>
          </table:table-cell>
          <table:table-cell office:value-type="float" office:value="55.5238" calcext:value-type="float">
            <text:p>55.5238</text:p>
          </table:table-cell>
          <table:table-cell office:value-type="float" office:value="54.7807" calcext:value-type="float">
            <text:p>54.7807</text:p>
          </table:table-cell>
          <table:table-cell office:value-type="float" office:value="59.2193" calcext:value-type="float">
            <text:p>59.2193</text:p>
          </table:table-cell>
        </table:table-row>
        <table:table-row table:style-name="ro1">
          <table:table-cell office:value-type="float" office:value="-66.1612" calcext:value-type="float">
            <text:p>-66.1612</text:p>
          </table:table-cell>
          <table:table-cell office:value-type="float" office:value="-0.762709" calcext:value-type="float">
            <text:p>-0.762709</text:p>
          </table:table-cell>
          <table:table-cell office:value-type="float" office:value="-2.55874" calcext:value-type="float">
            <text:p>-2.55874</text:p>
          </table:table-cell>
          <table:table-cell/>
          <table:table-cell office:value-type="float" office:value="2.10551" calcext:value-type="float">
            <text:p>2.10551</text:p>
          </table:table-cell>
          <table:table-cell office:value-type="float" office:value="-0.227364" calcext:value-type="float">
            <text:p>-0.227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3329" calcext:value-type="float">
            <text:p>59.3329</text:p>
          </table:table-cell>
          <table:table-cell office:value-type="float" office:value="54.6671" calcext:value-type="float">
            <text:p>54.6671</text:p>
          </table:table-cell>
          <table:table-cell office:value-type="float" office:value="55.1218" calcext:value-type="float">
            <text:p>55.1218</text:p>
          </table:table-cell>
          <table:table-cell office:value-type="float" office:value="58.8782" calcext:value-type="float">
            <text:p>58.8782</text:p>
          </table:table-cell>
        </table:table-row>
        <table:table-row table:style-name="ro1">
          <table:table-cell office:value-type="float" office:value="-65.9908" calcext:value-type="float">
            <text:p>-65.9908</text:p>
          </table:table-cell>
          <table:table-cell office:value-type="float" office:value="-0.605501" calcext:value-type="float">
            <text:p>-0.605501</text:p>
          </table:table-cell>
          <table:table-cell office:value-type="float" office:value="-2.5615" calcext:value-type="float">
            <text:p>-2.5615</text:p>
          </table:table-cell>
          <table:table-cell/>
          <table:table-cell office:value-type="float" office:value="1.82197" calcext:value-type="float">
            <text:p>1.82197</text:p>
          </table:table-cell>
          <table:table-cell office:value-type="float" office:value="0.145752" calcext:value-type="float">
            <text:p>0.145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6762" calcext:value-type="float">
            <text:p>58.6762</text:p>
          </table:table-cell>
          <table:table-cell office:value-type="float" office:value="55.3238" calcext:value-type="float">
            <text:p>55.3238</text:p>
          </table:table-cell>
          <table:table-cell office:value-type="float" office:value="55.0323" calcext:value-type="float">
            <text:p>55.0323</text:p>
          </table:table-cell>
          <table:table-cell office:value-type="float" office:value="58.9677" calcext:value-type="float">
            <text:p>58.9677</text:p>
          </table:table-cell>
        </table:table-row>
        <table:table-row table:style-name="ro1">
          <table:table-cell office:value-type="float" office:value="-65.6519" calcext:value-type="float">
            <text:p>-65.6519</text:p>
          </table:table-cell>
          <table:table-cell office:value-type="float" office:value="-0.381523" calcext:value-type="float">
            <text:p>-0.381523</text:p>
          </table:table-cell>
          <table:table-cell office:value-type="float" office:value="-2.51856" calcext:value-type="float">
            <text:p>-2.51856</text:p>
          </table:table-cell>
          <table:table-cell/>
          <table:table-cell office:value-type="float" office:value="1.70403" calcext:value-type="float">
            <text:p>1.70403</text:p>
          </table:table-cell>
          <table:table-cell office:value-type="float" office:value="-0.16588" calcext:value-type="float">
            <text:p>-0.16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8699" calcext:value-type="float">
            <text:p>58.8699</text:p>
          </table:table-cell>
          <table:table-cell office:value-type="float" office:value="55.1301" calcext:value-type="float">
            <text:p>55.1301</text:p>
          </table:table-cell>
          <table:table-cell office:value-type="float" office:value="55.4619" calcext:value-type="float">
            <text:p>55.4619</text:p>
          </table:table-cell>
          <table:table-cell office:value-type="float" office:value="58.5381" calcext:value-type="float">
            <text:p>58.5381</text:p>
          </table:table-cell>
        </table:table-row>
        <table:table-row table:style-name="ro1">
          <table:table-cell office:value-type="float" office:value="-65.3125" calcext:value-type="float">
            <text:p>-65.3125</text:p>
          </table:table-cell>
          <table:table-cell office:value-type="float" office:value="-0.132379" calcext:value-type="float">
            <text:p>-0.132379</text:p>
          </table:table-cell>
          <table:table-cell office:value-type="float" office:value="-2.38623" calcext:value-type="float">
            <text:p>-2.38623</text:p>
          </table:table-cell>
          <table:table-cell/>
          <table:table-cell office:value-type="float" office:value="1.38495" calcext:value-type="float">
            <text:p>1.38495</text:p>
          </table:table-cell>
          <table:table-cell office:value-type="float" office:value="-0.324857" calcext:value-type="float">
            <text:p>-0.324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7098" calcext:value-type="float">
            <text:p>58.7098</text:p>
          </table:table-cell>
          <table:table-cell office:value-type="float" office:value="55.2902" calcext:value-type="float">
            <text:p>55.2902</text:p>
          </table:table-cell>
          <table:table-cell office:value-type="float" office:value="55.9399" calcext:value-type="float">
            <text:p>55.9399</text:p>
          </table:table-cell>
          <table:table-cell office:value-type="float" office:value="58.0601" calcext:value-type="float">
            <text:p>58.0601</text:p>
          </table:table-cell>
        </table:table-row>
        <table:table-row table:style-name="ro1">
          <table:table-cell office:value-type="float" office:value="-64.9662" calcext:value-type="float">
            <text:p>-64.9662</text:p>
          </table:table-cell>
          <table:table-cell office:value-type="float" office:value="0.00470725" calcext:value-type="float">
            <text:p>0.00470725</text:p>
          </table:table-cell>
          <table:table-cell office:value-type="float" office:value="-2.16955" calcext:value-type="float">
            <text:p>-2.16955</text:p>
          </table:table-cell>
          <table:table-cell/>
          <table:table-cell office:value-type="float" office:value="1.05846" calcext:value-type="float">
            <text:p>1.05846</text:p>
          </table:table-cell>
          <table:table-cell office:value-type="float" office:value="0.0889625" calcext:value-type="float">
            <text:p>0.0889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695" calcext:value-type="float">
            <text:p>57.9695</text:p>
          </table:table-cell>
          <table:table-cell office:value-type="float" office:value="56.0305" calcext:value-type="float">
            <text:p>56.0305</text:p>
          </table:table-cell>
          <table:table-cell office:value-type="float" office:value="55.8526" calcext:value-type="float">
            <text:p>55.8526</text:p>
          </table:table-cell>
          <table:table-cell office:value-type="float" office:value="58.1474" calcext:value-type="float">
            <text:p>58.1474</text:p>
          </table:table-cell>
        </table:table-row>
        <table:table-row table:style-name="ro1">
          <table:table-cell office:value-type="float" office:value="-64.6268" calcext:value-type="float">
            <text:p>-64.6268</text:p>
          </table:table-cell>
          <table:table-cell office:value-type="float" office:value="0.120765" calcext:value-type="float">
            <text:p>0.120765</text:p>
          </table:table-cell>
          <table:table-cell office:value-type="float" office:value="-1.91817" calcext:value-type="float">
            <text:p>-1.91817</text:p>
          </table:table-cell>
          <table:table-cell/>
          <table:table-cell office:value-type="float" office:value="0.914369" calcext:value-type="float">
            <text:p>0.914369</text:p>
          </table:table-cell>
          <table:table-cell office:value-type="float" office:value="0.14044" calcext:value-type="float">
            <text:p>0.140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7739" calcext:value-type="float">
            <text:p>57.7739</text:p>
          </table:table-cell>
          <table:table-cell office:value-type="float" office:value="56.2261" calcext:value-type="float">
            <text:p>56.2261</text:p>
          </table:table-cell>
          <table:table-cell office:value-type="float" office:value="55.9452" calcext:value-type="float">
            <text:p>55.9452</text:p>
          </table:table-cell>
          <table:table-cell office:value-type="float" office:value="58.0548" calcext:value-type="float">
            <text:p>58.0548</text:p>
          </table:table-cell>
        </table:table-row>
        <table:table-row table:style-name="ro1">
          <table:table-cell office:value-type="float" office:value="-64.2668" calcext:value-type="float">
            <text:p>-64.2668</text:p>
          </table:table-cell>
          <table:table-cell office:value-type="float" office:value="0.222285" calcext:value-type="float">
            <text:p>0.222285</text:p>
          </table:table-cell>
          <table:table-cell office:value-type="float" office:value="-1.60317" calcext:value-type="float">
            <text:p>-1.60317</text:p>
          </table:table-cell>
          <table:table-cell/>
          <table:table-cell office:value-type="float" office:value="0.629225" calcext:value-type="float">
            <text:p>0.629225</text:p>
          </table:table-cell>
          <table:table-cell office:value-type="float" office:value="0.166538" calcext:value-type="float">
            <text:p>0.166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4627" calcext:value-type="float">
            <text:p>57.4627</text:p>
          </table:table-cell>
          <table:table-cell office:value-type="float" office:value="56.5373" calcext:value-type="float">
            <text:p>56.5373</text:p>
          </table:table-cell>
          <table:table-cell office:value-type="float" office:value="56.2042" calcext:value-type="float">
            <text:p>56.2042</text:p>
          </table:table-cell>
          <table:table-cell office:value-type="float" office:value="57.7958" calcext:value-type="float">
            <text:p>57.7958</text:p>
          </table:table-cell>
        </table:table-row>
        <table:table-row table:style-name="ro1">
          <table:table-cell office:value-type="float" office:value="-63.937" calcext:value-type="float">
            <text:p>-63.937</text:p>
          </table:table-cell>
          <table:table-cell office:value-type="float" office:value="0.259383" calcext:value-type="float">
            <text:p>0.259383</text:p>
          </table:table-cell>
          <table:table-cell office:value-type="float" office:value="-1.31397" calcext:value-type="float">
            <text:p>-1.31397</text:p>
          </table:table-cell>
          <table:table-cell/>
          <table:table-cell office:value-type="float" office:value="0.69956" calcext:value-type="float">
            <text:p>0.69956</text:p>
          </table:table-cell>
          <table:table-cell office:value-type="float" office:value="0.407173" calcext:value-type="float">
            <text:p>0.407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924" calcext:value-type="float">
            <text:p>57.2924</text:p>
          </table:table-cell>
          <table:table-cell office:value-type="float" office:value="56.7076" calcext:value-type="float">
            <text:p>56.7076</text:p>
          </table:table-cell>
          <table:table-cell office:value-type="float" office:value="55.8933" calcext:value-type="float">
            <text:p>55.8933</text:p>
          </table:table-cell>
          <table:table-cell office:value-type="float" office:value="58.1067" calcext:value-type="float">
            <text:p>58.1067</text:p>
          </table:table-cell>
        </table:table-row>
        <table:table-row table:style-name="ro1">
          <table:table-cell office:value-type="float" office:value="-63.5726" calcext:value-type="float">
            <text:p>-63.5726</text:p>
          </table:table-cell>
          <table:table-cell office:value-type="float" office:value="0.288198" calcext:value-type="float">
            <text:p>0.288198</text:p>
          </table:table-cell>
          <table:table-cell office:value-type="float" office:value="-1.02278" calcext:value-type="float">
            <text:p>-1.02278</text:p>
          </table:table-cell>
          <table:table-cell/>
          <table:table-cell office:value-type="float" office:value="0.64946" calcext:value-type="float">
            <text:p>0.64946</text:p>
          </table:table-cell>
          <table:table-cell office:value-type="float" office:value="0.424456" calcext:value-type="float">
            <text:p>0.424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25" calcext:value-type="float">
            <text:p>57.225</text:p>
          </table:table-cell>
          <table:table-cell office:value-type="float" office:value="56.775" calcext:value-type="float">
            <text:p>56.775</text:p>
          </table:table-cell>
          <table:table-cell office:value-type="float" office:value="55.9261" calcext:value-type="float">
            <text:p>55.9261</text:p>
          </table:table-cell>
          <table:table-cell office:value-type="float" office:value="58.0739" calcext:value-type="float">
            <text:p>58.0739</text:p>
          </table:table-cell>
        </table:table-row>
        <table:table-row table:style-name="ro1">
          <table:table-cell office:value-type="float" office:value="-63.2121" calcext:value-type="float">
            <text:p>-63.2121</text:p>
          </table:table-cell>
          <table:table-cell office:value-type="float" office:value="0.316611" calcext:value-type="float">
            <text:p>0.316611</text:p>
          </table:table-cell>
          <table:table-cell office:value-type="float" office:value="-0.741433" calcext:value-type="float">
            <text:p>-0.741433</text:p>
          </table:table-cell>
          <table:table-cell/>
          <table:table-cell office:value-type="float" office:value="0.640758" calcext:value-type="float">
            <text:p>0.640758</text:p>
          </table:table-cell>
          <table:table-cell office:value-type="float" office:value="0.409461" calcext:value-type="float">
            <text:p>0.409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313" calcext:value-type="float">
            <text:p>57.2313</text:p>
          </table:table-cell>
          <table:table-cell office:value-type="float" office:value="56.7687" calcext:value-type="float">
            <text:p>56.7687</text:p>
          </table:table-cell>
          <table:table-cell office:value-type="float" office:value="55.9498" calcext:value-type="float">
            <text:p>55.9498</text:p>
          </table:table-cell>
          <table:table-cell office:value-type="float" office:value="58.0502" calcext:value-type="float">
            <text:p>58.0502</text:p>
          </table:table-cell>
        </table:table-row>
        <table:table-row table:style-name="ro1">
          <table:table-cell office:value-type="float" office:value="-62.8576" calcext:value-type="float">
            <text:p>-62.8576</text:p>
          </table:table-cell>
          <table:table-cell office:value-type="float" office:value="0.33255" calcext:value-type="float">
            <text:p>0.33255</text:p>
          </table:table-cell>
          <table:table-cell office:value-type="float" office:value="-0.477136" calcext:value-type="float">
            <text:p>-0.477136</text:p>
          </table:table-cell>
          <table:table-cell/>
          <table:table-cell office:value-type="float" office:value="0.657196" calcext:value-type="float">
            <text:p>0.657196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118" calcext:value-type="float">
            <text:p>57.2118</text:p>
          </table:table-cell>
          <table:table-cell office:value-type="float" office:value="56.7882" calcext:value-type="float">
            <text:p>56.7882</text:p>
          </table:table-cell>
          <table:table-cell office:value-type="float" office:value="55.8974" calcext:value-type="float">
            <text:p>55.8974</text:p>
          </table:table-cell>
          <table:table-cell office:value-type="float" office:value="58.1026" calcext:value-type="float">
            <text:p>58.1026</text:p>
          </table:table-cell>
        </table:table-row>
        <table:table-row table:style-name="ro1">
          <table:table-cell office:value-type="float" office:value="-62.4818" calcext:value-type="float">
            <text:p>-62.4818</text:p>
          </table:table-cell>
          <table:table-cell office:value-type="float" office:value="0.33794" calcext:value-type="float">
            <text:p>0.33794</text:p>
          </table:table-cell>
          <table:table-cell office:value-type="float" office:value="-0.179504" calcext:value-type="float">
            <text:p>-0.179504</text:p>
          </table:table-cell>
          <table:table-cell/>
          <table:table-cell office:value-type="float" office:value="0.454829" calcext:value-type="float">
            <text:p>0.454829</text:p>
          </table:table-cell>
          <table:table-cell office:value-type="float" office:value="0.476105" calcext:value-type="float">
            <text:p>0.476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9787" calcext:value-type="float">
            <text:p>56.9787</text:p>
          </table:table-cell>
          <table:table-cell office:value-type="float" office:value="57.0213" calcext:value-type="float">
            <text:p>57.0213</text:p>
          </table:table-cell>
          <table:table-cell office:value-type="float" office:value="56.0691" calcext:value-type="float">
            <text:p>56.0691</text:p>
          </table:table-cell>
          <table:table-cell office:value-type="float" office:value="57.9309" calcext:value-type="float">
            <text:p>57.9309</text:p>
          </table:table-cell>
        </table:table-row>
        <table:table-row table:style-name="ro1">
          <table:table-cell office:value-type="float" office:value="-62.1309" calcext:value-type="float">
            <text:p>-62.1309</text:p>
          </table:table-cell>
          <table:table-cell office:value-type="float" office:value="0.334648" calcext:value-type="float">
            <text:p>0.334648</text:p>
          </table:table-cell>
          <table:table-cell office:value-type="float" office:value="0.0137836" calcext:value-type="float">
            <text:p>0.0137836</text:p>
          </table:table-cell>
          <table:table-cell/>
          <table:table-cell office:value-type="float" office:value="0.823474" calcext:value-type="float">
            <text:p>0.823474</text:p>
          </table:table-cell>
          <table:table-cell office:value-type="float" office:value="0.501619" calcext:value-type="float">
            <text:p>0.5016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3219" calcext:value-type="float">
            <text:p>57.3219</text:p>
          </table:table-cell>
          <table:table-cell office:value-type="float" office:value="56.6781" calcext:value-type="float">
            <text:p>56.6781</text:p>
          </table:table-cell>
          <table:table-cell office:value-type="float" office:value="55.6749" calcext:value-type="float">
            <text:p>55.6749</text:p>
          </table:table-cell>
          <table:table-cell office:value-type="float" office:value="58.3251" calcext:value-type="float">
            <text:p>58.3251</text:p>
          </table:table-cell>
        </table:table-row>
        <table:table-row table:style-name="ro1">
          <table:table-cell office:value-type="float" office:value="-61.749" calcext:value-type="float">
            <text:p>-61.749</text:p>
          </table:table-cell>
          <table:table-cell office:value-type="float" office:value="0.348263" calcext:value-type="float">
            <text:p>0.348263</text:p>
          </table:table-cell>
          <table:table-cell office:value-type="float" office:value="0.248959" calcext:value-type="float">
            <text:p>0.248959</text:p>
          </table:table-cell>
          <table:table-cell/>
          <table:table-cell office:value-type="float" office:value="0.589658" calcext:value-type="float">
            <text:p>0.589658</text:p>
          </table:table-cell>
          <table:table-cell office:value-type="float" office:value="0.42014" calcext:value-type="float">
            <text:p>0.420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1695" calcext:value-type="float">
            <text:p>57.1695</text:p>
          </table:table-cell>
          <table:table-cell office:value-type="float" office:value="56.8305" calcext:value-type="float">
            <text:p>56.8305</text:p>
          </table:table-cell>
          <table:table-cell office:value-type="float" office:value="55.9902" calcext:value-type="float">
            <text:p>55.9902</text:p>
          </table:table-cell>
          <table:table-cell office:value-type="float" office:value="58.0098" calcext:value-type="float">
            <text:p>58.0098</text:p>
          </table:table-cell>
        </table:table-row>
        <table:table-row table:style-name="ro1">
          <table:table-cell office:value-type="float" office:value="-61.3669" calcext:value-type="float">
            <text:p>-61.3669</text:p>
          </table:table-cell>
          <table:table-cell office:value-type="float" office:value="0.34163" calcext:value-type="float">
            <text:p>0.34163</text:p>
          </table:table-cell>
          <table:table-cell office:value-type="float" office:value="0.438563" calcext:value-type="float">
            <text:p>0.438563</text:p>
          </table:table-cell>
          <table:table-cell/>
          <table:table-cell office:value-type="float" office:value="0.711388" calcext:value-type="float">
            <text:p>0.711388</text:p>
          </table:table-cell>
          <table:table-cell office:value-type="float" office:value="0.492538" calcext:value-type="float">
            <text:p>0.492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188" calcext:value-type="float">
            <text:p>57.2188</text:p>
          </table:table-cell>
          <table:table-cell office:value-type="float" office:value="56.7812" calcext:value-type="float">
            <text:p>56.7812</text:p>
          </table:table-cell>
          <table:table-cell office:value-type="float" office:value="55.7961" calcext:value-type="float">
            <text:p>55.7961</text:p>
          </table:table-cell>
          <table:table-cell office:value-type="float" office:value="58.2039" calcext:value-type="float">
            <text:p>58.2039</text:p>
          </table:table-cell>
        </table:table-row>
        <table:table-row table:style-name="ro1">
          <table:table-cell office:value-type="float" office:value="-60.9941" calcext:value-type="float">
            <text:p>-60.9941</text:p>
          </table:table-cell>
          <table:table-cell office:value-type="float" office:value="0.345129" calcext:value-type="float">
            <text:p>0.345129</text:p>
          </table:table-cell>
          <table:table-cell office:value-type="float" office:value="0.5442" calcext:value-type="float">
            <text:p>0.5442</text:p>
          </table:table-cell>
          <table:table-cell/>
          <table:table-cell office:value-type="float" office:value="1.00452" calcext:value-type="float">
            <text:p>1.00452</text:p>
          </table:table-cell>
          <table:table-cell office:value-type="float" office:value="0.440783" calcext:value-type="float">
            <text:p>0.4407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637" calcext:value-type="float">
            <text:p>57.5637</text:p>
          </table:table-cell>
          <table:table-cell office:value-type="float" office:value="56.4363" calcext:value-type="float">
            <text:p>56.4363</text:p>
          </table:table-cell>
          <table:table-cell office:value-type="float" office:value="55.5547" calcext:value-type="float">
            <text:p>55.5547</text:p>
          </table:table-cell>
          <table:table-cell office:value-type="float" office:value="58.4453" calcext:value-type="float">
            <text:p>58.4453</text:p>
          </table:table-cell>
        </table:table-row>
        <table:table-row table:style-name="ro1">
          <table:table-cell office:value-type="float" office:value="-60.5866" calcext:value-type="float">
            <text:p>-60.5866</text:p>
          </table:table-cell>
          <table:table-cell office:value-type="float" office:value="0.322293" calcext:value-type="float">
            <text:p>0.322293</text:p>
          </table:table-cell>
          <table:table-cell office:value-type="float" office:value="0.682391" calcext:value-type="float">
            <text:p>0.682391</text:p>
          </table:table-cell>
          <table:table-cell/>
          <table:table-cell office:value-type="float" office:value="0.819287" calcext:value-type="float">
            <text:p>0.819287</text:p>
          </table:table-cell>
          <table:table-cell office:value-type="float" office:value="0.542164" calcext:value-type="float">
            <text:p>0.542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771" calcext:value-type="float">
            <text:p>57.2771</text:p>
          </table:table-cell>
          <table:table-cell office:value-type="float" office:value="56.7229" calcext:value-type="float">
            <text:p>56.7229</text:p>
          </table:table-cell>
          <table:table-cell office:value-type="float" office:value="55.6385" calcext:value-type="float">
            <text:p>55.6385</text:p>
          </table:table-cell>
          <table:table-cell office:value-type="float" office:value="58.3615" calcext:value-type="float">
            <text:p>58.3615</text:p>
          </table:table-cell>
        </table:table-row>
        <table:table-row table:style-name="ro1">
          <table:table-cell office:value-type="float" office:value="-60.2018" calcext:value-type="float">
            <text:p>-60.2018</text:p>
          </table:table-cell>
          <table:table-cell office:value-type="float" office:value="0.372045" calcext:value-type="float">
            <text:p>0.372045</text:p>
          </table:table-cell>
          <table:table-cell office:value-type="float" office:value="0.725011" calcext:value-type="float">
            <text:p>0.725011</text:p>
          </table:table-cell>
          <table:table-cell/>
          <table:table-cell office:value-type="float" office:value="1.16916" calcext:value-type="float">
            <text:p>1.16916</text:p>
          </table:table-cell>
          <table:table-cell office:value-type="float" office:value="0.228211" calcext:value-type="float">
            <text:p>0.228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41" calcext:value-type="float">
            <text:p>57.941</text:p>
          </table:table-cell>
          <table:table-cell office:value-type="float" office:value="56.059" calcext:value-type="float">
            <text:p>56.059</text:p>
          </table:table-cell>
          <table:table-cell office:value-type="float" office:value="55.6026" calcext:value-type="float">
            <text:p>55.6026</text:p>
          </table:table-cell>
          <table:table-cell office:value-type="float" office:value="58.3974" calcext:value-type="float">
            <text:p>58.3974</text:p>
          </table:table-cell>
        </table:table-row>
        <table:table-row table:style-name="ro1">
          <table:table-cell office:value-type="float" office:value="-59.7884" calcext:value-type="float">
            <text:p>-59.7884</text:p>
          </table:table-cell>
          <table:table-cell office:value-type="float" office:value="0.398757" calcext:value-type="float">
            <text:p>0.398757</text:p>
          </table:table-cell>
          <table:table-cell office:value-type="float" office:value="0.793975" calcext:value-type="float">
            <text:p>0.793975</text:p>
          </table:table-cell>
          <table:table-cell/>
          <table:table-cell office:value-type="float" office:value="1.02273" calcext:value-type="float">
            <text:p>1.02273</text:p>
          </table:table-cell>
          <table:table-cell office:value-type="float" office:value="0.301733" calcext:value-type="float">
            <text:p>0.3017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721" calcext:value-type="float">
            <text:p>57.721</text:p>
          </table:table-cell>
          <table:table-cell office:value-type="float" office:value="56.279" calcext:value-type="float">
            <text:p>56.279</text:p>
          </table:table-cell>
          <table:table-cell office:value-type="float" office:value="55.6755" calcext:value-type="float">
            <text:p>55.6755</text:p>
          </table:table-cell>
          <table:table-cell office:value-type="float" office:value="58.3245" calcext:value-type="float">
            <text:p>58.3245</text:p>
          </table:table-cell>
        </table:table-row>
        <table:table-row table:style-name="ro1">
          <table:table-cell office:value-type="float" office:value="-59.3784" calcext:value-type="float">
            <text:p>-59.3784</text:p>
          </table:table-cell>
          <table:table-cell office:value-type="float" office:value="0.447597" calcext:value-type="float">
            <text:p>0.447597</text:p>
          </table:table-cell>
          <table:table-cell office:value-type="float" office:value="0.810724" calcext:value-type="float">
            <text:p>0.810724</text:p>
          </table:table-cell>
          <table:table-cell/>
          <table:table-cell office:value-type="float" office:value="1.20308" calcext:value-type="float">
            <text:p>1.20308</text:p>
          </table:table-cell>
          <table:table-cell office:value-type="float" office:value="0.187579" calcext:value-type="float">
            <text:p>0.1875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0155" calcext:value-type="float">
            <text:p>58.0155</text:p>
          </table:table-cell>
          <table:table-cell office:value-type="float" office:value="55.9845" calcext:value-type="float">
            <text:p>55.9845</text:p>
          </table:table-cell>
          <table:table-cell office:value-type="float" office:value="55.6093" calcext:value-type="float">
            <text:p>55.6093</text:p>
          </table:table-cell>
          <table:table-cell office:value-type="float" office:value="58.3907" calcext:value-type="float">
            <text:p>58.3907</text:p>
          </table:table-cell>
        </table:table-row>
        <table:table-row table:style-name="ro1">
          <table:table-cell office:value-type="float" office:value="-58.9684" calcext:value-type="float">
            <text:p>-58.9684</text:p>
          </table:table-cell>
          <table:table-cell office:value-type="float" office:value="0.504238" calcext:value-type="float">
            <text:p>0.504238</text:p>
          </table:table-cell>
          <table:table-cell office:value-type="float" office:value="0.799327" calcext:value-type="float">
            <text:p>0.799327</text:p>
          </table:table-cell>
          <table:table-cell/>
          <table:table-cell office:value-type="float" office:value="1.29453" calcext:value-type="float">
            <text:p>1.29453</text:p>
          </table:table-cell>
          <table:table-cell office:value-type="float" office:value="0.12709" calcext:value-type="float">
            <text:p>0.127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674" calcext:value-type="float">
            <text:p>58.1674</text:p>
          </table:table-cell>
          <table:table-cell office:value-type="float" office:value="55.8326" calcext:value-type="float">
            <text:p>55.8326</text:p>
          </table:table-cell>
          <table:table-cell office:value-type="float" office:value="55.5784" calcext:value-type="float">
            <text:p>55.5784</text:p>
          </table:table-cell>
          <table:table-cell office:value-type="float" office:value="58.4216" calcext:value-type="float">
            <text:p>58.4216</text:p>
          </table:table-cell>
        </table:table-row>
        <table:table-row table:style-name="ro1">
          <table:table-cell office:value-type="float" office:value="-58.5429" calcext:value-type="float">
            <text:p>-58.5429</text:p>
          </table:table-cell>
          <table:table-cell office:value-type="float" office:value="0.556009" calcext:value-type="float">
            <text:p>0.556009</text:p>
          </table:table-cell>
          <table:table-cell office:value-type="float" office:value="0.8248" calcext:value-type="float">
            <text:p>0.8248</text:p>
          </table:table-cell>
          <table:table-cell/>
          <table:table-cell office:value-type="float" office:value="1.11594" calcext:value-type="float">
            <text:p>1.11594</text:p>
          </table:table-cell>
          <table:table-cell office:value-type="float" office:value="0.116949" calcext:value-type="float">
            <text:p>0.1169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99" calcext:value-type="float">
            <text:p>57.999</text:p>
          </table:table-cell>
          <table:table-cell office:value-type="float" office:value="56.001" calcext:value-type="float">
            <text:p>56.001</text:p>
          </table:table-cell>
          <table:table-cell office:value-type="float" office:value="55.7671" calcext:value-type="float">
            <text:p>55.7671</text:p>
          </table:table-cell>
          <table:table-cell office:value-type="float" office:value="58.2329" calcext:value-type="float">
            <text:p>58.2329</text:p>
          </table:table-cell>
        </table:table-row>
        <table:table-row table:style-name="ro1">
          <table:table-cell office:value-type="float" office:value="-58.1052" calcext:value-type="float">
            <text:p>-58.1052</text:p>
          </table:table-cell>
          <table:table-cell office:value-type="float" office:value="0.628471" calcext:value-type="float">
            <text:p>0.628471</text:p>
          </table:table-cell>
          <table:table-cell office:value-type="float" office:value="0.813186" calcext:value-type="float">
            <text:p>0.813186</text:p>
          </table:table-cell>
          <table:table-cell/>
          <table:table-cell office:value-type="float" office:value="1.2428" calcext:value-type="float">
            <text:p>1.2428</text:p>
          </table:table-cell>
          <table:table-cell office:value-type="float" office:value="-0.00278892" calcext:value-type="float">
            <text:p>-0.002788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2456" calcext:value-type="float">
            <text:p>58.2456</text:p>
          </table:table-cell>
          <table:table-cell office:value-type="float" office:value="55.7544" calcext:value-type="float">
            <text:p>55.7544</text:p>
          </table:table-cell>
          <table:table-cell office:value-type="float" office:value="55.76" calcext:value-type="float">
            <text:p>55.76</text:p>
          </table:table-cell>
          <table:table-cell office:value-type="float" office:value="58.24" calcext:value-type="float">
            <text:p>58.24</text:p>
          </table:table-cell>
        </table:table-row>
        <table:table-row table:style-name="ro1">
          <table:table-cell office:value-type="float" office:value="-57.6732" calcext:value-type="float">
            <text:p>-57.6732</text:p>
          </table:table-cell>
          <table:table-cell office:value-type="float" office:value="0.650529" calcext:value-type="float">
            <text:p>0.650529</text:p>
          </table:table-cell>
          <table:table-cell office:value-type="float" office:value="0.805298" calcext:value-type="float">
            <text:p>0.805298</text:p>
          </table:table-cell>
          <table:table-cell/>
          <table:table-cell office:value-type="float" office:value="1.20571" calcext:value-type="float">
            <text:p>1.20571</text:p>
          </table:table-cell>
          <table:table-cell office:value-type="float" office:value="0.173801" calcext:value-type="float">
            <text:p>0.1738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0319" calcext:value-type="float">
            <text:p>58.0319</text:p>
          </table:table-cell>
          <table:table-cell office:value-type="float" office:value="55.9681" calcext:value-type="float">
            <text:p>55.9681</text:p>
          </table:table-cell>
          <table:table-cell office:value-type="float" office:value="55.6205" calcext:value-type="float">
            <text:p>55.6205</text:p>
          </table:table-cell>
          <table:table-cell office:value-type="float" office:value="58.3795" calcext:value-type="float">
            <text:p>58.3795</text:p>
          </table:table-cell>
        </table:table-row>
        <table:table-row table:style-name="ro1">
          <table:table-cell office:value-type="float" office:value="-57.2255" calcext:value-type="float">
            <text:p>-57.2255</text:p>
          </table:table-cell>
          <table:table-cell office:value-type="float" office:value="0.673197" calcext:value-type="float">
            <text:p>0.673197</text:p>
          </table:table-cell>
          <table:table-cell office:value-type="float" office:value="0.781526" calcext:value-type="float">
            <text:p>0.781526</text:p>
          </table:table-cell>
          <table:table-cell/>
          <table:table-cell office:value-type="float" office:value="1.25174" calcext:value-type="float">
            <text:p>1.25174</text:p>
          </table:table-cell>
          <table:table-cell office:value-type="float" office:value="0.145496" calcext:value-type="float">
            <text:p>0.145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062" calcext:value-type="float">
            <text:p>58.1062</text:p>
          </table:table-cell>
          <table:table-cell office:value-type="float" office:value="55.8938" calcext:value-type="float">
            <text:p>55.8938</text:p>
          </table:table-cell>
          <table:table-cell office:value-type="float" office:value="55.6028" calcext:value-type="float">
            <text:p>55.6028</text:p>
          </table:table-cell>
          <table:table-cell office:value-type="float" office:value="58.3972" calcext:value-type="float">
            <text:p>58.3972</text:p>
          </table:table-cell>
        </table:table-row>
        <table:table-row table:style-name="ro1">
          <table:table-cell office:value-type="float" office:value="-56.7717" calcext:value-type="float">
            <text:p>-56.7717</text:p>
          </table:table-cell>
          <table:table-cell office:value-type="float" office:value="0.705216" calcext:value-type="float">
            <text:p>0.705216</text:p>
          </table:table-cell>
          <table:table-cell office:value-type="float" office:value="0.754735" calcext:value-type="float">
            <text:p>0.754735</text:p>
          </table:table-cell>
          <table:table-cell/>
          <table:table-cell office:value-type="float" office:value="1.24787" calcext:value-type="float">
            <text:p>1.24787</text:p>
          </table:table-cell>
          <table:table-cell office:value-type="float" office:value="0.0789289" calcext:value-type="float">
            <text:p>0.07892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689" calcext:value-type="float">
            <text:p>58.1689</text:p>
          </table:table-cell>
          <table:table-cell office:value-type="float" office:value="55.8311" calcext:value-type="float">
            <text:p>55.8311</text:p>
          </table:table-cell>
          <table:table-cell office:value-type="float" office:value="55.6732" calcext:value-type="float">
            <text:p>55.6732</text:p>
          </table:table-cell>
          <table:table-cell office:value-type="float" office:value="58.3268" calcext:value-type="float">
            <text:p>58.3268</text:p>
          </table:table-cell>
        </table:table-row>
        <table:table-row table:style-name="ro1">
          <table:table-cell office:value-type="float" office:value="-56.3273" calcext:value-type="float">
            <text:p>-56.3273</text:p>
          </table:table-cell>
          <table:table-cell office:value-type="float" office:value="0.72795" calcext:value-type="float">
            <text:p>0.72795</text:p>
          </table:table-cell>
          <table:table-cell office:value-type="float" office:value="0.715001" calcext:value-type="float">
            <text:p>0.715001</text:p>
          </table:table-cell>
          <table:table-cell/>
          <table:table-cell office:value-type="float" office:value="1.28812" calcext:value-type="float">
            <text:p>1.28812</text:p>
          </table:table-cell>
          <table:table-cell office:value-type="float" office:value="0.0885512" calcext:value-type="float">
            <text:p>0.08855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996" calcext:value-type="float">
            <text:p>58.1996</text:p>
          </table:table-cell>
          <table:table-cell office:value-type="float" office:value="55.8004" calcext:value-type="float">
            <text:p>55.8004</text:p>
          </table:table-cell>
          <table:table-cell office:value-type="float" office:value="55.6233" calcext:value-type="float">
            <text:p>55.6233</text:p>
          </table:table-cell>
          <table:table-cell office:value-type="float" office:value="58.3767" calcext:value-type="float">
            <text:p>58.3767</text:p>
          </table:table-cell>
        </table:table-row>
        <table:table-row table:style-name="ro1">
          <table:table-cell office:value-type="float" office:value="-55.8579" calcext:value-type="float">
            <text:p>-55.8579</text:p>
          </table:table-cell>
          <table:table-cell office:value-type="float" office:value="0.762491" calcext:value-type="float">
            <text:p>0.762491</text:p>
          </table:table-cell>
          <table:table-cell office:value-type="float" office:value="0.697101" calcext:value-type="float">
            <text:p>0.697101</text:p>
          </table:table-cell>
          <table:table-cell/>
          <table:table-cell office:value-type="float" office:value="1.18435" calcext:value-type="float">
            <text:p>1.18435</text:p>
          </table:table-cell>
          <table:table-cell office:value-type="float" office:value="0.00980883" calcext:value-type="float">
            <text:p>0.009808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745" calcext:value-type="float">
            <text:p>58.1745</text:p>
          </table:table-cell>
          <table:table-cell office:value-type="float" office:value="55.8255" calcext:value-type="float">
            <text:p>55.8255</text:p>
          </table:table-cell>
          <table:table-cell office:value-type="float" office:value="55.8058" calcext:value-type="float">
            <text:p>55.8058</text:p>
          </table:table-cell>
          <table:table-cell office:value-type="float" office:value="58.1942" calcext:value-type="float">
            <text:p>58.1942</text:p>
          </table:table-cell>
        </table:table-row>
        <table:table-row table:style-name="ro1">
          <table:table-cell office:value-type="float" office:value="-55.3919" calcext:value-type="float">
            <text:p>-55.3919</text:p>
          </table:table-cell>
          <table:table-cell office:value-type="float" office:value="0.806349" calcext:value-type="float">
            <text:p>0.806349</text:p>
          </table:table-cell>
          <table:table-cell office:value-type="float" office:value="0.676037" calcext:value-type="float">
            <text:p>0.676037</text:p>
          </table:table-cell>
          <table:table-cell/>
          <table:table-cell office:value-type="float" office:value="1.18199" calcext:value-type="float">
            <text:p>1.18199</text:p>
          </table:table-cell>
          <table:table-cell office:value-type="float" office:value="-0.062612" calcext:value-type="float">
            <text:p>-0.062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2446" calcext:value-type="float">
            <text:p>58.2446</text:p>
          </table:table-cell>
          <table:table-cell office:value-type="float" office:value="55.7554" calcext:value-type="float">
            <text:p>55.7554</text:p>
          </table:table-cell>
          <table:table-cell office:value-type="float" office:value="55.8806" calcext:value-type="float">
            <text:p>55.8806</text:p>
          </table:table-cell>
          <table:table-cell office:value-type="float" office:value="58.1194" calcext:value-type="float">
            <text:p>58.1194</text:p>
          </table:table-cell>
        </table:table-row>
        <table:table-row table:style-name="ro1">
          <table:table-cell office:value-type="float" office:value="-54.9199" calcext:value-type="float">
            <text:p>-54.9199</text:p>
          </table:table-cell>
          <table:table-cell office:value-type="float" office:value="0.862016" calcext:value-type="float">
            <text:p>0.862016</text:p>
          </table:table-cell>
          <table:table-cell office:value-type="float" office:value="0.692318" calcext:value-type="float">
            <text:p>0.692318</text:p>
          </table:table-cell>
          <table:table-cell/>
          <table:table-cell office:value-type="float" office:value="1.00777" calcext:value-type="float">
            <text:p>1.00777</text:p>
          </table:table-cell>
          <table:table-cell office:value-type="float" office:value="-0.149624" calcext:value-type="float">
            <text:p>-0.149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574" calcext:value-type="float">
            <text:p>58.1574</text:p>
          </table:table-cell>
          <table:table-cell office:value-type="float" office:value="55.8426" calcext:value-type="float">
            <text:p>55.8426</text:p>
          </table:table-cell>
          <table:table-cell office:value-type="float" office:value="56.1419" calcext:value-type="float">
            <text:p>56.1419</text:p>
          </table:table-cell>
          <table:table-cell office:value-type="float" office:value="57.8581" calcext:value-type="float">
            <text:p>57.8581</text:p>
          </table:table-cell>
        </table:table-row>
        <table:table-row table:style-name="ro1">
          <table:table-cell office:value-type="float" office:value="-54.4327" calcext:value-type="float">
            <text:p>-54.4327</text:p>
          </table:table-cell>
          <table:table-cell office:value-type="float" office:value="0.898542" calcext:value-type="float">
            <text:p>0.898542</text:p>
          </table:table-cell>
          <table:table-cell office:value-type="float" office:value="0.760977" calcext:value-type="float">
            <text:p>0.760977</text:p>
          </table:table-cell>
          <table:table-cell/>
          <table:table-cell office:value-type="float" office:value="0.758265" calcext:value-type="float">
            <text:p>0.758265</text:p>
          </table:table-cell>
          <table:table-cell office:value-type="float" office:value="-0.109148" calcext:value-type="float">
            <text:p>-0.109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8674" calcext:value-type="float">
            <text:p>57.8674</text:p>
          </table:table-cell>
          <table:table-cell office:value-type="float" office:value="56.1326" calcext:value-type="float">
            <text:p>56.1326</text:p>
          </table:table-cell>
          <table:table-cell office:value-type="float" office:value="56.3509" calcext:value-type="float">
            <text:p>56.3509</text:p>
          </table:table-cell>
          <table:table-cell office:value-type="float" office:value="57.6491" calcext:value-type="float">
            <text:p>57.6491</text:p>
          </table:table-cell>
        </table:table-row>
        <table:table-row table:style-name="ro1">
          <table:table-cell office:value-type="float" office:value="-53.9701" calcext:value-type="float">
            <text:p>-53.9701</text:p>
          </table:table-cell>
          <table:table-cell office:value-type="float" office:value="0.913852" calcext:value-type="float">
            <text:p>0.913852</text:p>
          </table:table-cell>
          <table:table-cell office:value-type="float" office:value="0.794978" calcext:value-type="float">
            <text:p>0.794978</text:p>
          </table:table-cell>
          <table:table-cell/>
          <table:table-cell office:value-type="float" office:value="0.864551" calcext:value-type="float">
            <text:p>0.864551</text:p>
          </table:table-cell>
          <table:table-cell office:value-type="float" office:value="-0.0555292" calcext:value-type="float">
            <text:p>-0.05552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201" calcext:value-type="float">
            <text:p>57.9201</text:p>
          </table:table-cell>
          <table:table-cell office:value-type="float" office:value="56.0799" calcext:value-type="float">
            <text:p>56.0799</text:p>
          </table:table-cell>
          <table:table-cell office:value-type="float" office:value="56.191" calcext:value-type="float">
            <text:p>56.191</text:p>
          </table:table-cell>
          <table:table-cell office:value-type="float" office:value="57.809" calcext:value-type="float">
            <text:p>57.809</text:p>
          </table:table-cell>
        </table:table-row>
        <table:table-row table:style-name="ro1">
          <table:table-cell office:value-type="float" office:value="-53.4704" calcext:value-type="float">
            <text:p>-53.4704</text:p>
          </table:table-cell>
          <table:table-cell office:value-type="float" office:value="0.891927" calcext:value-type="float">
            <text:p>0.891927</text:p>
          </table:table-cell>
          <table:table-cell office:value-type="float" office:value="0.919176" calcext:value-type="float">
            <text:p>0.919176</text:p>
          </table:table-cell>
          <table:table-cell/>
          <table:table-cell office:value-type="float" office:value="0.445132" calcext:value-type="float">
            <text:p>0.445132</text:p>
          </table:table-cell>
          <table:table-cell office:value-type="float" office:value="0.0721351" calcext:value-type="float">
            <text:p>0.07213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373" calcext:value-type="float">
            <text:p>57.373</text:p>
          </table:table-cell>
          <table:table-cell office:value-type="float" office:value="56.627" calcext:value-type="float">
            <text:p>56.627</text:p>
          </table:table-cell>
          <table:table-cell office:value-type="float" office:value="56.4827" calcext:value-type="float">
            <text:p>56.4827</text:p>
          </table:table-cell>
          <table:table-cell office:value-type="float" office:value="57.5173" calcext:value-type="float">
            <text:p>57.5173</text:p>
          </table:table-cell>
        </table:table-row>
        <table:table-row table:style-name="ro1">
          <table:table-cell office:value-type="float" office:value="-52.9924" calcext:value-type="float">
            <text:p>-52.9924</text:p>
          </table:table-cell>
          <table:table-cell office:value-type="float" office:value="0.898947" calcext:value-type="float">
            <text:p>0.898947</text:p>
          </table:table-cell>
          <table:table-cell office:value-type="float" office:value="0.987364" calcext:value-type="float">
            <text:p>0.987364</text:p>
          </table:table-cell>
          <table:table-cell/>
          <table:table-cell office:value-type="float" office:value="0.622511" calcext:value-type="float">
            <text:p>0.622511</text:p>
          </table:table-cell>
          <table:table-cell office:value-type="float" office:value="-0.0723689" calcext:value-type="float">
            <text:p>-0.07236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6949" calcext:value-type="float">
            <text:p>57.6949</text:p>
          </table:table-cell>
          <table:table-cell office:value-type="float" office:value="56.3051" calcext:value-type="float">
            <text:p>56.3051</text:p>
          </table:table-cell>
          <table:table-cell office:value-type="float" office:value="56.4499" calcext:value-type="float">
            <text:p>56.4499</text:p>
          </table:table-cell>
          <table:table-cell office:value-type="float" office:value="57.5501" calcext:value-type="float">
            <text:p>57.5501</text:p>
          </table:table-cell>
        </table:table-row>
        <table:table-row table:style-name="ro1">
          <table:table-cell office:value-type="float" office:value="-52.4897" calcext:value-type="float">
            <text:p>-52.4897</text:p>
          </table:table-cell>
          <table:table-cell office:value-type="float" office:value="0.882292" calcext:value-type="float">
            <text:p>0.882292</text:p>
          </table:table-cell>
          <table:table-cell office:value-type="float" office:value="1.13687" calcext:value-type="float">
            <text:p>1.13687</text:p>
          </table:table-cell>
          <table:table-cell/>
          <table:table-cell office:value-type="float" office:value="0.225748" calcext:value-type="float">
            <text:p>0.225748</text:p>
          </table:table-cell>
          <table:table-cell office:value-type="float" office:value="0.0000290692" calcext:value-type="float">
            <text:p>2.9069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257" calcext:value-type="float">
            <text:p>57.2257</text:p>
          </table:table-cell>
          <table:table-cell office:value-type="float" office:value="56.7743" calcext:value-type="float">
            <text:p>56.7743</text:p>
          </table:table-cell>
          <table:table-cell office:value-type="float" office:value="56.7742" calcext:value-type="float">
            <text:p>56.7742</text:p>
          </table:table-cell>
          <table:table-cell office:value-type="float" office:value="57.2258" calcext:value-type="float">
            <text:p>57.2258</text:p>
          </table:table-cell>
        </table:table-row>
        <table:table-row table:style-name="ro1">
          <table:table-cell office:value-type="float" office:value="-51.9837" calcext:value-type="float">
            <text:p>-51.9837</text:p>
          </table:table-cell>
          <table:table-cell office:value-type="float" office:value="0.838879" calcext:value-type="float">
            <text:p>0.838879</text:p>
          </table:table-cell>
          <table:table-cell office:value-type="float" office:value="1.2961" calcext:value-type="float">
            <text:p>1.2961</text:p>
          </table:table-cell>
          <table:table-cell/>
          <table:table-cell office:value-type="float" office:value="0.108166" calcext:value-type="float">
            <text:p>0.108166</text:p>
          </table:table-cell>
          <table:table-cell office:value-type="float" office:value="0.0927447" calcext:value-type="float">
            <text:p>0.09274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0154" calcext:value-type="float">
            <text:p>57.0154</text:p>
          </table:table-cell>
          <table:table-cell office:value-type="float" office:value="56.9846" calcext:value-type="float">
            <text:p>56.9846</text:p>
          </table:table-cell>
          <table:table-cell office:value-type="float" office:value="56.7991" calcext:value-type="float">
            <text:p>56.7991</text:p>
          </table:table-cell>
          <table:table-cell office:value-type="float" office:value="57.2009" calcext:value-type="float">
            <text:p>57.2009</text:p>
          </table:table-cell>
        </table:table-row>
        <table:table-row table:style-name="ro1">
          <table:table-cell office:value-type="float" office:value="-51.5033" calcext:value-type="float">
            <text:p>-51.5033</text:p>
          </table:table-cell>
          <table:table-cell office:value-type="float" office:value="0.865208" calcext:value-type="float">
            <text:p>0.865208</text:p>
          </table:table-cell>
          <table:table-cell office:value-type="float" office:value="1.44243" calcext:value-type="float">
            <text:p>1.44243</text:p>
          </table:table-cell>
          <table:table-cell/>
          <table:table-cell office:value-type="float" office:value="0.0799042" calcext:value-type="float">
            <text:p>0.0799042</text:p>
          </table:table-cell>
          <table:table-cell office:value-type="float" office:value="-0.218761" calcext:value-type="float">
            <text:p>-0.2187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987" calcext:value-type="float">
            <text:p>57.2987</text:p>
          </table:table-cell>
          <table:table-cell office:value-type="float" office:value="56.7013" calcext:value-type="float">
            <text:p>56.7013</text:p>
          </table:table-cell>
          <table:table-cell office:value-type="float" office:value="57.1389" calcext:value-type="float">
            <text:p>57.1389</text:p>
          </table:table-cell>
          <table:table-cell office:value-type="float" office:value="56.8611" calcext:value-type="float">
            <text:p>56.8611</text:p>
          </table:table-cell>
        </table:table-row>
        <table:table-row table:style-name="ro1">
          <table:table-cell office:value-type="float" office:value="-50.9947" calcext:value-type="float">
            <text:p>-50.9947</text:p>
          </table:table-cell>
          <table:table-cell office:value-type="float" office:value="0.844731" calcext:value-type="float">
            <text:p>0.844731</text:p>
          </table:table-cell>
          <table:table-cell office:value-type="float" office:value="1.67376" calcext:value-type="float">
            <text:p>1.67376</text:p>
          </table:table-cell>
          <table:table-cell/>
          <table:table-cell office:value-type="float" office:value="-0.368123" calcext:value-type="float">
            <text:p>-0.368123</text:p>
          </table:table-cell>
          <table:table-cell office:value-type="float" office:value="-0.0517575" calcext:value-type="float">
            <text:p>-0.0517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6836" calcext:value-type="float">
            <text:p>56.6836</text:p>
          </table:table-cell>
          <table:table-cell office:value-type="float" office:value="57.3164" calcext:value-type="float">
            <text:p>57.3164</text:p>
          </table:table-cell>
          <table:table-cell office:value-type="float" office:value="57.4199" calcext:value-type="float">
            <text:p>57.4199</text:p>
          </table:table-cell>
          <table:table-cell office:value-type="float" office:value="56.5801" calcext:value-type="float">
            <text:p>56.5801</text:p>
          </table:table-cell>
        </table:table-row>
        <table:table-row table:style-name="ro1">
          <table:table-cell office:value-type="float" office:value="-50.5087" calcext:value-type="float">
            <text:p>-50.5087</text:p>
          </table:table-cell>
          <table:table-cell office:value-type="float" office:value="0.923553" calcext:value-type="float">
            <text:p>0.923553</text:p>
          </table:table-cell>
          <table:table-cell office:value-type="float" office:value="1.79678" calcext:value-type="float">
            <text:p>1.79678</text:p>
          </table:table-cell>
          <table:table-cell/>
          <table:table-cell office:value-type="float" office:value="-0.0195419" calcext:value-type="float">
            <text:p>-0.0195419</text:p>
          </table:table-cell>
          <table:table-cell office:value-type="float" office:value="-0.496369" calcext:value-type="float">
            <text:p>-0.4963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4768" calcext:value-type="float">
            <text:p>57.4768</text:p>
          </table:table-cell>
          <table:table-cell office:value-type="float" office:value="56.5232" calcext:value-type="float">
            <text:p>56.5232</text:p>
          </table:table-cell>
          <table:table-cell office:value-type="float" office:value="57.5159" calcext:value-type="float">
            <text:p>57.5159</text:p>
          </table:table-cell>
          <table:table-cell office:value-type="float" office:value="56.4841" calcext:value-type="float">
            <text:p>56.4841</text:p>
          </table:table-cell>
        </table:table-row>
        <table:table-row table:style-name="ro1">
          <table:table-cell office:value-type="float" office:value="-49.9977" calcext:value-type="float">
            <text:p>-49.9977</text:p>
          </table:table-cell>
          <table:table-cell office:value-type="float" office:value="0.983669" calcext:value-type="float">
            <text:p>0.983669</text:p>
          </table:table-cell>
          <table:table-cell office:value-type="float" office:value="1.9791" calcext:value-type="float">
            <text:p>1.9791</text:p>
          </table:table-cell>
          <table:table-cell/>
          <table:table-cell office:value-type="float" office:value="-0.361699" calcext:value-type="float">
            <text:p>-0.361699</text:p>
          </table:table-cell>
          <table:table-cell office:value-type="float" office:value="-0.466084" calcext:value-type="float">
            <text:p>-0.4660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1044" calcext:value-type="float">
            <text:p>57.1044</text:p>
          </table:table-cell>
          <table:table-cell office:value-type="float" office:value="56.8956" calcext:value-type="float">
            <text:p>56.8956</text:p>
          </table:table-cell>
          <table:table-cell office:value-type="float" office:value="57.8278" calcext:value-type="float">
            <text:p>57.8278</text:p>
          </table:table-cell>
          <table:table-cell office:value-type="float" office:value="56.1722" calcext:value-type="float">
            <text:p>56.1722</text:p>
          </table:table-cell>
        </table:table-row>
        <table:table-row table:style-name="ro1">
          <table:table-cell office:value-type="float" office:value="-49.4993" calcext:value-type="float">
            <text:p>-49.4993</text:p>
          </table:table-cell>
          <table:table-cell office:value-type="float" office:value="1.04706" calcext:value-type="float">
            <text:p>1.04706</text:p>
          </table:table-cell>
          <table:table-cell office:value-type="float" office:value="2.12328" calcext:value-type="float">
            <text:p>2.12328</text:p>
          </table:table-cell>
          <table:table-cell/>
          <table:table-cell office:value-type="float" office:value="-0.308902" calcext:value-type="float">
            <text:p>-0.308902</text:p>
          </table:table-cell>
          <table:table-cell office:value-type="float" office:value="-0.526454" calcext:value-type="float">
            <text:p>-0.5264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176" calcext:value-type="float">
            <text:p>57.2176</text:p>
          </table:table-cell>
          <table:table-cell office:value-type="float" office:value="56.7824" calcext:value-type="float">
            <text:p>56.7824</text:p>
          </table:table-cell>
          <table:table-cell office:value-type="float" office:value="57.8354" calcext:value-type="float">
            <text:p>57.8354</text:p>
          </table:table-cell>
          <table:table-cell office:value-type="float" office:value="56.1646" calcext:value-type="float">
            <text:p>56.1646</text:p>
          </table:table-cell>
        </table:table-row>
        <table:table-row table:style-name="ro1">
          <table:table-cell office:value-type="float" office:value="-49.0111" calcext:value-type="float">
            <text:p>-49.0111</text:p>
          </table:table-cell>
          <table:table-cell office:value-type="float" office:value="1.15497" calcext:value-type="float">
            <text:p>1.15497</text:p>
          </table:table-cell>
          <table:table-cell office:value-type="float" office:value="2.25612" calcext:value-type="float">
            <text:p>2.25612</text:p>
          </table:table-cell>
          <table:table-cell/>
          <table:table-cell office:value-type="float" office:value="-0.364404" calcext:value-type="float">
            <text:p>-0.364404</text:p>
          </table:table-cell>
          <table:table-cell office:value-type="float" office:value="-0.766139" calcext:value-type="float">
            <text:p>-0.766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4017" calcext:value-type="float">
            <text:p>57.4017</text:p>
          </table:table-cell>
          <table:table-cell office:value-type="float" office:value="56.5983" calcext:value-type="float">
            <text:p>56.5983</text:p>
          </table:table-cell>
          <table:table-cell office:value-type="float" office:value="58.1305" calcext:value-type="float">
            <text:p>58.1305</text:p>
          </table:table-cell>
          <table:table-cell office:value-type="float" office:value="55.8695" calcext:value-type="float">
            <text:p>55.8695</text:p>
          </table:table-cell>
        </table:table-row>
        <table:table-row table:style-name="ro1">
          <table:table-cell office:value-type="float" office:value="-48.5158" calcext:value-type="float">
            <text:p>-48.5158</text:p>
          </table:table-cell>
          <table:table-cell office:value-type="float" office:value="1.20005" calcext:value-type="float">
            <text:p>1.20005</text:p>
          </table:table-cell>
          <table:table-cell office:value-type="float" office:value="2.42815" calcext:value-type="float">
            <text:p>2.42815</text:p>
          </table:table-cell>
          <table:table-cell/>
          <table:table-cell office:value-type="float" office:value="-0.637045" calcext:value-type="float">
            <text:p>-0.637045</text:p>
          </table:table-cell>
          <table:table-cell office:value-type="float" office:value="-0.562108" calcext:value-type="float">
            <text:p>-0.562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9251" calcext:value-type="float">
            <text:p>56.9251</text:p>
          </table:table-cell>
          <table:table-cell office:value-type="float" office:value="57.0749" calcext:value-type="float">
            <text:p>57.0749</text:p>
          </table:table-cell>
          <table:table-cell office:value-type="float" office:value="58.1992" calcext:value-type="float">
            <text:p>58.1992</text:p>
          </table:table-cell>
          <table:table-cell office:value-type="float" office:value="55.8008" calcext:value-type="float">
            <text:p>55.8008</text:p>
          </table:table-cell>
        </table:table-row>
        <table:table-row table:style-name="ro1">
          <table:table-cell office:value-type="float" office:value="-48.037" calcext:value-type="float">
            <text:p>-48.037</text:p>
          </table:table-cell>
          <table:table-cell office:value-type="float" office:value="1.34939" calcext:value-type="float">
            <text:p>1.34939</text:p>
          </table:table-cell>
          <table:table-cell office:value-type="float" office:value="2.45452" calcext:value-type="float">
            <text:p>2.45452</text:p>
          </table:table-cell>
          <table:table-cell/>
          <table:table-cell office:value-type="float" office:value="-0.134626" calcext:value-type="float">
            <text:p>-0.134626</text:p>
          </table:table-cell>
          <table:table-cell office:value-type="float" office:value="-1.05693" calcext:value-type="float">
            <text:p>-1.056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223" calcext:value-type="float">
            <text:p>57.9223</text:p>
          </table:table-cell>
          <table:table-cell office:value-type="float" office:value="56.0777" calcext:value-type="float">
            <text:p>56.0777</text:p>
          </table:table-cell>
          <table:table-cell office:value-type="float" office:value="58.1916" calcext:value-type="float">
            <text:p>58.1916</text:p>
          </table:table-cell>
          <table:table-cell office:value-type="float" office:value="55.8084" calcext:value-type="float">
            <text:p>55.8084</text:p>
          </table:table-cell>
        </table:table-row>
        <table:table-row table:style-name="ro1">
          <table:table-cell office:value-type="float" office:value="-47.5287" calcext:value-type="float">
            <text:p>-47.5287</text:p>
          </table:table-cell>
          <table:table-cell office:value-type="float" office:value="1.43509" calcext:value-type="float">
            <text:p>1.43509</text:p>
          </table:table-cell>
          <table:table-cell office:value-type="float" office:value="2.50444" calcext:value-type="float">
            <text:p>2.50444</text:p>
          </table:table-cell>
          <table:table-cell/>
          <table:table-cell office:value-type="float" office:value="-0.316426" calcext:value-type="float">
            <text:p>-0.316426</text:p>
          </table:table-cell>
          <table:table-cell office:value-type="float" office:value="-0.866862" calcext:value-type="float">
            <text:p>-0.866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504" calcext:value-type="float">
            <text:p>57.5504</text:p>
          </table:table-cell>
          <table:table-cell office:value-type="float" office:value="56.4496" calcext:value-type="float">
            <text:p>56.4496</text:p>
          </table:table-cell>
          <table:table-cell office:value-type="float" office:value="58.1833" calcext:value-type="float">
            <text:p>58.1833</text:p>
          </table:table-cell>
          <table:table-cell office:value-type="float" office:value="55.8167" calcext:value-type="float">
            <text:p>55.8167</text:p>
          </table:table-cell>
        </table:table-row>
        <table:table-row table:style-name="ro1">
          <table:table-cell office:value-type="float" office:value="-47.0348" calcext:value-type="float">
            <text:p>-47.0348</text:p>
          </table:table-cell>
          <table:table-cell office:value-type="float" office:value="1.53071" calcext:value-type="float">
            <text:p>1.53071</text:p>
          </table:table-cell>
          <table:table-cell office:value-type="float" office:value="2.44366" calcext:value-type="float">
            <text:p>2.44366</text:p>
          </table:table-cell>
          <table:table-cell/>
          <table:table-cell office:value-type="float" office:value="0.0682188" calcext:value-type="float">
            <text:p>0.0682188</text:p>
          </table:table-cell>
          <table:table-cell office:value-type="float" office:value="-0.976406" calcext:value-type="float">
            <text:p>-0.976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0446" calcext:value-type="float">
            <text:p>58.0446</text:p>
          </table:table-cell>
          <table:table-cell office:value-type="float" office:value="55.9554" calcext:value-type="float">
            <text:p>55.9554</text:p>
          </table:table-cell>
          <table:table-cell office:value-type="float" office:value="57.9082" calcext:value-type="float">
            <text:p>57.9082</text:p>
          </table:table-cell>
          <table:table-cell office:value-type="float" office:value="56.0918" calcext:value-type="float">
            <text:p>56.0918</text:p>
          </table:table-cell>
        </table:table-row>
        <table:table-row table:style-name="ro1">
          <table:table-cell office:value-type="float" office:value="-46.5462" calcext:value-type="float">
            <text:p>-46.5462</text:p>
          </table:table-cell>
          <table:table-cell office:value-type="float" office:value="1.62207" calcext:value-type="float">
            <text:p>1.62207</text:p>
          </table:table-cell>
          <table:table-cell office:value-type="float" office:value="2.31964" calcext:value-type="float">
            <text:p>2.31964</text:p>
          </table:table-cell>
          <table:table-cell/>
          <table:table-cell office:value-type="float" office:value="0.282662" calcext:value-type="float">
            <text:p>0.282662</text:p>
          </table:table-cell>
          <table:table-cell office:value-type="float" office:value="-1.03082" calcext:value-type="float">
            <text:p>-1.030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3135" calcext:value-type="float">
            <text:p>58.3135</text:p>
          </table:table-cell>
          <table:table-cell office:value-type="float" office:value="55.6865" calcext:value-type="float">
            <text:p>55.6865</text:p>
          </table:table-cell>
          <table:table-cell office:value-type="float" office:value="57.7482" calcext:value-type="float">
            <text:p>57.7482</text:p>
          </table:table-cell>
          <table:table-cell office:value-type="float" office:value="56.2518" calcext:value-type="float">
            <text:p>56.2518</text:p>
          </table:table-cell>
        </table:table-row>
        <table:table-row table:style-name="ro1">
          <table:table-cell office:value-type="float" office:value="-46.0397" calcext:value-type="float">
            <text:p>-46.0397</text:p>
          </table:table-cell>
          <table:table-cell office:value-type="float" office:value="1.61162" calcext:value-type="float">
            <text:p>1.61162</text:p>
          </table:table-cell>
          <table:table-cell office:value-type="float" office:value="2.18201" calcext:value-type="float">
            <text:p>2.18201</text:p>
          </table:table-cell>
          <table:table-cell/>
          <table:table-cell office:value-type="float" office:value="0.306008" calcext:value-type="float">
            <text:p>0.306008</text:p>
          </table:table-cell>
          <table:table-cell office:value-type="float" office:value="-0.669324" calcext:value-type="float">
            <text:p>-0.6693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753" calcext:value-type="float">
            <text:p>57.9753</text:p>
          </table:table-cell>
          <table:table-cell office:value-type="float" office:value="56.0247" calcext:value-type="float">
            <text:p>56.0247</text:p>
          </table:table-cell>
          <table:table-cell office:value-type="float" office:value="57.3633" calcext:value-type="float">
            <text:p>57.3633</text:p>
          </table:table-cell>
          <table:table-cell office:value-type="float" office:value="56.6367" calcext:value-type="float">
            <text:p>56.6367</text:p>
          </table:table-cell>
        </table:table-row>
        <table:table-row table:style-name="ro1">
          <table:table-cell office:value-type="float" office:value="-45.5567" calcext:value-type="float">
            <text:p>-45.5567</text:p>
          </table:table-cell>
          <table:table-cell office:value-type="float" office:value="1.63712" calcext:value-type="float">
            <text:p>1.63712</text:p>
          </table:table-cell>
          <table:table-cell office:value-type="float" office:value="1.90135" calcext:value-type="float">
            <text:p>1.90135</text:p>
          </table:table-cell>
          <table:table-cell/>
          <table:table-cell office:value-type="float" office:value="0.891229" calcext:value-type="float">
            <text:p>0.891229</text:p>
          </table:table-cell>
          <table:table-cell office:value-type="float" office:value="-0.868636" calcext:value-type="float">
            <text:p>-0.8686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7599" calcext:value-type="float">
            <text:p>58.7599</text:p>
          </table:table-cell>
          <table:table-cell office:value-type="float" office:value="55.2401" calcext:value-type="float">
            <text:p>55.2401</text:p>
          </table:table-cell>
          <table:table-cell office:value-type="float" office:value="56.9774" calcext:value-type="float">
            <text:p>56.9774</text:p>
          </table:table-cell>
          <table:table-cell office:value-type="float" office:value="57.0226" calcext:value-type="float">
            <text:p>57.0226</text:p>
          </table:table-cell>
        </table:table-row>
        <table:table-row table:style-name="ro1">
          <table:table-cell office:value-type="float" office:value="-45.0256" calcext:value-type="float">
            <text:p>-45.0256</text:p>
          </table:table-cell>
          <table:table-cell office:value-type="float" office:value="1.52112" calcext:value-type="float">
            <text:p>1.52112</text:p>
          </table:table-cell>
          <table:table-cell office:value-type="float" office:value="1.68296" calcext:value-type="float">
            <text:p>1.68296</text:p>
          </table:table-cell>
          <table:table-cell/>
          <table:table-cell office:value-type="float" office:value="0.646312" calcext:value-type="float">
            <text:p>0.646312</text:p>
          </table:table-cell>
          <table:table-cell office:value-type="float" office:value="-0.31926" calcext:value-type="float">
            <text:p>-0.319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656" calcext:value-type="float">
            <text:p>57.9656</text:p>
          </table:table-cell>
          <table:table-cell office:value-type="float" office:value="56.0344" calcext:value-type="float">
            <text:p>56.0344</text:p>
          </table:table-cell>
          <table:table-cell office:value-type="float" office:value="56.6729" calcext:value-type="float">
            <text:p>56.6729</text:p>
          </table:table-cell>
          <table:table-cell office:value-type="float" office:value="57.3271" calcext:value-type="float">
            <text:p>57.3271</text:p>
          </table:table-cell>
        </table:table-row>
        <table:table-row table:style-name="ro1">
          <table:table-cell office:value-type="float" office:value="-44.5183" calcext:value-type="float">
            <text:p>-44.5183</text:p>
          </table:table-cell>
          <table:table-cell office:value-type="float" office:value="1.39201" calcext:value-type="float">
            <text:p>1.39201</text:p>
          </table:table-cell>
          <table:table-cell office:value-type="float" office:value="1.36333" calcext:value-type="float">
            <text:p>1.36333</text:p>
          </table:table-cell>
          <table:table-cell/>
          <table:table-cell office:value-type="float" office:value="1.09025" calcext:value-type="float">
            <text:p>1.09025</text:p>
          </table:table-cell>
          <table:table-cell office:value-type="float" office:value="-0.276278" calcext:value-type="float">
            <text:p>-0.276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3665" calcext:value-type="float">
            <text:p>58.3665</text:p>
          </table:table-cell>
          <table:table-cell office:value-type="float" office:value="55.6335" calcext:value-type="float">
            <text:p>55.6335</text:p>
          </table:table-cell>
          <table:table-cell office:value-type="float" office:value="56.186" calcext:value-type="float">
            <text:p>56.186</text:p>
          </table:table-cell>
          <table:table-cell office:value-type="float" office:value="57.814" calcext:value-type="float">
            <text:p>57.814</text:p>
          </table:table-cell>
        </table:table-row>
        <table:table-row table:style-name="ro1">
          <table:table-cell office:value-type="float" office:value="-43.9894" calcext:value-type="float">
            <text:p>-43.9894</text:p>
          </table:table-cell>
          <table:table-cell office:value-type="float" office:value="1.20828" calcext:value-type="float">
            <text:p>1.20828</text:p>
          </table:table-cell>
          <table:table-cell office:value-type="float" office:value="1.06136" calcext:value-type="float">
            <text:p>1.06136</text:p>
          </table:table-cell>
          <table:table-cell/>
          <table:table-cell office:value-type="float" office:value="1.06328" calcext:value-type="float">
            <text:p>1.06328</text:p>
          </table:table-cell>
          <table:table-cell office:value-type="float" office:value="-0.0481663" calcext:value-type="float">
            <text:p>-0.0481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114" calcext:value-type="float">
            <text:p>58.1114</text:p>
          </table:table-cell>
          <table:table-cell office:value-type="float" office:value="55.8886" calcext:value-type="float">
            <text:p>55.8886</text:p>
          </table:table-cell>
          <table:table-cell office:value-type="float" office:value="55.9849" calcext:value-type="float">
            <text:p>55.9849</text:p>
          </table:table-cell>
          <table:table-cell office:value-type="float" office:value="58.0151" calcext:value-type="float">
            <text:p>58.0151</text:p>
          </table:table-cell>
        </table:table-row>
        <table:table-row table:style-name="ro1">
          <table:table-cell office:value-type="float" office:value="-43.4571" calcext:value-type="float">
            <text:p>-43.4571</text:p>
          </table:table-cell>
          <table:table-cell office:value-type="float" office:value="0.955658" calcext:value-type="float">
            <text:p>0.955658</text:p>
          </table:table-cell>
          <table:table-cell office:value-type="float" office:value="0.757335" calcext:value-type="float">
            <text:p>0.757335</text:p>
          </table:table-cell>
          <table:table-cell/>
          <table:table-cell office:value-type="float" office:value="1.12476" calcext:value-type="float">
            <text:p>1.12476</text:p>
          </table:table-cell>
          <table:table-cell office:value-type="float" office:value="0.26193" calcext:value-type="float">
            <text:p>0.261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8628" calcext:value-type="float">
            <text:p>57.8628</text:p>
          </table:table-cell>
          <table:table-cell office:value-type="float" office:value="56.1372" calcext:value-type="float">
            <text:p>56.1372</text:p>
          </table:table-cell>
          <table:table-cell office:value-type="float" office:value="55.6133" calcext:value-type="float">
            <text:p>55.6133</text:p>
          </table:table-cell>
          <table:table-cell office:value-type="float" office:value="58.3867" calcext:value-type="float">
            <text:p>58.3867</text:p>
          </table:table-cell>
        </table:table-row>
        <table:table-row table:style-name="ro1">
          <table:table-cell office:value-type="float" office:value="-42.9455" calcext:value-type="float">
            <text:p>-42.9455</text:p>
          </table:table-cell>
          <table:table-cell office:value-type="float" office:value="0.714058" calcext:value-type="float">
            <text:p>0.714058</text:p>
          </table:table-cell>
          <table:table-cell office:value-type="float" office:value="0.401131" calcext:value-type="float">
            <text:p>0.401131</text:p>
          </table:table-cell>
          <table:table-cell/>
          <table:table-cell office:value-type="float" office:value="1.4105" calcext:value-type="float">
            <text:p>1.4105</text:p>
          </table:table-cell>
          <table:table-cell office:value-type="float" office:value="0.256808" calcext:value-type="float">
            <text:p>0.2568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537" calcext:value-type="float">
            <text:p>58.1537</text:p>
          </table:table-cell>
          <table:table-cell office:value-type="float" office:value="55.8463" calcext:value-type="float">
            <text:p>55.8463</text:p>
          </table:table-cell>
          <table:table-cell office:value-type="float" office:value="55.3327" calcext:value-type="float">
            <text:p>55.3327</text:p>
          </table:table-cell>
          <table:table-cell office:value-type="float" office:value="58.6673" calcext:value-type="float">
            <text:p>58.6673</text:p>
          </table:table-cell>
        </table:table-row>
        <table:table-row table:style-name="ro1">
          <table:table-cell office:value-type="float" office:value="-42.394" calcext:value-type="float">
            <text:p>-42.394</text:p>
          </table:table-cell>
          <table:table-cell office:value-type="float" office:value="0.37928" calcext:value-type="float">
            <text:p>0.37928</text:p>
          </table:table-cell>
          <table:table-cell office:value-type="float" office:value="0.124581" calcext:value-type="float">
            <text:p>0.124581</text:p>
          </table:table-cell>
          <table:table-cell/>
          <table:table-cell office:value-type="float" office:value="1.15729" calcext:value-type="float">
            <text:p>1.15729</text:p>
          </table:table-cell>
          <table:table-cell office:value-type="float" office:value="0.701837" calcext:value-type="float">
            <text:p>0.7018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4555" calcext:value-type="float">
            <text:p>57.4555</text:p>
          </table:table-cell>
          <table:table-cell office:value-type="float" office:value="56.5445" calcext:value-type="float">
            <text:p>56.5445</text:p>
          </table:table-cell>
          <table:table-cell office:value-type="float" office:value="55.1409" calcext:value-type="float">
            <text:p>55.1409</text:p>
          </table:table-cell>
          <table:table-cell office:value-type="float" office:value="58.8591" calcext:value-type="float">
            <text:p>58.8591</text:p>
          </table:table-cell>
        </table:table-row>
        <table:table-row table:style-name="ro1">
          <table:table-cell office:value-type="float" office:value="-41.8556" calcext:value-type="float">
            <text:p>-41.8556</text:p>
          </table:table-cell>
          <table:table-cell office:value-type="float" office:value="0.099544" calcext:value-type="float">
            <text:p>0.099544</text:p>
          </table:table-cell>
          <table:table-cell office:value-type="float" office:value="-0.201562" calcext:value-type="float">
            <text:p>-0.201562</text:p>
          </table:table-cell>
          <table:table-cell/>
          <table:table-cell office:value-type="float" office:value="1.44324" calcext:value-type="float">
            <text:p>1.44324</text:p>
          </table:table-cell>
          <table:table-cell office:value-type="float" office:value="0.548614" calcext:value-type="float">
            <text:p>0.5486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8946" calcext:value-type="float">
            <text:p>57.8946</text:p>
          </table:table-cell>
          <table:table-cell office:value-type="float" office:value="56.1054" calcext:value-type="float">
            <text:p>56.1054</text:p>
          </table:table-cell>
          <table:table-cell office:value-type="float" office:value="55.0081" calcext:value-type="float">
            <text:p>55.0081</text:p>
          </table:table-cell>
          <table:table-cell office:value-type="float" office:value="58.9919" calcext:value-type="float">
            <text:p>58.9919</text:p>
          </table:table-cell>
        </table:table-row>
        <table:table-row table:style-name="ro1">
          <table:table-cell office:value-type="float" office:value="-41.3032" calcext:value-type="float">
            <text:p>-41.3032</text:p>
          </table:table-cell>
          <table:table-cell office:value-type="float" office:value="-0.205525" calcext:value-type="float">
            <text:p>-0.205525</text:p>
          </table:table-cell>
          <table:table-cell office:value-type="float" office:value="-0.466145" calcext:value-type="float">
            <text:p>-0.466145</text:p>
          </table:table-cell>
          <table:table-cell/>
          <table:table-cell office:value-type="float" office:value="1.27713" calcext:value-type="float">
            <text:p>1.27713</text:p>
          </table:table-cell>
          <table:table-cell office:value-type="float" office:value="0.732379" calcext:value-type="float">
            <text:p>0.7323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448" calcext:value-type="float">
            <text:p>57.5448</text:p>
          </table:table-cell>
          <table:table-cell office:value-type="float" office:value="56.4552" calcext:value-type="float">
            <text:p>56.4552</text:p>
          </table:table-cell>
          <table:table-cell office:value-type="float" office:value="54.9905" calcext:value-type="float">
            <text:p>54.9905</text:p>
          </table:table-cell>
          <table:table-cell office:value-type="float" office:value="59.0095" calcext:value-type="float">
            <text:p>59.0095</text:p>
          </table:table-cell>
        </table:table-row>
        <table:table-row table:style-name="ro1">
          <table:table-cell office:value-type="float" office:value="-40.739" calcext:value-type="float">
            <text:p>-40.739</text:p>
          </table:table-cell>
          <table:table-cell office:value-type="float" office:value="-0.52127" calcext:value-type="float">
            <text:p>-0.52127</text:p>
          </table:table-cell>
          <table:table-cell office:value-type="float" office:value="-0.685967" calcext:value-type="float">
            <text:p>-0.685967</text:p>
          </table:table-cell>
          <table:table-cell/>
          <table:table-cell office:value-type="float" office:value="1.17363" calcext:value-type="float">
            <text:p>1.17363</text:p>
          </table:table-cell>
          <table:table-cell office:value-type="float" office:value="0.86966" calcext:value-type="float">
            <text:p>0.869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304" calcext:value-type="float">
            <text:p>57.304</text:p>
          </table:table-cell>
          <table:table-cell office:value-type="float" office:value="56.696" calcext:value-type="float">
            <text:p>56.696</text:p>
          </table:table-cell>
          <table:table-cell office:value-type="float" office:value="54.9567" calcext:value-type="float">
            <text:p>54.9567</text:p>
          </table:table-cell>
          <table:table-cell office:value-type="float" office:value="59.0433" calcext:value-type="float">
            <text:p>59.0433</text:p>
          </table:table-cell>
        </table:table-row>
        <table:table-row table:style-name="ro1">
          <table:table-cell office:value-type="float" office:value="-40.1754" calcext:value-type="float">
            <text:p>-40.1754</text:p>
          </table:table-cell>
          <table:table-cell office:value-type="float" office:value="-0.775235" calcext:value-type="float">
            <text:p>-0.775235</text:p>
          </table:table-cell>
          <table:table-cell office:value-type="float" office:value="-0.894193" calcext:value-type="float">
            <text:p>-0.894193</text:p>
          </table:table-cell>
          <table:table-cell/>
          <table:table-cell office:value-type="float" office:value="1.20612" calcext:value-type="float">
            <text:p>1.20612</text:p>
          </table:table-cell>
          <table:table-cell office:value-type="float" office:value="0.709289" calcext:value-type="float">
            <text:p>0.7092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4968" calcext:value-type="float">
            <text:p>57.4968</text:p>
          </table:table-cell>
          <table:table-cell office:value-type="float" office:value="56.5032" calcext:value-type="float">
            <text:p>56.5032</text:p>
          </table:table-cell>
          <table:table-cell office:value-type="float" office:value="55.0846" calcext:value-type="float">
            <text:p>55.0846</text:p>
          </table:table-cell>
          <table:table-cell office:value-type="float" office:value="58.9154" calcext:value-type="float">
            <text:p>58.9154</text:p>
          </table:table-cell>
        </table:table-row>
        <table:table-row table:style-name="ro1">
          <table:table-cell office:value-type="float" office:value="-39.5859" calcext:value-type="float">
            <text:p>-39.5859</text:p>
          </table:table-cell>
          <table:table-cell office:value-type="float" office:value="-1.08498" calcext:value-type="float">
            <text:p>-1.08498</text:p>
          </table:table-cell>
          <table:table-cell office:value-type="float" office:value="-0.992612" calcext:value-type="float">
            <text:p>-0.992612</text:p>
          </table:table-cell>
          <table:table-cell/>
          <table:table-cell office:value-type="float" office:value="0.821281" calcext:value-type="float">
            <text:p>0.821281</text:p>
          </table:table-cell>
          <table:table-cell office:value-type="float" office:value="1.0424" calcext:value-type="float">
            <text:p>1.04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7789" calcext:value-type="float">
            <text:p>56.7789</text:p>
          </table:table-cell>
          <table:table-cell office:value-type="float" office:value="57.2211" calcext:value-type="float">
            <text:p>57.2211</text:p>
          </table:table-cell>
          <table:table-cell office:value-type="float" office:value="55.1363" calcext:value-type="float">
            <text:p>55.1363</text:p>
          </table:table-cell>
          <table:table-cell office:value-type="float" office:value="58.8637" calcext:value-type="float">
            <text:p>58.8637</text:p>
          </table:table-cell>
        </table:table-row>
        <table:table-row table:style-name="ro1">
          <table:table-cell office:value-type="float" office:value="-39.009" calcext:value-type="float">
            <text:p>-39.009</text:p>
          </table:table-cell>
          <table:table-cell office:value-type="float" office:value="-1.28733" calcext:value-type="float">
            <text:p>-1.28733</text:p>
          </table:table-cell>
          <table:table-cell office:value-type="float" office:value="-1.0793" calcext:value-type="float">
            <text:p>-1.0793</text:p>
          </table:table-cell>
          <table:table-cell/>
          <table:table-cell office:value-type="float" office:value="0.828401" calcext:value-type="float">
            <text:p>0.828401</text:p>
          </table:table-cell>
          <table:table-cell office:value-type="float" office:value="0.70201" calcext:value-type="float">
            <text:p>0.70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1264" calcext:value-type="float">
            <text:p>57.1264</text:p>
          </table:table-cell>
          <table:table-cell office:value-type="float" office:value="56.8736" calcext:value-type="float">
            <text:p>56.8736</text:p>
          </table:table-cell>
          <table:table-cell office:value-type="float" office:value="55.4696" calcext:value-type="float">
            <text:p>55.4696</text:p>
          </table:table-cell>
          <table:table-cell office:value-type="float" office:value="58.5304" calcext:value-type="float">
            <text:p>58.5304</text:p>
          </table:table-cell>
        </table:table-row>
        <table:table-row table:style-name="ro1">
          <table:table-cell office:value-type="float" office:value="-38.4202" calcext:value-type="float">
            <text:p>-38.4202</text:p>
          </table:table-cell>
          <table:table-cell office:value-type="float" office:value="-1.50319" calcext:value-type="float">
            <text:p>-1.50319</text:p>
          </table:table-cell>
          <table:table-cell office:value-type="float" office:value="-1.06452" calcext:value-type="float">
            <text:p>-1.06452</text:p>
          </table:table-cell>
          <table:table-cell/>
          <table:table-cell office:value-type="float" office:value="0.450781" calcext:value-type="float">
            <text:p>0.450781</text:p>
          </table:table-cell>
          <table:table-cell office:value-type="float" office:value="0.855128" calcext:value-type="float">
            <text:p>0.855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957" calcext:value-type="float">
            <text:p>56.5957</text:p>
          </table:table-cell>
          <table:table-cell office:value-type="float" office:value="57.4043" calcext:value-type="float">
            <text:p>57.4043</text:p>
          </table:table-cell>
          <table:table-cell office:value-type="float" office:value="55.6941" calcext:value-type="float">
            <text:p>55.6941</text:p>
          </table:table-cell>
          <table:table-cell office:value-type="float" office:value="58.3059" calcext:value-type="float">
            <text:p>58.3059</text:p>
          </table:table-cell>
        </table:table-row>
        <table:table-row table:style-name="ro1">
          <table:table-cell office:value-type="float" office:value="-37.8218" calcext:value-type="float">
            <text:p>-37.8218</text:p>
          </table:table-cell>
          <table:table-cell office:value-type="float" office:value="-1.70152" calcext:value-type="float">
            <text:p>-1.70152</text:p>
          </table:table-cell>
          <table:table-cell office:value-type="float" office:value="-1.0118" calcext:value-type="float">
            <text:p>-1.0118</text:p>
          </table:table-cell>
          <table:table-cell/>
          <table:table-cell office:value-type="float" office:value="0.316191" calcext:value-type="float">
            <text:p>0.316191</text:p>
          </table:table-cell>
          <table:table-cell office:value-type="float" office:value="0.885643" calcext:value-type="float">
            <text:p>0.8856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4305" calcext:value-type="float">
            <text:p>56.4305</text:p>
          </table:table-cell>
          <table:table-cell office:value-type="float" office:value="57.5695" calcext:value-type="float">
            <text:p>57.5695</text:p>
          </table:table-cell>
          <table:table-cell office:value-type="float" office:value="55.7982" calcext:value-type="float">
            <text:p>55.7982</text:p>
          </table:table-cell>
          <table:table-cell office:value-type="float" office:value="58.2018" calcext:value-type="float">
            <text:p>58.2018</text:p>
          </table:table-cell>
        </table:table-row>
        <table:table-row table:style-name="ro1">
          <table:table-cell office:value-type="float" office:value="-37.193" calcext:value-type="float">
            <text:p>-37.193</text:p>
          </table:table-cell>
          <table:table-cell office:value-type="float" office:value="-1.89759" calcext:value-type="float">
            <text:p>-1.89759</text:p>
          </table:table-cell>
          <table:table-cell office:value-type="float" office:value="-0.874682" calcext:value-type="float">
            <text:p>-0.874682</text:p>
          </table:table-cell>
          <table:table-cell/>
          <table:table-cell office:value-type="float" office:value="-0.0294517" calcext:value-type="float">
            <text:p>-0.0294517</text:p>
          </table:table-cell>
          <table:table-cell office:value-type="float" office:value="0.982515" calcext:value-type="float">
            <text:p>0.982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988" calcext:value-type="float">
            <text:p>55.988</text:p>
          </table:table-cell>
          <table:table-cell office:value-type="float" office:value="58.012" calcext:value-type="float">
            <text:p>58.012</text:p>
          </table:table-cell>
          <table:table-cell office:value-type="float" office:value="56.0469" calcext:value-type="float">
            <text:p>56.0469</text:p>
          </table:table-cell>
          <table:table-cell office:value-type="float" office:value="57.9531" calcext:value-type="float">
            <text:p>57.9531</text:p>
          </table:table-cell>
        </table:table-row>
        <table:table-row table:style-name="ro1">
          <table:table-cell office:value-type="float" office:value="-36.574" calcext:value-type="float">
            <text:p>-36.574</text:p>
          </table:table-cell>
          <table:table-cell office:value-type="float" office:value="-2.08111" calcext:value-type="float">
            <text:p>-2.08111</text:p>
          </table:table-cell>
          <table:table-cell office:value-type="float" office:value="-0.70252" calcext:value-type="float">
            <text:p>-0.70252</text:p>
          </table:table-cell>
          <table:table-cell/>
          <table:table-cell office:value-type="float" office:value="-0.191586" calcext:value-type="float">
            <text:p>-0.191586</text:p>
          </table:table-cell>
          <table:table-cell office:value-type="float" office:value="1.04067" calcext:value-type="float">
            <text:p>1.04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677" calcext:value-type="float">
            <text:p>55.7677</text:p>
          </table:table-cell>
          <table:table-cell office:value-type="float" office:value="58.2323" calcext:value-type="float">
            <text:p>58.2323</text:p>
          </table:table-cell>
          <table:table-cell office:value-type="float" office:value="56.1509" calcext:value-type="float">
            <text:p>56.1509</text:p>
          </table:table-cell>
          <table:table-cell office:value-type="float" office:value="57.8491" calcext:value-type="float">
            <text:p>57.8491</text:p>
          </table:table-cell>
        </table:table-row>
        <table:table-row table:style-name="ro1">
          <table:table-cell office:value-type="float" office:value="-35.9319" calcext:value-type="float">
            <text:p>-35.9319</text:p>
          </table:table-cell>
          <table:table-cell office:value-type="float" office:value="-2.21415" calcext:value-type="float">
            <text:p>-2.21415</text:p>
          </table:table-cell>
          <table:table-cell office:value-type="float" office:value="-0.519459" calcext:value-type="float">
            <text:p>-0.519459</text:p>
          </table:table-cell>
          <table:table-cell/>
          <table:table-cell office:value-type="float" office:value="-0.265361" calcext:value-type="float">
            <text:p>-0.265361</text:p>
          </table:table-cell>
          <table:table-cell office:value-type="float" office:value="0.938413" calcext:value-type="float">
            <text:p>0.938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962" calcext:value-type="float">
            <text:p>55.7962</text:p>
          </table:table-cell>
          <table:table-cell office:value-type="float" office:value="58.2038" calcext:value-type="float">
            <text:p>58.2038</text:p>
          </table:table-cell>
          <table:table-cell office:value-type="float" office:value="56.327" calcext:value-type="float">
            <text:p>56.327</text:p>
          </table:table-cell>
          <table:table-cell office:value-type="float" office:value="57.673" calcext:value-type="float">
            <text:p>57.673</text:p>
          </table:table-cell>
        </table:table-row>
        <table:table-row table:style-name="ro1">
          <table:table-cell office:value-type="float" office:value="-35.2951" calcext:value-type="float">
            <text:p>-35.2951</text:p>
          </table:table-cell>
          <table:table-cell office:value-type="float" office:value="-2.39747" calcext:value-type="float">
            <text:p>-2.39747</text:p>
          </table:table-cell>
          <table:table-cell office:value-type="float" office:value="-0.28562" calcext:value-type="float">
            <text:p>-0.28562</text:p>
          </table:table-cell>
          <table:table-cell/>
          <table:table-cell office:value-type="float" office:value="-0.518368" calcext:value-type="float">
            <text:p>-0.518368</text:p>
          </table:table-cell>
          <table:table-cell office:value-type="float" office:value="1.25727" calcext:value-type="float">
            <text:p>1.25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2244" calcext:value-type="float">
            <text:p>55.2244</text:p>
          </table:table-cell>
          <table:table-cell office:value-type="float" office:value="58.7756" calcext:value-type="float">
            <text:p>58.7756</text:p>
          </table:table-cell>
          <table:table-cell office:value-type="float" office:value="56.2611" calcext:value-type="float">
            <text:p>56.2611</text:p>
          </table:table-cell>
          <table:table-cell office:value-type="float" office:value="57.7389" calcext:value-type="float">
            <text:p>57.7389</text:p>
          </table:table-cell>
        </table:table-row>
        <table:table-row table:style-name="ro1">
          <table:table-cell office:value-type="float" office:value="-34.6475" calcext:value-type="float">
            <text:p>-34.6475</text:p>
          </table:table-cell>
          <table:table-cell office:value-type="float" office:value="-2.49542" calcext:value-type="float">
            <text:p>-2.49542</text:p>
          </table:table-cell>
          <table:table-cell office:value-type="float" office:value="-0.104248" calcext:value-type="float">
            <text:p>-0.104248</text:p>
          </table:table-cell>
          <table:table-cell/>
          <table:table-cell office:value-type="float" office:value="-0.350709" calcext:value-type="float">
            <text:p>-0.350709</text:p>
          </table:table-cell>
          <table:table-cell office:value-type="float" office:value="1.01515" calcext:value-type="float">
            <text:p>1.01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341" calcext:value-type="float">
            <text:p>55.6341</text:p>
          </table:table-cell>
          <table:table-cell office:value-type="float" office:value="58.3659" calcext:value-type="float">
            <text:p>58.3659</text:p>
          </table:table-cell>
          <table:table-cell office:value-type="float" office:value="56.3356" calcext:value-type="float">
            <text:p>56.3356</text:p>
          </table:table-cell>
          <table:table-cell office:value-type="float" office:value="57.6644" calcext:value-type="float">
            <text:p>57.6644</text:p>
          </table:table-cell>
        </table:table-row>
        <table:table-row table:style-name="ro1">
          <table:table-cell office:value-type="float" office:value="-33.9923" calcext:value-type="float">
            <text:p>-33.9923</text:p>
          </table:table-cell>
          <table:table-cell office:value-type="float" office:value="-2.59749" calcext:value-type="float">
            <text:p>-2.59749</text:p>
          </table:table-cell>
          <table:table-cell office:value-type="float" office:value="0.0984716" calcext:value-type="float">
            <text:p>0.0984716</text:p>
          </table:table-cell>
          <table:table-cell/>
          <table:table-cell office:value-type="float" office:value="-0.489739" calcext:value-type="float">
            <text:p>-0.489739</text:p>
          </table:table-cell>
          <table:table-cell office:value-type="float" office:value="1.13508" calcext:value-type="float">
            <text:p>1.13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752" calcext:value-type="float">
            <text:p>55.3752</text:p>
          </table:table-cell>
          <table:table-cell office:value-type="float" office:value="58.6248" calcext:value-type="float">
            <text:p>58.6248</text:p>
          </table:table-cell>
          <table:table-cell office:value-type="float" office:value="56.3547" calcext:value-type="float">
            <text:p>56.3547</text:p>
          </table:table-cell>
          <table:table-cell office:value-type="float" office:value="57.6453" calcext:value-type="float">
            <text:p>57.6453</text:p>
          </table:table-cell>
        </table:table-row>
        <table:table-row table:style-name="ro1">
          <table:table-cell office:value-type="float" office:value="-33.3377" calcext:value-type="float">
            <text:p>-33.3377</text:p>
          </table:table-cell>
          <table:table-cell office:value-type="float" office:value="-2.6919" calcext:value-type="float">
            <text:p>-2.6919</text:p>
          </table:table-cell>
          <table:table-cell office:value-type="float" office:value="0.260116" calcext:value-type="float">
            <text:p>0.260116</text:p>
          </table:table-cell>
          <table:table-cell/>
          <table:table-cell office:value-type="float" office:value="-0.37365" calcext:value-type="float">
            <text:p>-0.37365</text:p>
          </table:table-cell>
          <table:table-cell office:value-type="float" office:value="1.20881" calcext:value-type="float">
            <text:p>1.208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4175" calcext:value-type="float">
            <text:p>55.4175</text:p>
          </table:table-cell>
          <table:table-cell office:value-type="float" office:value="58.5825" calcext:value-type="float">
            <text:p>58.5825</text:p>
          </table:table-cell>
          <table:table-cell office:value-type="float" office:value="56.1648" calcext:value-type="float">
            <text:p>56.1648</text:p>
          </table:table-cell>
          <table:table-cell office:value-type="float" office:value="57.8352" calcext:value-type="float">
            <text:p>57.8352</text:p>
          </table:table-cell>
        </table:table-row>
        <table:table-row table:style-name="ro1">
          <table:table-cell office:value-type="float" office:value="-32.6637" calcext:value-type="float">
            <text:p>-32.6637</text:p>
          </table:table-cell>
          <table:table-cell office:value-type="float" office:value="-2.71037" calcext:value-type="float">
            <text:p>-2.71037</text:p>
          </table:table-cell>
          <table:table-cell office:value-type="float" office:value="0.394024" calcext:value-type="float">
            <text:p>0.394024</text:p>
          </table:table-cell>
          <table:table-cell/>
          <table:table-cell office:value-type="float" office:value="-0.308003" calcext:value-type="float">
            <text:p>-0.308003</text:p>
          </table:table-cell>
          <table:table-cell office:value-type="float" office:value="0.990968" calcext:value-type="float">
            <text:p>0.990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01" calcext:value-type="float">
            <text:p>55.701</text:p>
          </table:table-cell>
          <table:table-cell office:value-type="float" office:value="58.299" calcext:value-type="float">
            <text:p>58.299</text:p>
          </table:table-cell>
          <table:table-cell office:value-type="float" office:value="56.317" calcext:value-type="float">
            <text:p>56.317</text:p>
          </table:table-cell>
          <table:table-cell office:value-type="float" office:value="57.683" calcext:value-type="float">
            <text:p>57.68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2.70143" calcext:value-type="float">
            <text:p>-2.70143</text:p>
          </table:table-cell>
          <table:table-cell office:value-type="float" office:value="0.46259" calcext:value-type="float">
            <text:p>0.46259</text:p>
          </table:table-cell>
          <table:table-cell/>
          <table:table-cell office:value-type="float" office:value="-0.0776577" calcext:value-type="float">
            <text:p>-0.0776577</text:p>
          </table:table-cell>
          <table:table-cell office:value-type="float" office:value="0.960141" calcext:value-type="float">
            <text:p>0.960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9622" calcext:value-type="float">
            <text:p>55.9622</text:p>
          </table:table-cell>
          <table:table-cell office:value-type="float" office:value="58.0378" calcext:value-type="float">
            <text:p>58.0378</text:p>
          </table:table-cell>
          <table:table-cell office:value-type="float" office:value="56.1175" calcext:value-type="float">
            <text:p>56.1175</text:p>
          </table:table-cell>
          <table:table-cell office:value-type="float" office:value="57.8825" calcext:value-type="float">
            <text:p>57.8825</text:p>
          </table:table-cell>
        </table:table-row>
        <table:table-row table:style-name="ro1">
          <table:table-cell office:value-type="float" office:value="-31.3072" calcext:value-type="float">
            <text:p>-31.3072</text:p>
          </table:table-cell>
          <table:table-cell office:value-type="float" office:value="-2.61008" calcext:value-type="float">
            <text:p>-2.61008</text:p>
          </table:table-cell>
          <table:table-cell office:value-type="float" office:value="0.474591" calcext:value-type="float">
            <text:p>0.474591</text:p>
          </table:table-cell>
          <table:table-cell/>
          <table:table-cell office:value-type="float" office:value="0.131367" calcext:value-type="float">
            <text:p>0.131367</text:p>
          </table:table-cell>
          <table:table-cell office:value-type="float" office:value="0.68594" calcext:value-type="float">
            <text:p>0.685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4454" calcext:value-type="float">
            <text:p>56.4454</text:p>
          </table:table-cell>
          <table:table-cell office:value-type="float" office:value="57.5546" calcext:value-type="float">
            <text:p>57.5546</text:p>
          </table:table-cell>
          <table:table-cell office:value-type="float" office:value="56.1827" calcext:value-type="float">
            <text:p>56.1827</text:p>
          </table:table-cell>
          <table:table-cell office:value-type="float" office:value="57.8173" calcext:value-type="float">
            <text:p>57.8173</text:p>
          </table:table-cell>
        </table:table-row>
        <table:table-row table:style-name="ro1">
          <table:table-cell office:value-type="float" office:value="-30.6175" calcext:value-type="float">
            <text:p>-30.6175</text:p>
          </table:table-cell>
          <table:table-cell office:value-type="float" office:value="-2.44329" calcext:value-type="float">
            <text:p>-2.44329</text:p>
          </table:table-cell>
          <table:table-cell office:value-type="float" office:value="0.44809" calcext:value-type="float">
            <text:p>0.44809</text:p>
          </table:table-cell>
          <table:table-cell/>
          <table:table-cell office:value-type="float" office:value="0.278559" calcext:value-type="float">
            <text:p>0.278559</text:p>
          </table:table-cell>
          <table:table-cell office:value-type="float" office:value="0.415803" calcext:value-type="float">
            <text:p>0.4158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8628" calcext:value-type="float">
            <text:p>56.8628</text:p>
          </table:table-cell>
          <table:table-cell office:value-type="float" office:value="57.1372" calcext:value-type="float">
            <text:p>57.1372</text:p>
          </table:table-cell>
          <table:table-cell office:value-type="float" office:value="56.3056" calcext:value-type="float">
            <text:p>56.3056</text:p>
          </table:table-cell>
          <table:table-cell office:value-type="float" office:value="57.6944" calcext:value-type="float">
            <text:p>57.6944</text:p>
          </table:table-cell>
        </table:table-row>
        <table:table-row table:style-name="ro1">
          <table:table-cell office:value-type="float" office:value="-29.9163" calcext:value-type="float">
            <text:p>-29.9163</text:p>
          </table:table-cell>
          <table:table-cell office:value-type="float" office:value="-2.23809" calcext:value-type="float">
            <text:p>-2.23809</text:p>
          </table:table-cell>
          <table:table-cell office:value-type="float" office:value="0.328824" calcext:value-type="float">
            <text:p>0.328824</text:p>
          </table:table-cell>
          <table:table-cell/>
          <table:table-cell office:value-type="float" office:value="0.66957" calcext:value-type="float">
            <text:p>0.66957</text:p>
          </table:table-cell>
          <table:table-cell office:value-type="float" office:value="0.278001" calcext:value-type="float">
            <text:p>0.278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3916" calcext:value-type="float">
            <text:p>57.3916</text:p>
          </table:table-cell>
          <table:table-cell office:value-type="float" office:value="56.6084" calcext:value-type="float">
            <text:p>56.6084</text:p>
          </table:table-cell>
          <table:table-cell office:value-type="float" office:value="56.0524" calcext:value-type="float">
            <text:p>56.0524</text:p>
          </table:table-cell>
          <table:table-cell office:value-type="float" office:value="57.9476" calcext:value-type="float">
            <text:p>57.9476</text:p>
          </table:table-cell>
        </table:table-row>
        <table:table-row table:style-name="ro1">
          <table:table-cell office:value-type="float" office:value="-29.1947" calcext:value-type="float">
            <text:p>-29.1947</text:p>
          </table:table-cell>
          <table:table-cell office:value-type="float" office:value="-1.96824" calcext:value-type="float">
            <text:p>-1.96824</text:p>
          </table:table-cell>
          <table:table-cell office:value-type="float" office:value="0.203001" calcext:value-type="float">
            <text:p>0.203001</text:p>
          </table:table-cell>
          <table:table-cell/>
          <table:table-cell office:value-type="float" office:value="0.721164" calcext:value-type="float">
            <text:p>0.721164</text:p>
          </table:table-cell>
          <table:table-cell office:value-type="float" office:value="0.0109794" calcext:value-type="float">
            <text:p>0.01097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7102" calcext:value-type="float">
            <text:p>57.7102</text:p>
          </table:table-cell>
          <table:table-cell office:value-type="float" office:value="56.2898" calcext:value-type="float">
            <text:p>56.2898</text:p>
          </table:table-cell>
          <table:table-cell office:value-type="float" office:value="56.2679" calcext:value-type="float">
            <text:p>56.2679</text:p>
          </table:table-cell>
          <table:table-cell office:value-type="float" office:value="57.7321" calcext:value-type="float">
            <text:p>57.7321</text:p>
          </table:table-cell>
        </table:table-row>
        <table:table-row table:style-name="ro1">
          <table:table-cell office:value-type="float" office:value="-28.4893" calcext:value-type="float">
            <text:p>-28.4893</text:p>
          </table:table-cell>
          <table:table-cell office:value-type="float" office:value="-1.69802" calcext:value-type="float">
            <text:p>-1.69802</text:p>
          </table:table-cell>
          <table:table-cell office:value-type="float" office:value="-0.0197359" calcext:value-type="float">
            <text:p>-0.0197359</text:p>
          </table:table-cell>
          <table:table-cell/>
          <table:table-cell office:value-type="float" office:value="1.1651" calcext:value-type="float">
            <text:p>1.1651</text:p>
          </table:table-cell>
          <table:table-cell office:value-type="float" office:value="-0.00707898" calcext:value-type="float">
            <text:p>-0.007078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722" calcext:value-type="float">
            <text:p>58.1722</text:p>
          </table:table-cell>
          <table:table-cell office:value-type="float" office:value="55.8278" calcext:value-type="float">
            <text:p>55.8278</text:p>
          </table:table-cell>
          <table:table-cell office:value-type="float" office:value="55.842" calcext:value-type="float">
            <text:p>55.842</text:p>
          </table:table-cell>
          <table:table-cell office:value-type="float" office:value="58.158" calcext:value-type="float">
            <text:p>58.158</text:p>
          </table:table-cell>
        </table:table-row>
        <table:table-row table:style-name="ro1">
          <table:table-cell office:value-type="float" office:value="-27.7574" calcext:value-type="float">
            <text:p>-27.7574</text:p>
          </table:table-cell>
          <table:table-cell office:value-type="float" office:value="-1.42402" calcext:value-type="float">
            <text:p>-1.42402</text:p>
          </table:table-cell>
          <table:table-cell office:value-type="float" office:value="-0.243773" calcext:value-type="float">
            <text:p>-0.243773</text:p>
          </table:table-cell>
          <table:table-cell/>
          <table:table-cell office:value-type="float" office:value="1.23362" calcext:value-type="float">
            <text:p>1.23362</text:p>
          </table:table-cell>
          <table:table-cell office:value-type="float" office:value="-0.0480039" calcext:value-type="float">
            <text:p>-0.0480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2816" calcext:value-type="float">
            <text:p>58.2816</text:p>
          </table:table-cell>
          <table:table-cell office:value-type="float" office:value="55.7184" calcext:value-type="float">
            <text:p>55.7184</text:p>
          </table:table-cell>
          <table:table-cell office:value-type="float" office:value="55.8144" calcext:value-type="float">
            <text:p>55.8144</text:p>
          </table:table-cell>
          <table:table-cell office:value-type="float" office:value="58.1856" calcext:value-type="float">
            <text:p>58.1856</text:p>
          </table:table-cell>
        </table:table-row>
        <table:table-row table:style-name="ro1">
          <table:table-cell office:value-type="float" office:value="-27.0304" calcext:value-type="float">
            <text:p>-27.0304</text:p>
          </table:table-cell>
          <table:table-cell office:value-type="float" office:value="-1.17207" calcext:value-type="float">
            <text:p>-1.17207</text:p>
          </table:table-cell>
          <table:table-cell office:value-type="float" office:value="-0.54069" calcext:value-type="float">
            <text:p>-0.54069</text:p>
          </table:table-cell>
          <table:table-cell/>
          <table:table-cell office:value-type="float" office:value="1.61559" calcext:value-type="float">
            <text:p>1.61559</text:p>
          </table:table-cell>
          <table:table-cell office:value-type="float" office:value="0.0123552" calcext:value-type="float">
            <text:p>0.0123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6032" calcext:value-type="float">
            <text:p>58.6032</text:p>
          </table:table-cell>
          <table:table-cell office:value-type="float" office:value="55.3968" calcext:value-type="float">
            <text:p>55.3968</text:p>
          </table:table-cell>
          <table:table-cell office:value-type="float" office:value="55.3721" calcext:value-type="float">
            <text:p>55.3721</text:p>
          </table:table-cell>
          <table:table-cell office:value-type="float" office:value="58.6279" calcext:value-type="float">
            <text:p>58.6279</text:p>
          </table:table-cell>
        </table:table-row>
        <table:table-row table:style-name="ro1">
          <table:table-cell office:value-type="float" office:value="-26.2923" calcext:value-type="float">
            <text:p>-26.2923</text:p>
          </table:table-cell>
          <table:table-cell office:value-type="float" office:value="-0.946632" calcext:value-type="float">
            <text:p>-0.946632</text:p>
          </table:table-cell>
          <table:table-cell office:value-type="float" office:value="-0.867539" calcext:value-type="float">
            <text:p>-0.867539</text:p>
          </table:table-cell>
          <table:table-cell/>
          <table:table-cell office:value-type="float" office:value="1.84305" calcext:value-type="float">
            <text:p>1.84305</text:p>
          </table:table-cell>
          <table:table-cell office:value-type="float" office:value="0.0904592" calcext:value-type="float">
            <text:p>0.0904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7526" calcext:value-type="float">
            <text:p>58.7526</text:p>
          </table:table-cell>
          <table:table-cell office:value-type="float" office:value="55.2474" calcext:value-type="float">
            <text:p>55.2474</text:p>
          </table:table-cell>
          <table:table-cell office:value-type="float" office:value="55.0665" calcext:value-type="float">
            <text:p>55.0665</text:p>
          </table:table-cell>
          <table:table-cell office:value-type="float" office:value="58.9335" calcext:value-type="float">
            <text:p>58.9335</text:p>
          </table:table-cell>
        </table:table-row>
        <table:table-row table:style-name="ro1">
          <table:table-cell office:value-type="float" office:value="-25.5393" calcext:value-type="float">
            <text:p>-25.5393</text:p>
          </table:table-cell>
          <table:table-cell office:value-type="float" office:value="-0.730228" calcext:value-type="float">
            <text:p>-0.730228</text:p>
          </table:table-cell>
          <table:table-cell office:value-type="float" office:value="-1.17673" calcext:value-type="float">
            <text:p>-1.17673</text:p>
          </table:table-cell>
          <table:table-cell/>
          <table:table-cell office:value-type="float" office:value="1.88501" calcext:value-type="float">
            <text:p>1.88501</text:p>
          </table:table-cell>
          <table:table-cell office:value-type="float" office:value="0.0944006" calcext:value-type="float">
            <text:p>0.0944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7906" calcext:value-type="float">
            <text:p>58.7906</text:p>
          </table:table-cell>
          <table:table-cell office:value-type="float" office:value="55.2094" calcext:value-type="float">
            <text:p>55.2094</text:p>
          </table:table-cell>
          <table:table-cell office:value-type="float" office:value="55.0206" calcext:value-type="float">
            <text:p>55.0206</text:p>
          </table:table-cell>
          <table:table-cell office:value-type="float" office:value="58.9794" calcext:value-type="float">
            <text:p>58.9794</text:p>
          </table:table-cell>
        </table:table-row>
        <table:table-row table:style-name="ro1">
          <table:table-cell office:value-type="float" office:value="-24.788" calcext:value-type="float">
            <text:p>-24.788</text:p>
          </table:table-cell>
          <table:table-cell office:value-type="float" office:value="-0.597721" calcext:value-type="float">
            <text:p>-0.597721</text:p>
          </table:table-cell>
          <table:table-cell office:value-type="float" office:value="-1.5493" calcext:value-type="float">
            <text:p>-1.5493</text:p>
          </table:table-cell>
          <table:table-cell/>
          <table:table-cell office:value-type="float" office:value="2.27818" calcext:value-type="float">
            <text:p>2.27818</text:p>
          </table:table-cell>
          <table:table-cell office:value-type="float" office:value="0.41479" calcext:value-type="float">
            <text:p>0.414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8634" calcext:value-type="float">
            <text:p>58.8634</text:p>
          </table:table-cell>
          <table:table-cell office:value-type="float" office:value="55.1366" calcext:value-type="float">
            <text:p>55.1366</text:p>
          </table:table-cell>
          <table:table-cell office:value-type="float" office:value="54.307" calcext:value-type="float">
            <text:p>54.307</text:p>
          </table:table-cell>
          <table:table-cell office:value-type="float" office:value="59.693" calcext:value-type="float">
            <text:p>59.693</text:p>
          </table:table-cell>
        </table:table-row>
        <table:table-row table:style-name="ro1">
          <table:table-cell office:value-type="float" office:value="-24.0234" calcext:value-type="float">
            <text:p>-24.0234</text:p>
          </table:table-cell>
          <table:table-cell office:value-type="float" office:value="-0.474156" calcext:value-type="float">
            <text:p>-0.474156</text:p>
          </table:table-cell>
          <table:table-cell office:value-type="float" office:value="-1.83866" calcext:value-type="float">
            <text:p>-1.83866</text:p>
          </table:table-cell>
          <table:table-cell/>
          <table:table-cell office:value-type="float" office:value="2.07283" calcext:value-type="float">
            <text:p>2.07283</text:p>
          </table:table-cell>
          <table:table-cell office:value-type="float" office:value="0.433892" calcext:value-type="float">
            <text:p>0.4338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6389" calcext:value-type="float">
            <text:p>58.6389</text:p>
          </table:table-cell>
          <table:table-cell office:value-type="float" office:value="55.3611" calcext:value-type="float">
            <text:p>55.3611</text:p>
          </table:table-cell>
          <table:table-cell office:value-type="float" office:value="54.4933" calcext:value-type="float">
            <text:p>54.4933</text:p>
          </table:table-cell>
          <table:table-cell office:value-type="float" office:value="59.5067" calcext:value-type="float">
            <text:p>59.5067</text:p>
          </table:table-cell>
        </table:table-row>
        <table:table-row table:style-name="ro1">
          <table:table-cell office:value-type="float" office:value="-23.2659" calcext:value-type="float">
            <text:p>-23.2659</text:p>
          </table:table-cell>
          <table:table-cell office:value-type="float" office:value="-0.392605" calcext:value-type="float">
            <text:p>-0.392605</text:p>
          </table:table-cell>
          <table:table-cell office:value-type="float" office:value="-2.15181" calcext:value-type="float">
            <text:p>-2.15181</text:p>
          </table:table-cell>
          <table:table-cell/>
          <table:table-cell office:value-type="float" office:value="2.31079" calcext:value-type="float">
            <text:p>2.31079</text:p>
          </table:table-cell>
          <table:table-cell office:value-type="float" office:value="0.593341" calcext:value-type="float">
            <text:p>0.5933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7174" calcext:value-type="float">
            <text:p>58.7174</text:p>
          </table:table-cell>
          <table:table-cell office:value-type="float" office:value="55.2826" calcext:value-type="float">
            <text:p>55.2826</text:p>
          </table:table-cell>
          <table:table-cell office:value-type="float" office:value="54.0959" calcext:value-type="float">
            <text:p>54.0959</text:p>
          </table:table-cell>
          <table:table-cell office:value-type="float" office:value="59.9041" calcext:value-type="float">
            <text:p>59.9041</text:p>
          </table:table-cell>
        </table:table-row>
        <table:table-row table:style-name="ro1">
          <table:table-cell office:value-type="float" office:value="-22.4964" calcext:value-type="float">
            <text:p>-22.4964</text:p>
          </table:table-cell>
          <table:table-cell office:value-type="float" office:value="-0.359345" calcext:value-type="float">
            <text:p>-0.359345</text:p>
          </table:table-cell>
          <table:table-cell office:value-type="float" office:value="-2.42494" calcext:value-type="float">
            <text:p>-2.42494</text:p>
          </table:table-cell>
          <table:table-cell/>
          <table:table-cell office:value-type="float" office:value="2.29181" calcext:value-type="float">
            <text:p>2.29181</text:p>
          </table:table-cell>
          <table:table-cell office:value-type="float" office:value="0.78897" calcext:value-type="float">
            <text:p>0.788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028" calcext:value-type="float">
            <text:p>58.5028</text:p>
          </table:table-cell>
          <table:table-cell office:value-type="float" office:value="55.4972" calcext:value-type="float">
            <text:p>55.4972</text:p>
          </table:table-cell>
          <table:table-cell office:value-type="float" office:value="53.9192" calcext:value-type="float">
            <text:p>53.9192</text:p>
          </table:table-cell>
          <table:table-cell office:value-type="float" office:value="60.0808" calcext:value-type="float">
            <text:p>60.0808</text:p>
          </table:table-cell>
        </table:table-row>
        <table:table-row table:style-name="ro1">
          <table:table-cell office:value-type="float" office:value="-21.7214" calcext:value-type="float">
            <text:p>-21.7214</text:p>
          </table:table-cell>
          <table:table-cell office:value-type="float" office:value="-0.339138" calcext:value-type="float">
            <text:p>-0.339138</text:p>
          </table:table-cell>
          <table:table-cell office:value-type="float" office:value="-2.6506" calcext:value-type="float">
            <text:p>-2.6506</text:p>
          </table:table-cell>
          <table:table-cell/>
          <table:table-cell office:value-type="float" office:value="2.2378" calcext:value-type="float">
            <text:p>2.2378</text:p>
          </table:table-cell>
          <table:table-cell office:value-type="float" office:value="0.846302" calcext:value-type="float">
            <text:p>0.8463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3915" calcext:value-type="float">
            <text:p>58.3915</text:p>
          </table:table-cell>
          <table:table-cell office:value-type="float" office:value="55.6085" calcext:value-type="float">
            <text:p>55.6085</text:p>
          </table:table-cell>
          <table:table-cell office:value-type="float" office:value="53.9159" calcext:value-type="float">
            <text:p>53.9159</text:p>
          </table:table-cell>
          <table:table-cell office:value-type="float" office:value="60.0841" calcext:value-type="float">
            <text:p>60.0841</text:p>
          </table:table-cell>
        </table:table-row>
        <table:table-row table:style-name="ro1">
          <table:table-cell office:value-type="float" office:value="-20.5692" calcext:value-type="float">
            <text:p>-20.5692</text:p>
          </table:table-cell>
          <table:table-cell office:value-type="float" office:value="-0.322091" calcext:value-type="float">
            <text:p>-0.322091</text:p>
          </table:table-cell>
          <table:table-cell office:value-type="float" office:value="-2.96607" calcext:value-type="float">
            <text:p>-2.96607</text:p>
          </table:table-cell>
          <table:table-cell/>
          <table:table-cell office:value-type="float" office:value="2.76491" calcext:value-type="float">
            <text:p>2.76491</text:p>
          </table:table-cell>
          <table:table-cell office:value-type="float" office:value="0.864342" calcext:value-type="float">
            <text:p>0.8643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9006" calcext:value-type="float">
            <text:p>58.9006</text:p>
          </table:table-cell>
          <table:table-cell office:value-type="float" office:value="55.0994" calcext:value-type="float">
            <text:p>55.0994</text:p>
          </table:table-cell>
          <table:table-cell office:value-type="float" office:value="53.3708" calcext:value-type="float">
            <text:p>53.3708</text:p>
          </table:table-cell>
          <table:table-cell office:value-type="float" office:value="60.6292" calcext:value-type="float">
            <text:p>60.6292</text:p>
          </table:table-cell>
        </table:table-row>
        <table:table-row table:style-name="ro1">
          <table:table-cell office:value-type="float" office:value="-19.7891" calcext:value-type="float">
            <text:p>-19.7891</text:p>
          </table:table-cell>
          <table:table-cell office:value-type="float" office:value="-0.347339" calcext:value-type="float">
            <text:p>-0.347339</text:p>
          </table:table-cell>
          <table:table-cell office:value-type="float" office:value="-3.05705" calcext:value-type="float">
            <text:p>-3.05705</text:p>
          </table:table-cell>
          <table:table-cell/>
          <table:table-cell office:value-type="float" office:value="1.98144" calcext:value-type="float">
            <text:p>1.98144</text:p>
          </table:table-cell>
          <table:table-cell office:value-type="float" office:value="1.05026" calcext:value-type="float">
            <text:p>1.05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312" calcext:value-type="float">
            <text:p>57.9312</text:p>
          </table:table-cell>
          <table:table-cell office:value-type="float" office:value="56.0688" calcext:value-type="float">
            <text:p>56.0688</text:p>
          </table:table-cell>
          <table:table-cell office:value-type="float" office:value="53.9683" calcext:value-type="float">
            <text:p>53.9683</text:p>
          </table:table-cell>
          <table:table-cell office:value-type="float" office:value="60.0317" calcext:value-type="float">
            <text:p>60.0317</text:p>
          </table:table-cell>
        </table:table-row>
        <table:table-row table:style-name="ro1">
          <table:table-cell office:value-type="float" office:value="-19.4063" calcext:value-type="float">
            <text:p>-19.4063</text:p>
          </table:table-cell>
          <table:table-cell office:value-type="float" office:value="-0.351662" calcext:value-type="float">
            <text:p>-0.351662</text:p>
          </table:table-cell>
          <table:table-cell office:value-type="float" office:value="-3.0904" calcext:value-type="float">
            <text:p>-3.0904</text:p>
          </table:table-cell>
          <table:table-cell/>
          <table:table-cell office:value-type="float" office:value="1.85191" calcext:value-type="float">
            <text:p>1.85191</text:p>
          </table:table-cell>
          <table:table-cell office:value-type="float" office:value="0.978189" calcext:value-type="float">
            <text:p>0.978189</text:p>
          </table:table-cell>
          <table:table-cell table:number-columns-repeated="2"/>
          <table:table-cell office:value-type="float" office:value="57.8737" calcext:value-type="float">
            <text:p>57.8737</text:p>
          </table:table-cell>
          <table:table-cell office:value-type="float" office:value="56.1263" calcext:value-type="float">
            <text:p>56.1263</text:p>
          </table:table-cell>
          <table:table-cell office:value-type="float" office:value="54.1699" calcext:value-type="float">
            <text:p>54.1699</text:p>
          </table:table-cell>
          <table:table-cell office:value-type="float" office:value="59.8301" calcext:value-type="float">
            <text:p>59.8301</text:p>
          </table:table-cell>
        </table:table-row>
        <table:table-row table:style-name="ro1">
          <table:table-cell office:value-type="float" office:value="-18.6268" calcext:value-type="float">
            <text:p>-18.6268</text:p>
          </table:table-cell>
          <table:table-cell office:value-type="float" office:value="-0.369182" calcext:value-type="float">
            <text:p>-0.369182</text:p>
          </table:table-cell>
          <table:table-cell office:value-type="float" office:value="-3.06618" calcext:value-type="float">
            <text:p>-3.06618</text:p>
          </table:table-cell>
          <table:table-cell/>
          <table:table-cell office:value-type="float" office:value="1.70761" calcext:value-type="float">
            <text:p>1.70761</text:p>
          </table:table-cell>
          <table:table-cell office:value-type="float" office:value="1.04643" calcext:value-type="float">
            <text:p>1.04643</text:p>
          </table:table-cell>
          <table:table-cell table:number-columns-repeated="2"/>
          <table:table-cell office:value-type="float" office:value="57.6612" calcext:value-type="float">
            <text:p>57.6612</text:p>
          </table:table-cell>
          <table:table-cell office:value-type="float" office:value="56.3388" calcext:value-type="float">
            <text:p>56.3388</text:p>
          </table:table-cell>
          <table:table-cell office:value-type="float" office:value="54.246" calcext:value-type="float">
            <text:p>54.246</text:p>
          </table:table-cell>
          <table:table-cell office:value-type="float" office:value="59.754" calcext:value-type="float">
            <text:p>59.754</text:p>
          </table:table-cell>
        </table:table-row>
        <table:table-row table:style-name="ro1">
          <table:table-cell office:value-type="float" office:value="-18.2364" calcext:value-type="float">
            <text:p>-18.2364</text:p>
          </table:table-cell>
          <table:table-cell office:value-type="float" office:value="-0.358644" calcext:value-type="float">
            <text:p>-0.358644</text:p>
          </table:table-cell>
          <table:table-cell office:value-type="float" office:value="-3.01904" calcext:value-type="float">
            <text:p>-3.01904</text:p>
          </table:table-cell>
          <table:table-cell/>
          <table:table-cell office:value-type="float" office:value="1.69468" calcext:value-type="float">
            <text:p>1.69468</text:p>
          </table:table-cell>
          <table:table-cell office:value-type="float" office:value="0.942325" calcext:value-type="float">
            <text:p>0.942325</text:p>
          </table:table-cell>
          <table:table-cell table:number-columns-repeated="2"/>
          <table:table-cell office:value-type="float" office:value="57.7524" calcext:value-type="float">
            <text:p>57.7524</text:p>
          </table:table-cell>
          <table:table-cell office:value-type="float" office:value="56.2476" calcext:value-type="float">
            <text:p>56.2476</text:p>
          </table:table-cell>
          <table:table-cell office:value-type="float" office:value="54.363" calcext:value-type="float">
            <text:p>54.363</text:p>
          </table:table-cell>
          <table:table-cell office:value-type="float" office:value="59.637" calcext:value-type="float">
            <text:p>59.637</text:p>
          </table:table-cell>
        </table:table-row>
        <table:table-row table:style-name="ro1">
          <table:table-cell office:value-type="float" office:value="-17.4495" calcext:value-type="float">
            <text:p>-17.4495</text:p>
          </table:table-cell>
          <table:table-cell office:value-type="float" office:value="-0.368676" calcext:value-type="float">
            <text:p>-0.368676</text:p>
          </table:table-cell>
          <table:table-cell office:value-type="float" office:value="-2.90158" calcext:value-type="float">
            <text:p>-2.90158</text:p>
          </table:table-cell>
          <table:table-cell/>
          <table:table-cell office:value-type="float" office:value="1.4711" calcext:value-type="float">
            <text:p>1.4711</text:p>
          </table:table-cell>
          <table:table-cell office:value-type="float" office:value="1.03817" calcext:value-type="float">
            <text:p>1.03817</text:p>
          </table:table-cell>
          <table:table-cell table:number-columns-repeated="2"/>
          <table:table-cell office:value-type="float" office:value="57.4329" calcext:value-type="float">
            <text:p>57.4329</text:p>
          </table:table-cell>
          <table:table-cell office:value-type="float" office:value="56.5671" calcext:value-type="float">
            <text:p>56.5671</text:p>
          </table:table-cell>
          <table:table-cell office:value-type="float" office:value="54.4907" calcext:value-type="float">
            <text:p>54.4907</text:p>
          </table:table-cell>
          <table:table-cell office:value-type="float" office:value="59.5093" calcext:value-type="float">
            <text:p>59.5093</text:p>
          </table:table-cell>
        </table:table-row>
        <table:table-row table:style-name="ro1">
          <table:table-cell office:value-type="float" office:value="-16.6681" calcext:value-type="float">
            <text:p>-16.6681</text:p>
          </table:table-cell>
          <table:table-cell office:value-type="float" office:value="-0.330881" calcext:value-type="float">
            <text:p>-0.330881</text:p>
          </table:table-cell>
          <table:table-cell office:value-type="float" office:value="-2.66418" calcext:value-type="float">
            <text:p>-2.66418</text:p>
          </table:table-cell>
          <table:table-cell/>
          <table:table-cell office:value-type="float" office:value="1.01192" calcext:value-type="float">
            <text:p>1.01192</text:p>
          </table:table-cell>
          <table:table-cell office:value-type="float" office:value="0.847343" calcext:value-type="float">
            <text:p>0.847343</text:p>
          </table:table-cell>
          <table:table-cell table:number-columns-repeated="2"/>
          <table:table-cell office:value-type="float" office:value="57.1646" calcext:value-type="float">
            <text:p>57.1646</text:p>
          </table:table-cell>
          <table:table-cell office:value-type="float" office:value="56.8354" calcext:value-type="float">
            <text:p>56.8354</text:p>
          </table:table-cell>
          <table:table-cell office:value-type="float" office:value="55.1407" calcext:value-type="float">
            <text:p>55.1407</text:p>
          </table:table-cell>
          <table:table-cell office:value-type="float" office:value="58.8593" calcext:value-type="float">
            <text:p>58.8593</text:p>
          </table:table-cell>
        </table:table-row>
        <table:table-row table:style-name="ro1">
          <table:table-cell office:value-type="float" office:value="-15.8809" calcext:value-type="float">
            <text:p>-15.8809</text:p>
          </table:table-cell>
          <table:table-cell office:value-type="float" office:value="-0.289844" calcext:value-type="float">
            <text:p>-0.289844</text:p>
          </table:table-cell>
          <table:table-cell office:value-type="float" office:value="-2.37805" calcext:value-type="float">
            <text:p>-2.37805</text:p>
          </table:table-cell>
          <table:table-cell/>
          <table:table-cell office:value-type="float" office:value="0.816832" calcext:value-type="float">
            <text:p>0.816832</text:p>
          </table:table-cell>
          <table:table-cell office:value-type="float" office:value="0.832807" calcext:value-type="float">
            <text:p>0.832807</text:p>
          </table:table-cell>
          <table:table-cell table:number-columns-repeated="2"/>
          <table:table-cell office:value-type="float" office:value="56.984" calcext:value-type="float">
            <text:p>56.984</text:p>
          </table:table-cell>
          <table:table-cell office:value-type="float" office:value="57.016" calcext:value-type="float">
            <text:p>57.016</text:p>
          </table:table-cell>
          <table:table-cell office:value-type="float" office:value="55.3504" calcext:value-type="float">
            <text:p>55.3504</text:p>
          </table:table-cell>
          <table:table-cell office:value-type="float" office:value="58.6496" calcext:value-type="float">
            <text:p>58.6496</text:p>
          </table:table-cell>
        </table:table-row>
        <table:table-row table:style-name="ro1">
          <table:table-cell office:value-type="float" office:value="-15.0946" calcext:value-type="float">
            <text:p>-15.0946</text:p>
          </table:table-cell>
          <table:table-cell office:value-type="float" office:value="-0.240204" calcext:value-type="float">
            <text:p>-0.240204</text:p>
          </table:table-cell>
          <table:table-cell office:value-type="float" office:value="-2.02151" calcext:value-type="float">
            <text:p>-2.02151</text:p>
          </table:table-cell>
          <table:table-cell/>
          <table:table-cell office:value-type="float" office:value="0.506667" calcext:value-type="float">
            <text:p>0.506667</text:p>
          </table:table-cell>
          <table:table-cell office:value-type="float" office:value="0.793194" calcext:value-type="float">
            <text:p>0.793194</text:p>
          </table:table-cell>
          <table:table-cell table:number-columns-repeated="2"/>
          <table:table-cell office:value-type="float" office:value="56.7135" calcext:value-type="float">
            <text:p>56.7135</text:p>
          </table:table-cell>
          <table:table-cell office:value-type="float" office:value="57.2865" calcext:value-type="float">
            <text:p>57.2865</text:p>
          </table:table-cell>
          <table:table-cell office:value-type="float" office:value="55.7001" calcext:value-type="float">
            <text:p>55.7001</text:p>
          </table:table-cell>
          <table:table-cell office:value-type="float" office:value="58.2999" calcext:value-type="float">
            <text:p>58.2999</text:p>
          </table:table-cell>
        </table:table-row>
        <table:table-row table:style-name="ro1">
          <table:table-cell office:value-type="float" office:value="-13.5536" calcext:value-type="float">
            <text:p>-13.5536</text:p>
          </table:table-cell>
          <table:table-cell office:value-type="float" office:value="-0.152718" calcext:value-type="float">
            <text:p>-0.152718</text:p>
          </table:table-cell>
          <table:table-cell office:value-type="float" office:value="-1.14511" calcext:value-type="float">
            <text:p>-1.14511</text:p>
          </table:table-cell>
          <table:table-cell/>
          <table:table-cell office:value-type="float" office:value="-1.75751" calcext:value-type="float">
            <text:p>-1.75751</text:p>
          </table:table-cell>
          <table:table-cell office:value-type="float" office:value="0.62452" calcext:value-type="float">
            <text:p>0.62452</text:p>
          </table:table-cell>
          <table:table-cell table:number-columns-repeated="2"/>
          <table:table-cell office:value-type="float" office:value="54.618" calcext:value-type="float">
            <text:p>54.618</text:p>
          </table:table-cell>
          <table:table-cell office:value-type="float" office:value="59.382" calcext:value-type="float">
            <text:p>59.382</text:p>
          </table:table-cell>
          <table:table-cell office:value-type="float" office:value="58.133" calcext:value-type="float">
            <text:p>58.133</text:p>
          </table:table-cell>
          <table:table-cell office:value-type="float" office:value="55.867" calcext:value-type="float">
            <text:p>55.867</text:p>
          </table:table-cell>
        </table:table-row>
        <table:table-row table:style-name="ro1">
          <table:table-cell office:value-type="float" office:value="-12.7776" calcext:value-type="float">
            <text:p>-12.7776</text:p>
          </table:table-cell>
          <table:table-cell office:value-type="float" office:value="-0.0511813" calcext:value-type="float">
            <text:p>-0.0511813</text:p>
          </table:table-cell>
          <table:table-cell office:value-type="float" office:value="-0.674346" calcext:value-type="float">
            <text:p>-0.674346</text:p>
          </table:table-cell>
          <table:table-cell/>
          <table:table-cell office:value-type="float" office:value="-0.23244" calcext:value-type="float">
            <text:p>-0.23244</text:p>
          </table:table-cell>
          <table:table-cell office:value-type="float" office:value="0.544467" calcext:value-type="float">
            <text:p>0.544467</text:p>
          </table:table-cell>
          <table:table-cell table:number-columns-repeated="2"/>
          <table:table-cell office:value-type="float" office:value="56.2231" calcext:value-type="float">
            <text:p>56.2231</text:p>
          </table:table-cell>
          <table:table-cell office:value-type="float" office:value="57.7769" calcext:value-type="float">
            <text:p>57.7769</text:p>
          </table:table-cell>
          <table:table-cell office:value-type="float" office:value="56.688" calcext:value-type="float">
            <text:p>56.688</text:p>
          </table:table-cell>
          <table:table-cell office:value-type="float" office:value="57.312" calcext:value-type="float">
            <text:p>57.312</text:p>
          </table:table-cell>
        </table:table-row>
        <table:table-row table:style-name="ro1">
          <table:table-cell office:value-type="float" office:value="-12.0173" calcext:value-type="float">
            <text:p>-12.0173</text:p>
          </table:table-cell>
          <table:table-cell office:value-type="float" office:value="0.000364144" calcext:value-type="float">
            <text:p>0.000364144</text:p>
          </table:table-cell>
          <table:table-cell office:value-type="float" office:value="-0.203917" calcext:value-type="float">
            <text:p>-0.203917</text:p>
          </table:table-cell>
          <table:table-cell/>
          <table:table-cell office:value-type="float" office:value="-0.342578" calcext:value-type="float">
            <text:p>-0.342578</text:p>
          </table:table-cell>
          <table:table-cell office:value-type="float" office:value="0.731536" calcext:value-type="float">
            <text:p>0.731536</text:p>
          </table:table-cell>
          <table:table-cell table:number-columns-repeated="2"/>
          <table:table-cell office:value-type="float" office:value="55.9259" calcext:value-type="float">
            <text:p>55.9259</text:p>
          </table:table-cell>
          <table:table-cell office:value-type="float" office:value="58.0741" calcext:value-type="float">
            <text:p>58.0741</text:p>
          </table:table-cell>
          <table:table-cell office:value-type="float" office:value="56.611" calcext:value-type="float">
            <text:p>56.611</text:p>
          </table:table-cell>
          <table:table-cell office:value-type="float" office:value="57.389" calcext:value-type="float">
            <text:p>57.389</text:p>
          </table:table-cell>
        </table:table-row>
        <table:table-row table:style-name="ro1">
          <table:table-cell office:value-type="float" office:value="-11.2513" calcext:value-type="float">
            <text:p>-11.2513</text:p>
          </table:table-cell>
          <table:table-cell office:value-type="float" office:value="0.128452" calcext:value-type="float">
            <text:p>0.128452</text:p>
          </table:table-cell>
          <table:table-cell office:value-type="float" office:value="0.265668" calcext:value-type="float">
            <text:p>0.265668</text:p>
          </table:table-cell>
          <table:table-cell/>
          <table:table-cell office:value-type="float" office:value="-0.464568" calcext:value-type="float">
            <text:p>-0.464568</text:p>
          </table:table-cell>
          <table:table-cell office:value-type="float" office:value="0.389489" calcext:value-type="float">
            <text:p>0.389489</text:p>
          </table:table-cell>
          <table:table-cell table:number-columns-repeated="2"/>
          <table:table-cell office:value-type="float" office:value="56.1459" calcext:value-type="float">
            <text:p>56.1459</text:p>
          </table:table-cell>
          <table:table-cell office:value-type="float" office:value="57.8541" calcext:value-type="float">
            <text:p>57.8541</text:p>
          </table:table-cell>
          <table:table-cell office:value-type="float" office:value="57.0751" calcext:value-type="float">
            <text:p>57.0751</text:p>
          </table:table-cell>
          <table:table-cell office:value-type="float" office:value="56.9249" calcext:value-type="float">
            <text:p>56.9249</text:p>
          </table:table-cell>
        </table:table-row>
        <table:table-row table:style-name="ro1">
          <table:table-cell office:value-type="float" office:value="-10.4732" calcext:value-type="float">
            <text:p>-10.4732</text:p>
          </table:table-cell>
          <table:table-cell office:value-type="float" office:value="0.278744" calcext:value-type="float">
            <text:p>0.278744</text:p>
          </table:table-cell>
          <table:table-cell office:value-type="float" office:value="0.713881" calcext:value-type="float">
            <text:p>0.713881</text:p>
          </table:table-cell>
          <table:table-cell/>
          <table:table-cell office:value-type="float" office:value="-0.51255" calcext:value-type="float">
            <text:p>-0.51255</text:p>
          </table:table-cell>
          <table:table-cell office:value-type="float" office:value="0.25474" calcext:value-type="float">
            <text:p>0.25474</text:p>
          </table:table-cell>
          <table:table-cell table:number-columns-repeated="2"/>
          <table:table-cell office:value-type="float" office:value="56.2327" calcext:value-type="float">
            <text:p>56.2327</text:p>
          </table:table-cell>
          <table:table-cell office:value-type="float" office:value="57.7673" calcext:value-type="float">
            <text:p>57.7673</text:p>
          </table:table-cell>
          <table:table-cell office:value-type="float" office:value="57.2578" calcext:value-type="float">
            <text:p>57.2578</text:p>
          </table:table-cell>
          <table:table-cell office:value-type="float" office:value="56.7422" calcext:value-type="float">
            <text:p>56.7422</text:p>
          </table:table-cell>
        </table:table-row>
        <table:table-row table:style-name="ro1">
          <table:table-cell office:value-type="float" office:value="-9.7103" calcext:value-type="float">
            <text:p>-9.7103</text:p>
          </table:table-cell>
          <table:table-cell office:value-type="float" office:value="0.397897" calcext:value-type="float">
            <text:p>0.397897</text:p>
          </table:table-cell>
          <table:table-cell office:value-type="float" office:value="1.10081" calcext:value-type="float">
            <text:p>1.10081</text:p>
          </table:table-cell>
          <table:table-cell/>
          <table:table-cell office:value-type="float" office:value="-0.397176" calcext:value-type="float">
            <text:p>-0.397176</text:p>
          </table:table-cell>
          <table:table-cell office:value-type="float" office:value="0.33757" calcext:value-type="float">
            <text:p>0.33757</text:p>
          </table:table-cell>
          <table:table-cell table:number-columns-repeated="2"/>
          <table:table-cell office:value-type="float" office:value="56.2653" calcext:value-type="float">
            <text:p>56.2653</text:p>
          </table:table-cell>
          <table:table-cell office:value-type="float" office:value="57.7347" calcext:value-type="float">
            <text:p>57.7347</text:p>
          </table:table-cell>
          <table:table-cell office:value-type="float" office:value="57.0596" calcext:value-type="float">
            <text:p>57.0596</text:p>
          </table:table-cell>
          <table:table-cell office:value-type="float" office:value="56.9404" calcext:value-type="float">
            <text:p>56.9404</text:p>
          </table:table-cell>
        </table:table-row>
        <table:table-row table:style-name="ro1">
          <table:table-cell office:value-type="float" office:value="-8.93472" calcext:value-type="float">
            <text:p>-8.93472</text:p>
          </table:table-cell>
          <table:table-cell office:value-type="float" office:value="0.566383" calcext:value-type="float">
            <text:p>0.566383</text:p>
          </table:table-cell>
          <table:table-cell office:value-type="float" office:value="1.46144" calcext:value-type="float">
            <text:p>1.46144</text:p>
          </table:table-cell>
          <table:table-cell/>
          <table:table-cell office:value-type="float" office:value="-0.425981" calcext:value-type="float">
            <text:p>-0.425981</text:p>
          </table:table-cell>
          <table:table-cell office:value-type="float" office:value="0.0811232" calcext:value-type="float">
            <text:p>0.0811232</text:p>
          </table:table-cell>
          <table:table-cell table:number-columns-repeated="2"/>
          <table:table-cell office:value-type="float" office:value="56.4929" calcext:value-type="float">
            <text:p>56.4929</text:p>
          </table:table-cell>
          <table:table-cell office:value-type="float" office:value="57.5071" calcext:value-type="float">
            <text:p>57.5071</text:p>
          </table:table-cell>
          <table:table-cell office:value-type="float" office:value="57.3449" calcext:value-type="float">
            <text:p>57.3449</text:p>
          </table:table-cell>
          <table:table-cell office:value-type="float" office:value="56.6551" calcext:value-type="float">
            <text:p>56.6551</text:p>
          </table:table-cell>
        </table:table-row>
        <table:table-row table:style-name="ro1">
          <table:table-cell office:value-type="float" office:value="-8.17436" calcext:value-type="float">
            <text:p>-8.17436</text:p>
          </table:table-cell>
          <table:table-cell office:value-type="float" office:value="0.726115" calcext:value-type="float">
            <text:p>0.726115</text:p>
          </table:table-cell>
          <table:table-cell office:value-type="float" office:value="1.71389" calcext:value-type="float">
            <text:p>1.71389</text:p>
          </table:table-cell>
          <table:table-cell/>
          <table:table-cell office:value-type="float" office:value="-0.107758" calcext:value-type="float">
            <text:p>-0.107758</text:p>
          </table:table-cell>
          <table:table-cell office:value-type="float" office:value="0.0544252" calcext:value-type="float">
            <text:p>0.0544252</text:p>
          </table:table-cell>
          <table:table-cell table:number-columns-repeated="2"/>
          <table:table-cell office:value-type="float" office:value="56.8378" calcext:value-type="float">
            <text:p>56.8378</text:p>
          </table:table-cell>
          <table:table-cell office:value-type="float" office:value="57.1622" calcext:value-type="float">
            <text:p>57.1622</text:p>
          </table:table-cell>
          <table:table-cell office:value-type="float" office:value="57.0533" calcext:value-type="float">
            <text:p>57.0533</text:p>
          </table:table-cell>
          <table:table-cell office:value-type="float" office:value="56.9467" calcext:value-type="float">
            <text:p>56.9467</text:p>
          </table:table-cell>
        </table:table-row>
        <table:table-row table:style-name="ro1">
          <table:table-cell office:value-type="float" office:value="-7.41385" calcext:value-type="float">
            <text:p>-7.41385</text:p>
          </table:table-cell>
          <table:table-cell office:value-type="float" office:value="0.889" calcext:value-type="float">
            <text:p>0.889</text:p>
          </table:table-cell>
          <table:table-cell office:value-type="float" office:value="1.85906" calcext:value-type="float">
            <text:p>1.85906</text:p>
          </table:table-cell>
          <table:table-cell/>
          <table:table-cell office:value-type="float" office:value="0.229266" calcext:value-type="float">
            <text:p>0.229266</text:p>
          </table:table-cell>
          <table:table-cell office:value-type="float" office:value="-0.025579" calcext:value-type="float">
            <text:p>-0.025579</text:p>
          </table:table-cell>
          <table:table-cell table:number-columns-repeated="2"/>
          <table:table-cell office:value-type="float" office:value="57.2548" calcext:value-type="float">
            <text:p>57.2548</text:p>
          </table:table-cell>
          <table:table-cell office:value-type="float" office:value="56.7452" calcext:value-type="float">
            <text:p>56.7452</text:p>
          </table:table-cell>
          <table:table-cell office:value-type="float" office:value="56.7963" calcext:value-type="float">
            <text:p>56.7963</text:p>
          </table:table-cell>
          <table:table-cell office:value-type="float" office:value="57.2037" calcext:value-type="float">
            <text:p>57.2037</text:p>
          </table:table-cell>
        </table:table-row>
        <table:table-row table:style-name="ro1">
          <table:table-cell office:value-type="float" office:value="-6.63959" calcext:value-type="float">
            <text:p>-6.63959</text:p>
          </table:table-cell>
          <table:table-cell office:value-type="float" office:value="1.07125" calcext:value-type="float">
            <text:p>1.07125</text:p>
          </table:table-cell>
          <table:table-cell office:value-type="float" office:value="1.94689" calcext:value-type="float">
            <text:p>1.94689</text:p>
          </table:table-cell>
          <table:table-cell/>
          <table:table-cell office:value-type="float" office:value="0.378243" calcext:value-type="float">
            <text:p>0.378243</text:p>
          </table:table-cell>
          <table:table-cell office:value-type="float" office:value="-0.180735" calcext:value-type="float">
            <text:p>-0.180735</text:p>
          </table:table-cell>
          <table:table-cell table:number-columns-repeated="2"/>
          <table:table-cell office:value-type="float" office:value="57.559" calcext:value-type="float">
            <text:p>57.559</text:p>
          </table:table-cell>
          <table:table-cell office:value-type="float" office:value="56.441" calcext:value-type="float">
            <text:p>56.441</text:p>
          </table:table-cell>
          <table:table-cell office:value-type="float" office:value="56.8025" calcext:value-type="float">
            <text:p>56.8025</text:p>
          </table:table-cell>
          <table:table-cell office:value-type="float" office:value="57.1975" calcext:value-type="float">
            <text:p>57.1975</text:p>
          </table:table-cell>
        </table:table-row>
        <table:table-row table:style-name="ro1">
          <table:table-cell office:value-type="float" office:value="-5.89354" calcext:value-type="float">
            <text:p>-5.89354</text:p>
          </table:table-cell>
          <table:table-cell office:value-type="float" office:value="1.25824" calcext:value-type="float">
            <text:p>1.25824</text:p>
          </table:table-cell>
          <table:table-cell office:value-type="float" office:value="1.95595" calcext:value-type="float">
            <text:p>1.95595</text:p>
          </table:table-cell>
          <table:table-cell/>
          <table:table-cell office:value-type="float" office:value="0.63241" calcext:value-type="float">
            <text:p>0.63241</text:p>
          </table:table-cell>
          <table:table-cell office:value-type="float" office:value="-0.28421" calcext:value-type="float">
            <text:p>-0.28421</text:p>
          </table:table-cell>
          <table:table-cell table:number-columns-repeated="2"/>
          <table:table-cell office:value-type="float" office:value="57.9166" calcext:value-type="float">
            <text:p>57.9166</text:p>
          </table:table-cell>
          <table:table-cell office:value-type="float" office:value="56.0834" calcext:value-type="float">
            <text:p>56.0834</text:p>
          </table:table-cell>
          <table:table-cell office:value-type="float" office:value="56.6518" calcext:value-type="float">
            <text:p>56.6518</text:p>
          </table:table-cell>
          <table:table-cell office:value-type="float" office:value="57.3482" calcext:value-type="float">
            <text:p>57.3482</text:p>
          </table:table-cell>
        </table:table-row>
        <table:table-row table:style-name="ro1">
          <table:table-cell office:value-type="float" office:value="-5.12589" calcext:value-type="float">
            <text:p>-5.12589</text:p>
          </table:table-cell>
          <table:table-cell office:value-type="float" office:value="1.46283" calcext:value-type="float">
            <text:p>1.46283</text:p>
          </table:table-cell>
          <table:table-cell office:value-type="float" office:value="1.89307" calcext:value-type="float">
            <text:p>1.89307</text:p>
          </table:table-cell>
          <table:table-cell/>
          <table:table-cell office:value-type="float" office:value="0.879078" calcext:value-type="float">
            <text:p>0.879078</text:p>
          </table:table-cell>
          <table:table-cell office:value-type="float" office:value="-0.449603" calcext:value-type="float">
            <text:p>-0.449603</text:p>
          </table:table-cell>
          <table:table-cell table:number-columns-repeated="2"/>
          <table:table-cell office:value-type="float" office:value="58.3287" calcext:value-type="float">
            <text:p>58.3287</text:p>
          </table:table-cell>
          <table:table-cell office:value-type="float" office:value="55.6713" calcext:value-type="float">
            <text:p>55.6713</text:p>
          </table:table-cell>
          <table:table-cell office:value-type="float" office:value="56.5705" calcext:value-type="float">
            <text:p>56.5705</text:p>
          </table:table-cell>
          <table:table-cell office:value-type="float" office:value="57.4295" calcext:value-type="float">
            <text:p>57.4295</text:p>
          </table:table-cell>
        </table:table-row>
        <table:table-row table:style-name="ro1">
          <table:table-cell office:value-type="float" office:value="-4.37007" calcext:value-type="float">
            <text:p>-4.37007</text:p>
          </table:table-cell>
          <table:table-cell office:value-type="float" office:value="1.6569" calcext:value-type="float">
            <text:p>1.6569</text:p>
          </table:table-cell>
          <table:table-cell office:value-type="float" office:value="1.70828" calcext:value-type="float">
            <text:p>1.70828</text:p>
          </table:table-cell>
          <table:table-cell/>
          <table:table-cell office:value-type="float" office:value="1.3617" calcext:value-type="float">
            <text:p>1.3617</text:p>
          </table:table-cell>
          <table:table-cell office:value-type="float" office:value="-0.505769" calcext:value-type="float">
            <text:p>-0.505769</text:p>
          </table:table-cell>
          <table:table-cell table:number-columns-repeated="2"/>
          <table:table-cell office:value-type="float" office:value="58.8675" calcext:value-type="float">
            <text:p>58.8675</text:p>
          </table:table-cell>
          <table:table-cell office:value-type="float" office:value="55.1325" calcext:value-type="float">
            <text:p>55.1325</text:p>
          </table:table-cell>
          <table:table-cell office:value-type="float" office:value="56.1441" calcext:value-type="float">
            <text:p>56.1441</text:p>
          </table:table-cell>
          <table:table-cell office:value-type="float" office:value="57.8559" calcext:value-type="float">
            <text:p>57.8559</text:p>
          </table:table-cell>
        </table:table-row>
        <table:table-row table:style-name="ro1">
          <table:table-cell office:value-type="float" office:value="-3.61382" calcext:value-type="float">
            <text:p>-3.61382</text:p>
          </table:table-cell>
          <table:table-cell office:value-type="float" office:value="1.87079" calcext:value-type="float">
            <text:p>1.87079</text:p>
          </table:table-cell>
          <table:table-cell office:value-type="float" office:value="1.48683" calcext:value-type="float">
            <text:p>1.48683</text:p>
          </table:table-cell>
          <table:table-cell/>
          <table:table-cell office:value-type="float" office:value="1.51906" calcext:value-type="float">
            <text:p>1.51906</text:p>
          </table:table-cell>
          <table:table-cell office:value-type="float" office:value="-0.694655" calcext:value-type="float">
            <text:p>-0.694655</text:p>
          </table:table-cell>
          <table:table-cell table:number-columns-repeated="2"/>
          <table:table-cell office:value-type="float" office:value="59.2137" calcext:value-type="float">
            <text:p>59.2137</text:p>
          </table:table-cell>
          <table:table-cell office:value-type="float" office:value="54.7863" calcext:value-type="float">
            <text:p>54.7863</text:p>
          </table:table-cell>
          <table:table-cell office:value-type="float" office:value="56.1756" calcext:value-type="float">
            <text:p>56.1756</text:p>
          </table:table-cell>
          <table:table-cell office:value-type="float" office:value="57.8244" calcext:value-type="float">
            <text:p>57.8244</text:p>
          </table:table-cell>
        </table:table-row>
        <table:table-row table:style-name="ro1">
          <table:table-cell office:value-type="float" office:value="-2.85566" calcext:value-type="float">
            <text:p>-2.85566</text:p>
          </table:table-cell>
          <table:table-cell office:value-type="float" office:value="2.07599" calcext:value-type="float">
            <text:p>2.07599</text:p>
          </table:table-cell>
          <table:table-cell office:value-type="float" office:value="1.2134" calcext:value-type="float">
            <text:p>1.2134</text:p>
          </table:table-cell>
          <table:table-cell/>
          <table:table-cell office:value-type="float" office:value="1.75895" calcext:value-type="float">
            <text:p>1.75895</text:p>
          </table:table-cell>
          <table:table-cell office:value-type="float" office:value="-0.773453" calcext:value-type="float">
            <text:p>-0.773453</text:p>
          </table:table-cell>
          <table:table-cell table:number-columns-repeated="2"/>
          <table:table-cell office:value-type="float" office:value="59.5324" calcext:value-type="float">
            <text:p>59.5324</text:p>
          </table:table-cell>
          <table:table-cell office:value-type="float" office:value="54.4676" calcext:value-type="float">
            <text:p>54.4676</text:p>
          </table:table-cell>
          <table:table-cell office:value-type="float" office:value="56.0145" calcext:value-type="float">
            <text:p>56.0145</text:p>
          </table:table-cell>
          <table:table-cell office:value-type="float" office:value="57.9855" calcext:value-type="float">
            <text:p>57.9855</text:p>
          </table:table-cell>
        </table:table-row>
        <table:table-row table:style-name="ro1">
          <table:table-cell office:value-type="float" office:value="-2.10984" calcext:value-type="float">
            <text:p>-2.10984</text:p>
          </table:table-cell>
          <table:table-cell office:value-type="float" office:value="2.28506" calcext:value-type="float">
            <text:p>2.28506</text:p>
          </table:table-cell>
          <table:table-cell office:value-type="float" office:value="0.902681" calcext:value-type="float">
            <text:p>0.902681</text:p>
          </table:table-cell>
          <table:table-cell/>
          <table:table-cell office:value-type="float" office:value="1.95872" calcext:value-type="float">
            <text:p>1.95872</text:p>
          </table:table-cell>
          <table:table-cell office:value-type="float" office:value="-0.909768" calcext:value-type="float">
            <text:p>-0.909768</text:p>
          </table:table-cell>
          <table:table-cell table:number-columns-repeated="2"/>
          <table:table-cell office:value-type="float" office:value="59.8685" calcext:value-type="float">
            <text:p>59.8685</text:p>
          </table:table-cell>
          <table:table-cell office:value-type="float" office:value="54.1315" calcext:value-type="float">
            <text:p>54.1315</text:p>
          </table:table-cell>
          <table:table-cell office:value-type="float" office:value="55.951" calcext:value-type="float">
            <text:p>55.951</text:p>
          </table:table-cell>
          <table:table-cell office:value-type="float" office:value="58.049" calcext:value-type="float">
            <text:p>58.049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2.46885" calcext:value-type="float">
            <text:p>2.46885</text:p>
          </table:table-cell>
          <table:table-cell office:value-type="float" office:value="0.637776" calcext:value-type="float">
            <text:p>0.637776</text:p>
          </table:table-cell>
          <table:table-cell/>
          <table:table-cell office:value-type="float" office:value="1.82254" calcext:value-type="float">
            <text:p>1.82254</text:p>
          </table:table-cell>
          <table:table-cell office:value-type="float" office:value="-0.928685" calcext:value-type="float">
            <text:p>-0.928685</text:p>
          </table:table-cell>
          <table:table-cell table:number-columns-repeated="2"/>
          <table:table-cell office:value-type="float" office:value="59.7512" calcext:value-type="float">
            <text:p>59.7512</text:p>
          </table:table-cell>
          <table:table-cell office:value-type="float" office:value="54.2488" calcext:value-type="float">
            <text:p>54.2488</text:p>
          </table:table-cell>
          <table:table-cell office:value-type="float" office:value="56.1061" calcext:value-type="float">
            <text:p>56.1061</text:p>
          </table:table-cell>
          <table:table-cell office:value-type="float" office:value="57.8939" calcext:value-type="float">
            <text:p>57.8939</text:p>
          </table:table-cell>
        </table:table-row>
        <table:table-row table:style-name="ro1">
          <table:table-cell office:value-type="float" office:value="-0.589177" calcext:value-type="float">
            <text:p>-0.589177</text:p>
          </table:table-cell>
          <table:table-cell office:value-type="float" office:value="2.58615" calcext:value-type="float">
            <text:p>2.58615</text:p>
          </table:table-cell>
          <table:table-cell office:value-type="float" office:value="0.377091" calcext:value-type="float">
            <text:p>0.377091</text:p>
          </table:table-cell>
          <table:table-cell/>
          <table:table-cell office:value-type="float" office:value="1.85953" calcext:value-type="float">
            <text:p>1.85953</text:p>
          </table:table-cell>
          <table:table-cell office:value-type="float" office:value="-0.769612" calcext:value-type="float">
            <text:p>-0.769612</text:p>
          </table:table-cell>
          <table:table-cell table:number-columns-repeated="2"/>
          <table:table-cell office:value-type="float" office:value="59.6291" calcext:value-type="float">
            <text:p>59.6291</text:p>
          </table:table-cell>
          <table:table-cell office:value-type="float" office:value="54.3709" calcext:value-type="float">
            <text:p>54.3709</text:p>
          </table:table-cell>
          <table:table-cell office:value-type="float" office:value="55.9101" calcext:value-type="float">
            <text:p>55.9101</text:p>
          </table:table-cell>
          <table:table-cell office:value-type="float" office:value="58.0899" calcext:value-type="float">
            <text:p>58.0899</text:p>
          </table:table-cell>
        </table:table-row>
        <table:table-row table:style-name="ro1">
          <table:table-cell office:value-type="float" office:value="0.156739" calcext:value-type="float">
            <text:p>0.156739</text:p>
          </table:table-cell>
          <table:table-cell office:value-type="float" office:value="2.68639" calcext:value-type="float">
            <text:p>2.68639</text:p>
          </table:table-cell>
          <table:table-cell office:value-type="float" office:value="0.178233" calcext:value-type="float">
            <text:p>0.178233</text:p>
          </table:table-cell>
          <table:table-cell/>
          <table:table-cell office:value-type="float" office:value="1.65658" calcext:value-type="float">
            <text:p>1.65658</text:p>
          </table:table-cell>
          <table:table-cell office:value-type="float" office:value="-0.807007" calcext:value-type="float">
            <text:p>-0.807007</text:p>
          </table:table-cell>
          <table:table-cell table:number-columns-repeated="2"/>
          <table:table-cell office:value-type="float" office:value="59.4636" calcext:value-type="float">
            <text:p>59.4636</text:p>
          </table:table-cell>
          <table:table-cell office:value-type="float" office:value="54.5364" calcext:value-type="float">
            <text:p>54.5364</text:p>
          </table:table-cell>
          <table:table-cell office:value-type="float" office:value="56.1504" calcext:value-type="float">
            <text:p>56.1504</text:p>
          </table:table-cell>
          <table:table-cell office:value-type="float" office:value="57.8496" calcext:value-type="float">
            <text:p>57.8496</text:p>
          </table:table-cell>
        </table:table-row>
        <table:table-row table:style-name="ro1">
          <table:table-cell office:value-type="float" office:value="0.922045" calcext:value-type="float">
            <text:p>0.922045</text:p>
          </table:table-cell>
          <table:table-cell office:value-type="float" office:value="2.70063" calcext:value-type="float">
            <text:p>2.70063</text:p>
          </table:table-cell>
          <table:table-cell office:value-type="float" office:value="0.0622233" calcext:value-type="float">
            <text:p>0.0622233</text:p>
          </table:table-cell>
          <table:table-cell/>
          <table:table-cell office:value-type="float" office:value="1.35232" calcext:value-type="float">
            <text:p>1.35232</text:p>
          </table:table-cell>
          <table:table-cell office:value-type="float" office:value="-0.547607" calcext:value-type="float">
            <text:p>-0.547607</text:p>
          </table:table-cell>
          <table:table-cell table:number-columns-repeated="2"/>
          <table:table-cell office:value-type="float" office:value="58.8999" calcext:value-type="float">
            <text:p>58.8999</text:p>
          </table:table-cell>
          <table:table-cell office:value-type="float" office:value="55.1001" calcext:value-type="float">
            <text:p>55.1001</text:p>
          </table:table-cell>
          <table:table-cell office:value-type="float" office:value="56.1953" calcext:value-type="float">
            <text:p>56.1953</text:p>
          </table:table-cell>
          <table:table-cell office:value-type="float" office:value="57.8047" calcext:value-type="float">
            <text:p>57.8047</text:p>
          </table:table-cell>
        </table:table-row>
        <table:table-row table:style-name="ro1">
          <table:table-cell office:value-type="float" office:value="1.66524" calcext:value-type="float">
            <text:p>1.66524</text:p>
          </table:table-cell>
          <table:table-cell office:value-type="float" office:value="2.68625" calcext:value-type="float">
            <text:p>2.68625</text:p>
          </table:table-cell>
          <table:table-cell office:value-type="float" office:value="-0.00406075" calcext:value-type="float">
            <text:p>-0.00406075</text:p>
          </table:table-cell>
          <table:table-cell/>
          <table:table-cell office:value-type="float" office:value="1.17012" calcext:value-type="float">
            <text:p>1.17012</text:p>
          </table:table-cell>
          <table:table-cell office:value-type="float" office:value="-0.510111" calcext:value-type="float">
            <text:p>-0.510111</text:p>
          </table:table-cell>
          <table:table-cell table:number-columns-repeated="2"/>
          <table:table-cell office:value-type="float" office:value="58.6802" calcext:value-type="float">
            <text:p>58.6802</text:p>
          </table:table-cell>
          <table:table-cell office:value-type="float" office:value="55.3198" calcext:value-type="float">
            <text:p>55.3198</text:p>
          </table:table-cell>
          <table:table-cell office:value-type="float" office:value="56.34" calcext:value-type="float">
            <text:p>56.34</text:p>
          </table:table-cell>
          <table:table-cell office:value-type="float" office:value="57.66" calcext:value-type="float">
            <text:p>57.66</text:p>
          </table:table-cell>
        </table:table-row>
        <table:table-row table:style-name="ro1">
          <table:table-cell office:value-type="float" office:value="2.43356" calcext:value-type="float">
            <text:p>2.43356</text:p>
          </table:table-cell>
          <table:table-cell office:value-type="float" office:value="2.63188" calcext:value-type="float">
            <text:p>2.63188</text:p>
          </table:table-cell>
          <table:table-cell office:value-type="float" office:value="0.0560545" calcext:value-type="float">
            <text:p>0.0560545</text:p>
          </table:table-cell>
          <table:table-cell/>
          <table:table-cell office:value-type="float" office:value="0.647808" calcext:value-type="float">
            <text:p>0.647808</text:p>
          </table:table-cell>
          <table:table-cell office:value-type="float" office:value="-0.415493" calcext:value-type="float">
            <text:p>-0.415493</text:p>
          </table:table-cell>
          <table:table-cell table:number-columns-repeated="2"/>
          <table:table-cell office:value-type="float" office:value="58.0633" calcext:value-type="float">
            <text:p>58.0633</text:p>
          </table:table-cell>
          <table:table-cell office:value-type="float" office:value="55.9367" calcext:value-type="float">
            <text:p>55.9367</text:p>
          </table:table-cell>
          <table:table-cell office:value-type="float" office:value="56.7677" calcext:value-type="float">
            <text:p>56.7677</text:p>
          </table:table-cell>
          <table:table-cell office:value-type="float" office:value="57.2323" calcext:value-type="float">
            <text:p>57.2323</text:p>
          </table:table-cell>
        </table:table-row>
        <table:table-row table:style-name="ro1">
          <table:table-cell office:value-type="float" office:value="3.18651" calcext:value-type="float">
            <text:p>3.18651</text:p>
          </table:table-cell>
          <table:table-cell office:value-type="float" office:value="2.54511" calcext:value-type="float">
            <text:p>2.54511</text:p>
          </table:table-cell>
          <table:table-cell office:value-type="float" office:value="0.181148" calcext:value-type="float">
            <text:p>0.181148</text:p>
          </table:table-cell>
          <table:table-cell/>
          <table:table-cell office:value-type="float" office:value="0.351188" calcext:value-type="float">
            <text:p>0.351188</text:p>
          </table:table-cell>
          <table:table-cell office:value-type="float" office:value="-0.340575" calcext:value-type="float">
            <text:p>-0.340575</text:p>
          </table:table-cell>
          <table:table-cell table:number-columns-repeated="2"/>
          <table:table-cell office:value-type="float" office:value="57.6918" calcext:value-type="float">
            <text:p>57.6918</text:p>
          </table:table-cell>
          <table:table-cell office:value-type="float" office:value="56.3082" calcext:value-type="float">
            <text:p>56.3082</text:p>
          </table:table-cell>
          <table:table-cell office:value-type="float" office:value="56.9894" calcext:value-type="float">
            <text:p>56.9894</text:p>
          </table:table-cell>
          <table:table-cell office:value-type="float" office:value="57.0106" calcext:value-type="float">
            <text:p>57.0106</text:p>
          </table:table-cell>
        </table:table-row>
        <table:table-row table:style-name="ro1">
          <table:table-cell office:value-type="float" office:value="3.93104" calcext:value-type="float">
            <text:p>3.93104</text:p>
          </table:table-cell>
          <table:table-cell office:value-type="float" office:value="2.43505" calcext:value-type="float">
            <text:p>2.43505</text:p>
          </table:table-cell>
          <table:table-cell office:value-type="float" office:value="0.392412" calcext:value-type="float">
            <text:p>0.392412</text:p>
          </table:table-cell>
          <table:table-cell/>
          <table:table-cell office:value-type="float" office:value="-0.0580831" calcext:value-type="float">
            <text:p>-0.0580831</text:p>
          </table:table-cell>
          <table:table-cell office:value-type="float" office:value="-0.29297" calcext:value-type="float">
            <text:p>-0.29297</text:p>
          </table:table-cell>
          <table:table-cell table:number-columns-repeated="2"/>
          <table:table-cell office:value-type="float" office:value="57.2349" calcext:value-type="float">
            <text:p>57.2349</text:p>
          </table:table-cell>
          <table:table-cell office:value-type="float" office:value="56.7651" calcext:value-type="float">
            <text:p>56.7651</text:p>
          </table:table-cell>
          <table:table-cell office:value-type="float" office:value="57.3511" calcext:value-type="float">
            <text:p>57.3511</text:p>
          </table:table-cell>
          <table:table-cell office:value-type="float" office:value="56.6489" calcext:value-type="float">
            <text:p>56.6489</text:p>
          </table:table-cell>
        </table:table-row>
        <table:table-row table:style-name="ro1">
          <table:table-cell office:value-type="float" office:value="4.6893" calcext:value-type="float">
            <text:p>4.6893</text:p>
          </table:table-cell>
          <table:table-cell office:value-type="float" office:value="2.26736" calcext:value-type="float">
            <text:p>2.26736</text:p>
          </table:table-cell>
          <table:table-cell office:value-type="float" office:value="0.663314" calcext:value-type="float">
            <text:p>0.663314</text:p>
          </table:table-cell>
          <table:table-cell/>
          <table:table-cell office:value-type="float" office:value="-0.384262" calcext:value-type="float">
            <text:p>-0.384262</text:p>
          </table:table-cell>
          <table:table-cell office:value-type="float" office:value="-0.0885276" calcext:value-type="float">
            <text:p>-0.0885276</text:p>
          </table:table-cell>
          <table:table-cell table:number-columns-repeated="2"/>
          <table:table-cell office:value-type="float" office:value="56.7043" calcext:value-type="float">
            <text:p>56.7043</text:p>
          </table:table-cell>
          <table:table-cell office:value-type="float" office:value="57.2957" calcext:value-type="float">
            <text:p>57.2957</text:p>
          </table:table-cell>
          <table:table-cell office:value-type="float" office:value="57.4728" calcext:value-type="float">
            <text:p>57.4728</text:p>
          </table:table-cell>
          <table:table-cell office:value-type="float" office:value="56.5272" calcext:value-type="float">
            <text:p>56.5272</text:p>
          </table:table-cell>
        </table:table-row>
        <table:table-row table:style-name="ro1">
          <table:table-cell office:value-type="float" office:value="5.42133" calcext:value-type="float">
            <text:p>5.42133</text:p>
          </table:table-cell>
          <table:table-cell office:value-type="float" office:value="2.03967" calcext:value-type="float">
            <text:p>2.03967</text:p>
          </table:table-cell>
          <table:table-cell office:value-type="float" office:value="0.92594" calcext:value-type="float">
            <text:p>0.92594</text:p>
          </table:table-cell>
          <table:table-cell/>
          <table:table-cell office:value-type="float" office:value="-0.444591" calcext:value-type="float">
            <text:p>-0.444591</text:p>
          </table:table-cell>
          <table:table-cell office:value-type="float" office:value="0.147195" calcext:value-type="float">
            <text:p>0.147195</text:p>
          </table:table-cell>
          <table:table-cell table:number-columns-repeated="2"/>
          <table:table-cell office:value-type="float" office:value="56.4082" calcext:value-type="float">
            <text:p>56.4082</text:p>
          </table:table-cell>
          <table:table-cell office:value-type="float" office:value="57.5918" calcext:value-type="float">
            <text:p>57.5918</text:p>
          </table:table-cell>
          <table:table-cell office:value-type="float" office:value="57.2974" calcext:value-type="float">
            <text:p>57.2974</text:p>
          </table:table-cell>
          <table:table-cell office:value-type="float" office:value="56.7026" calcext:value-type="float">
            <text:p>56.7026</text:p>
          </table:table-cell>
        </table:table-row>
        <table:table-row table:style-name="ro1">
          <table:table-cell office:value-type="float" office:value="6.18053" calcext:value-type="float">
            <text:p>6.18053</text:p>
          </table:table-cell>
          <table:table-cell office:value-type="float" office:value="1.76066" calcext:value-type="float">
            <text:p>1.76066</text:p>
          </table:table-cell>
          <table:table-cell office:value-type="float" office:value="1.34107" calcext:value-type="float">
            <text:p>1.34107</text:p>
          </table:table-cell>
          <table:table-cell/>
          <table:table-cell office:value-type="float" office:value="-1.19861" calcext:value-type="float">
            <text:p>-1.19861</text:p>
          </table:table-cell>
          <table:table-cell office:value-type="float" office:value="0.369414" calcext:value-type="float">
            <text:p>0.369414</text:p>
          </table:table-cell>
          <table:table-cell table:number-columns-repeated="2"/>
          <table:table-cell office:value-type="float" office:value="55.432" calcext:value-type="float">
            <text:p>55.432</text:p>
          </table:table-cell>
          <table:table-cell office:value-type="float" office:value="58.568" calcext:value-type="float">
            <text:p>58.568</text:p>
          </table:table-cell>
          <table:table-cell office:value-type="float" office:value="57.8292" calcext:value-type="float">
            <text:p>57.8292</text:p>
          </table:table-cell>
          <table:table-cell office:value-type="float" office:value="56.1708" calcext:value-type="float">
            <text:p>56.1708</text:p>
          </table:table-cell>
        </table:table-row>
        <table:table-row table:style-name="ro1">
          <table:table-cell office:value-type="float" office:value="6.91462" calcext:value-type="float">
            <text:p>6.91462</text:p>
          </table:table-cell>
          <table:table-cell office:value-type="float" office:value="1.4647" calcext:value-type="float">
            <text:p>1.4647</text:p>
          </table:table-cell>
          <table:table-cell office:value-type="float" office:value="1.74055" calcext:value-type="float">
            <text:p>1.74055</text:p>
          </table:table-cell>
          <table:table-cell/>
          <table:table-cell office:value-type="float" office:value="-1.28813" calcext:value-type="float">
            <text:p>-1.28813</text:p>
          </table:table-cell>
          <table:table-cell office:value-type="float" office:value="0.467262" calcext:value-type="float">
            <text:p>0.467262</text:p>
          </table:table-cell>
          <table:table-cell table:number-columns-repeated="2"/>
          <table:table-cell office:value-type="float" office:value="55.2446" calcext:value-type="float">
            <text:p>55.2446</text:p>
          </table:table-cell>
          <table:table-cell office:value-type="float" office:value="58.7554" calcext:value-type="float">
            <text:p>58.7554</text:p>
          </table:table-cell>
          <table:table-cell office:value-type="float" office:value="57.8209" calcext:value-type="float">
            <text:p>57.8209</text:p>
          </table:table-cell>
          <table:table-cell office:value-type="float" office:value="56.1791" calcext:value-type="float">
            <text:p>56.1791</text:p>
          </table:table-cell>
        </table:table-row>
      </table:table>
      <table:table table:name="Charts" table:style-name="ta1">
        <table:shapes>
          <draw:frame draw:z-index="0" draw:style-name="gr1" draw:text-style-name="P1" svg:width="159.99mm" svg:height="89.99mm" svg:x="1.4mm" svg:y="7.45mm">
            <loext:p draw:notify-on-update-of-ranges="Out_anly.E1:Out_anly.E1 Out_anly.E2:Out_anly.E180 Out_anly.C1:Out_anly.C1 Out_anly.C2:Out_anly.C1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104.93mm">
            <loext:p draw:notify-on-update-of-ranges="Out_anly.F1:Out_anly.F1 Out_anly.F2:Out_anly.F180 Out_anly.B1:Out_anly.B1 Out_anly.B2:Out_anly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5mm" svg:x="175.61mm" svg:y="11.15mm">
            <loext:p draw:notify-on-update-of-ranges="Out_anly.I1:Out_anly.I1 Out_anly.I2:Out_anly.I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90.05mm" svg:x="175.33mm" svg:y="105.71mm">
            <loext:p draw:notify-on-update-of-ranges="Out_anly.J1:Out_anly.J1 Out_anly.J2:Out_anly.J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90.05mm" svg:x="1.12mm" svg:y="204.78mm">
            <loext:p draw:notify-on-update-of-ranges="Out_anly.K1:Out_anly.K1 Out_anly.K2:Out_anly.K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90.05mm" svg:x="165.58mm" svg:y="205.31mm">
            <loext:p draw:notify-on-update-of-ranges="Out_anly.L1:Out_anly.L1 Out_anly.L2:Out_anly.L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11:24:50.558917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8T11:36:27.534727238</dc:date>
    <meta:editing-duration>PT16M41S</meta:editing-duration>
    <meta:editing-cycles>4</meta:editing-cycles>
    <meta:generator>LibreOffice/5.2.7.2$Linux_ARM_EABI LibreOffice_project/20m0$Build-2</meta:generator>
    <meta:document-statistic meta:table-count="2" meta:cell-count="230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legend chart:legend-position="end" svg:x="12.169cm" svg:y="3.952cm" style:legend-expansion="high" chart:style-name="ch2"/>
        <chart:plot-area chart:style-name="ch3" table:cell-range-address="Out_anly.E1:Out_anly.E180 Out_anly.C1:Out_anly.C180" chart:data-source-has-labels="row" svg:x="0.32cm" svg:y="0.18cm" svg:width="11.529cm" svg:height="8.64cm">
          <chartooo:coordinate-region svg:x="1.047cm" svg:y="0.379cm" svg:width="10.80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_anly.E2:Out_anly.E180" chart:label-cell-address="Out_anly.E1:Out_anly.E1" chart:class="chart:line">
            <chart:data-point chart:repeated="179"/>
          </chart:series>
          <chart:series chart:style-name="ch7" chart:values-cell-range-address="Out_anly.C2:Out_anly.C180" chart:label-cell-address="Out_anly.C1:Out_anly.C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ROLL</text:p>
                <draw:g>
                  <svg:desc>Out_anly.E1:Out_anly.E1</svg:desc>
                </draw:g>
              </table:table-cell>
              <table:table-cell office:value-type="string">
                <text:p>ORIENTATION Z</text:p>
                <draw:g>
                  <svg:desc>Out_anly.C1:Out_anl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E2:Out_anly.E180</svg:desc>
                </draw:g>
              </table:table-cell>
              <table:table-cell office:value-type="float" office:value="-0">
                <text:p>-0</text:p>
                <draw:g>
                  <svg:desc>Out_anly.C2:Out_anly.C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1482">
                <text:p>16.1482</text:p>
              </table:table-cell>
              <table:table-cell office:value-type="float" office:value="-3.77295">
                <text:p>-3.7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6962">
                <text:p>1.16962</text:p>
              </table:table-cell>
              <table:table-cell office:value-type="float" office:value="-3.77295">
                <text:p>-3.77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828">
                <text:p>1.2828</text:p>
              </table:table-cell>
              <table:table-cell office:value-type="float" office:value="-3.77295">
                <text:p>-3.77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5706">
                <text:p>1.45706</text:p>
              </table:table-cell>
              <table:table-cell office:value-type="float" office:value="-3.78722">
                <text:p>-3.78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1853">
                <text:p>1.51853</text:p>
              </table:table-cell>
              <table:table-cell office:value-type="float" office:value="-3.78837">
                <text:p>-3.78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0425">
                <text:p>1.60425</text:p>
              </table:table-cell>
              <table:table-cell office:value-type="float" office:value="-3.78292">
                <text:p>-3.78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8668">
                <text:p>1.68668</text:p>
              </table:table-cell>
              <table:table-cell office:value-type="float" office:value="-3.77057">
                <text:p>-3.77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6865">
                <text:p>1.96865</text:p>
              </table:table-cell>
              <table:table-cell office:value-type="float" office:value="-3.79848">
                <text:p>-3.79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1406">
                <text:p>2.11406</text:p>
              </table:table-cell>
              <table:table-cell office:value-type="float" office:value="-3.83191">
                <text:p>-3.83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9389">
                <text:p>1.99389</text:p>
              </table:table-cell>
              <table:table-cell office:value-type="float" office:value="-3.80822">
                <text:p>-3.808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6341">
                <text:p>2.16341</text:p>
              </table:table-cell>
              <table:table-cell office:value-type="float" office:value="-3.79899">
                <text:p>-3.798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3947">
                <text:p>2.33947</text:p>
              </table:table-cell>
              <table:table-cell office:value-type="float" office:value="-3.80488">
                <text:p>-3.804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1098">
                <text:p>2.71098</text:p>
              </table:table-cell>
              <table:table-cell office:value-type="float" office:value="-3.87051">
                <text:p>-3.87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3128">
                <text:p>3.03128</text:p>
              </table:table-cell>
              <table:table-cell office:value-type="float" office:value="-3.97955">
                <text:p>-3.97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378">
                <text:p>3.2378</text:p>
              </table:table-cell>
              <table:table-cell office:value-type="float" office:value="-4.10182">
                <text:p>-4.10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9919">
                <text:p>3.79919</text:p>
              </table:table-cell>
              <table:table-cell office:value-type="float" office:value="-4.31851">
                <text:p>-4.31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5524">
                <text:p>3.25524</text:p>
              </table:table-cell>
              <table:table-cell office:value-type="float" office:value="-4.36366">
                <text:p>-4.36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5836">
                <text:p>3.15836</text:p>
              </table:table-cell>
              <table:table-cell office:value-type="float" office:value="-4.35263">
                <text:p>-4.35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637">
                <text:p>3.2637</text:p>
              </table:table-cell>
              <table:table-cell office:value-type="float" office:value="-4.33642">
                <text:p>-4.33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7585">
                <text:p>3.17585</text:p>
              </table:table-cell>
              <table:table-cell office:value-type="float" office:value="-4.27036">
                <text:p>-4.27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369">
                <text:p>3.56369</text:p>
              </table:table-cell>
              <table:table-cell office:value-type="float" office:value="-4.2693">
                <text:p>-4.2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4236">
                <text:p>3.24236</text:p>
              </table:table-cell>
              <table:table-cell office:value-type="float" office:value="-4.16331">
                <text:p>-4.16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8124">
                <text:p>3.28124</text:p>
              </table:table-cell>
              <table:table-cell office:value-type="float" office:value="-4.04416">
                <text:p>-4.04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746">
                <text:p>3.42746</text:p>
              </table:table-cell>
              <table:table-cell office:value-type="float" office:value="-3.93861">
                <text:p>-3.938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8695">
                <text:p>3.18695</text:p>
              </table:table-cell>
              <table:table-cell office:value-type="float" office:value="-3.75617">
                <text:p>-3.75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2701">
                <text:p>3.12701</text:p>
              </table:table-cell>
              <table:table-cell office:value-type="float" office:value="-3.54534">
                <text:p>-3.545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3364">
                <text:p>2.63364</text:p>
              </table:table-cell>
              <table:table-cell office:value-type="float" office:value="-3.20817">
                <text:p>-3.208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4877">
                <text:p>1.94877</text:p>
              </table:table-cell>
              <table:table-cell office:value-type="float" office:value="-2.71056">
                <text:p>-2.71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9251">
                <text:p>1.29251</text:p>
              </table:table-cell>
              <table:table-cell office:value-type="float" office:value="-2.07317">
                <text:p>-2.073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8521">
                <text:p>0.698521</text:p>
              </table:table-cell>
              <table:table-cell office:value-type="float" office:value="-1.32416">
                <text:p>-1.32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09915">
                <text:p>0.0209915</text:p>
              </table:table-cell>
              <table:table-cell office:value-type="float" office:value="-0.456573">
                <text:p>-0.456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59074">
                <text:p>-0.959074</text:p>
              </table:table-cell>
              <table:table-cell office:value-type="float" office:value="0.586445">
                <text:p>0.586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55651">
                <text:p>-1.55651</text:p>
              </table:table-cell>
              <table:table-cell office:value-type="float" office:value="1.6967">
                <text:p>1.6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21084">
                <text:p>-2.21084</text:p>
              </table:table-cell>
              <table:table-cell office:value-type="float" office:value="2.87532">
                <text:p>2.875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30128">
                <text:p>-2.30128</text:p>
              </table:table-cell>
              <table:table-cell office:value-type="float" office:value="3.9778">
                <text:p>3.9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01523">
                <text:p>-3.01523</text:p>
              </table:table-cell>
              <table:table-cell office:value-type="float" office:value="5.14709">
                <text:p>5.14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78388">
                <text:p>-2.78388</text:p>
              </table:table-cell>
              <table:table-cell office:value-type="float" office:value="6.14975">
                <text:p>6.14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39817">
                <text:p>-2.39817</text:p>
              </table:table-cell>
              <table:table-cell office:value-type="float" office:value="6.9536">
                <text:p>6.9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07533">
                <text:p>-2.07533</text:p>
              </table:table-cell>
              <table:table-cell office:value-type="float" office:value="7.58068">
                <text:p>7.58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73216">
                <text:p>-1.73216</text:p>
              </table:table-cell>
              <table:table-cell office:value-type="float" office:value="8.03343">
                <text:p>8.033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30801">
                <text:p>-1.30801</text:p>
              </table:table-cell>
              <table:table-cell office:value-type="float" office:value="8.30114">
                <text:p>8.30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58818">
                <text:p>-0.558818</text:p>
              </table:table-cell>
              <table:table-cell office:value-type="float" office:value="8.31812">
                <text:p>8.318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6208">
                <text:p>0.106208</text:p>
              </table:table-cell>
              <table:table-cell office:value-type="float" office:value="8.12029">
                <text:p>8.12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6494">
                <text:p>0.96494</text:p>
              </table:table-cell>
              <table:table-cell office:value-type="float" office:value="7.67786">
                <text:p>7.677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1652">
                <text:p>1.41652</text:p>
              </table:table-cell>
              <table:table-cell office:value-type="float" office:value="7.10504">
                <text:p>7.105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53">
                <text:p>1.953</text:p>
              </table:table-cell>
              <table:table-cell office:value-type="float" office:value="6.39455">
                <text:p>6.39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5346">
                <text:p>2.55346</text:p>
              </table:table-cell>
              <table:table-cell office:value-type="float" office:value="5.54542">
                <text:p>5.545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8219">
                <text:p>3.08219</text:p>
              </table:table-cell>
              <table:table-cell office:value-type="float" office:value="4.58944">
                <text:p>4.58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7931">
                <text:p>3.7931</text:p>
              </table:table-cell>
              <table:table-cell office:value-type="float" office:value="3.49773">
                <text:p>3.49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2029">
                <text:p>4.02029</text:p>
              </table:table-cell>
              <table:table-cell office:value-type="float" office:value="2.39984">
                <text:p>2.399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9834">
                <text:p>4.19834</text:p>
              </table:table-cell>
              <table:table-cell office:value-type="float" office:value="1.31535">
                <text:p>1.31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95176">
                <text:p>3.95176</text:p>
              </table:table-cell>
              <table:table-cell office:value-type="float" office:value="0.350205">
                <text:p>0.350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64662">
                <text:p>3.64662</text:p>
              </table:table-cell>
              <table:table-cell office:value-type="float" office:value="-0.482962">
                <text:p>-0.482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64914">
                <text:p>3.64914</text:p>
              </table:table-cell>
              <table:table-cell office:value-type="float" office:value="-1.25882">
                <text:p>-1.258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6622">
                <text:p>3.06622</text:p>
              </table:table-cell>
              <table:table-cell office:value-type="float" office:value="-1.83891">
                <text:p>-1.838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4047">
                <text:p>2.84047</text:p>
              </table:table-cell>
              <table:table-cell office:value-type="float" office:value="-2.31541">
                <text:p>-2.315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0533">
                <text:p>2.20533</text:p>
              </table:table-cell>
              <table:table-cell office:value-type="float" office:value="-2.59611">
                <text:p>-2.596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6048">
                <text:p>1.96048</text:p>
              </table:table-cell>
              <table:table-cell office:value-type="float" office:value="-2.78304">
                <text:p>-2.783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1631">
                <text:p>1.21631</text:p>
              </table:table-cell>
              <table:table-cell office:value-type="float" office:value="-2.76437">
                <text:p>-2.76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7687">
                <text:p>0.907687</text:p>
              </table:table-cell>
              <table:table-cell office:value-type="float" office:value="-2.65543">
                <text:p>-2.655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5076">
                <text:p>0.245076</text:p>
              </table:table-cell>
              <table:table-cell office:value-type="float" office:value="-2.38019">
                <text:p>-2.38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60802">
                <text:p>0.00460802</text:p>
              </table:table-cell>
              <table:table-cell office:value-type="float" office:value="-2.05009">
                <text:p>-2.050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44029">
                <text:p>-0.344029</text:p>
              </table:table-cell>
              <table:table-cell office:value-type="float" office:value="-1.64576">
                <text:p>-1.645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73083">
                <text:p>-0.73083</text:p>
              </table:table-cell>
              <table:table-cell office:value-type="float" office:value="-1.16597">
                <text:p>-1.165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902399">
                <text:p>-0.902399</text:p>
              </table:table-cell>
              <table:table-cell office:value-type="float" office:value="-0.669308">
                <text:p>-0.669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996807">
                <text:p>-0.996807</text:p>
              </table:table-cell>
              <table:table-cell office:value-type="float" office:value="-0.178389">
                <text:p>-0.1783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09906">
                <text:p>-1.09906</text:p>
              </table:table-cell>
              <table:table-cell office:value-type="float" office:value="0.305556">
                <text:p>0.305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39275">
                <text:p>-0.939275</text:p>
              </table:table-cell>
              <table:table-cell office:value-type="float" office:value="0.718365">
                <text:p>0.7183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777188">
                <text:p>-0.777188</text:p>
              </table:table-cell>
              <table:table-cell office:value-type="float" office:value="1.06126">
                <text:p>1.06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00348">
                <text:p>-0.600348</text:p>
              </table:table-cell>
              <table:table-cell office:value-type="float" office:value="1.33297">
                <text:p>1.332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6635">
                <text:p>-0.16635</text:p>
              </table:table-cell>
              <table:table-cell office:value-type="float" office:value="1.47616">
                <text:p>1.476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34505">
                <text:p>-0.0534505</text:p>
              </table:table-cell>
              <table:table-cell office:value-type="float" office:value="1.57325">
                <text:p>1.573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4248">
                <text:p>0.134248</text:p>
              </table:table-cell>
              <table:table-cell office:value-type="float" office:value="1.60911">
                <text:p>1.609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17197">
                <text:p>0.717197</text:p>
              </table:table-cell>
              <table:table-cell office:value-type="float" office:value="1.49515">
                <text:p>1.49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06052">
                <text:p>0.606052</text:p>
              </table:table-cell>
              <table:table-cell office:value-type="float" office:value="1.40413">
                <text:p>1.40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0906">
                <text:p>1.30906</text:p>
              </table:table-cell>
              <table:table-cell office:value-type="float" office:value="1.14496">
                <text:p>1.144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9982">
                <text:p>1.39982</text:p>
              </table:table-cell>
              <table:table-cell office:value-type="float" office:value="0.873522">
                <text:p>0.8735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7558">
                <text:p>1.67558</text:p>
              </table:table-cell>
              <table:table-cell office:value-type="float" office:value="0.549286">
                <text:p>0.549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7769">
                <text:p>1.97769</text:p>
              </table:table-cell>
              <table:table-cell office:value-type="float" office:value="0.171827">
                <text:p>0.1718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4292">
                <text:p>1.74292</text:p>
              </table:table-cell>
              <table:table-cell office:value-type="float" office:value="-0.127291">
                <text:p>-0.1272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3622">
                <text:p>2.03622</text:p>
              </table:table-cell>
              <table:table-cell office:value-type="float" office:value="-0.474476">
                <text:p>-0.4744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6873">
                <text:p>1.86873</text:p>
              </table:table-cell>
              <table:table-cell office:value-type="float" office:value="-0.75649">
                <text:p>-0.75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7281">
                <text:p>1.57281</text:p>
              </table:table-cell>
              <table:table-cell office:value-type="float" office:value="-0.945612">
                <text:p>-0.9456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5348">
                <text:p>1.55348</text:p>
              </table:table-cell>
              <table:table-cell office:value-type="float" office:value="-1.11122">
                <text:p>-1.11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9386">
                <text:p>0.939386</text:p>
              </table:table-cell>
              <table:table-cell office:value-type="float" office:value="-1.11472">
                <text:p>-1.114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6821">
                <text:p>0.876821</text:p>
              </table:table-cell>
              <table:table-cell office:value-type="float" office:value="-1.09556">
                <text:p>-1.095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7662">
                <text:p>0.527662</text:p>
              </table:table-cell>
              <table:table-cell office:value-type="float" office:value="-0.988397">
                <text:p>-0.9883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8401">
                <text:p>0.158401</text:p>
              </table:table-cell>
              <table:table-cell office:value-type="float" office:value="-0.79504">
                <text:p>-0.795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78674">
                <text:p>0.178674</text:p>
              </table:table-cell>
              <table:table-cell office:value-type="float" office:value="-0.613496">
                <text:p>-0.6134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87096">
                <text:p>-0.187096</text:p>
              </table:table-cell>
              <table:table-cell office:value-type="float" office:value="-0.354069">
                <text:p>-0.3540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41867">
                <text:p>-0.141867</text:p>
              </table:table-cell>
              <table:table-cell office:value-type="float" office:value="-0.119699">
                <text:p>-0.119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69735">
                <text:p>-0.0769735</text:p>
              </table:table-cell>
              <table:table-cell office:value-type="float" office:value="0.0850148">
                <text:p>0.08501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220331">
                <text:p>-0.220331</text:p>
              </table:table-cell>
              <table:table-cell office:value-type="float" office:value="0.309235">
                <text:p>0.309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43406">
                <text:p>0.0543406</text:p>
              </table:table-cell>
              <table:table-cell office:value-type="float" office:value="0.452444">
                <text:p>0.452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79169">
                <text:p>0.0279169</text:p>
              </table:table-cell>
              <table:table-cell office:value-type="float" office:value="0.589286">
                <text:p>0.589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0167">
                <text:p>0.360167</text:p>
              </table:table-cell>
              <table:table-cell office:value-type="float" office:value="0.635417">
                <text:p>0.6354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3886">
                <text:p>0.653886</text:p>
              </table:table-cell>
              <table:table-cell office:value-type="float" office:value="0.60545">
                <text:p>0.60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77802">
                <text:p>0.877802</text:p>
              </table:table-cell>
              <table:table-cell office:value-type="float" office:value="0.520884">
                <text:p>0.5208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8263">
                <text:p>1.38263</text:p>
              </table:table-cell>
              <table:table-cell office:value-type="float" office:value="0.320248">
                <text:p>0.3202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4641">
                <text:p>1.54641</text:p>
              </table:table-cell>
              <table:table-cell office:value-type="float" office:value="0.0922272">
                <text:p>0.09222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1943">
                <text:p>1.91943</text:p>
              </table:table-cell>
              <table:table-cell office:value-type="float" office:value="-0.208677">
                <text:p>-0.2086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4477">
                <text:p>2.14477</text:p>
              </table:table-cell>
              <table:table-cell office:value-type="float" office:value="-0.541082">
                <text:p>-0.5410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4371">
                <text:p>2.4371</text:p>
              </table:table-cell>
              <table:table-cell office:value-type="float" office:value="-0.91625">
                <text:p>-0.91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32515">
                <text:p>3.32515</text:p>
              </table:table-cell>
              <table:table-cell office:value-type="float" office:value="-1.46794">
                <text:p>-1.467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2818">
                <text:p>2.72818</text:p>
              </table:table-cell>
              <table:table-cell office:value-type="float" office:value="-1.83377">
                <text:p>-1.833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3232">
                <text:p>2.63232</text:p>
              </table:table-cell>
              <table:table-cell office:value-type="float" office:value="-2.14042">
                <text:p>-2.140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3288">
                <text:p>2.63288</text:p>
              </table:table-cell>
              <table:table-cell office:value-type="float" office:value="-2.41213">
                <text:p>-2.412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4771">
                <text:p>1.84771</text:p>
              </table:table-cell>
              <table:table-cell office:value-type="float" office:value="-2.46571">
                <text:p>-2.465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0551">
                <text:p>2.10551</text:p>
              </table:table-cell>
              <table:table-cell office:value-type="float" office:value="-2.55874">
                <text:p>-2.558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2197">
                <text:p>1.82197</text:p>
              </table:table-cell>
              <table:table-cell office:value-type="float" office:value="-2.5615">
                <text:p>-2.5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0403">
                <text:p>1.70403</text:p>
              </table:table-cell>
              <table:table-cell office:value-type="float" office:value="-2.51856">
                <text:p>-2.518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8495">
                <text:p>1.38495</text:p>
              </table:table-cell>
              <table:table-cell office:value-type="float" office:value="-2.38623">
                <text:p>-2.386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5846">
                <text:p>1.05846</text:p>
              </table:table-cell>
              <table:table-cell office:value-type="float" office:value="-2.16955">
                <text:p>-2.169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14369">
                <text:p>0.914369</text:p>
              </table:table-cell>
              <table:table-cell office:value-type="float" office:value="-1.91817">
                <text:p>-1.918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29225">
                <text:p>0.629225</text:p>
              </table:table-cell>
              <table:table-cell office:value-type="float" office:value="-1.60317">
                <text:p>-1.603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9956">
                <text:p>0.69956</text:p>
              </table:table-cell>
              <table:table-cell office:value-type="float" office:value="-1.31397">
                <text:p>-1.313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4946">
                <text:p>0.64946</text:p>
              </table:table-cell>
              <table:table-cell office:value-type="float" office:value="-1.02278">
                <text:p>-1.022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40758">
                <text:p>0.640758</text:p>
              </table:table-cell>
              <table:table-cell office:value-type="float" office:value="-0.741433">
                <text:p>-0.7414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57196">
                <text:p>0.657196</text:p>
              </table:table-cell>
              <table:table-cell office:value-type="float" office:value="-0.477136">
                <text:p>-0.477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54829">
                <text:p>0.454829</text:p>
              </table:table-cell>
              <table:table-cell office:value-type="float" office:value="-0.179504">
                <text:p>-0.1795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23474">
                <text:p>0.823474</text:p>
              </table:table-cell>
              <table:table-cell office:value-type="float" office:value="0.0137836">
                <text:p>0.0137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89658">
                <text:p>0.589658</text:p>
              </table:table-cell>
              <table:table-cell office:value-type="float" office:value="0.248959">
                <text:p>0.2489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11388">
                <text:p>0.711388</text:p>
              </table:table-cell>
              <table:table-cell office:value-type="float" office:value="0.438563">
                <text:p>0.4385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0452">
                <text:p>1.00452</text:p>
              </table:table-cell>
              <table:table-cell office:value-type="float" office:value="0.5442">
                <text:p>0.54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19287">
                <text:p>0.819287</text:p>
              </table:table-cell>
              <table:table-cell office:value-type="float" office:value="0.682391">
                <text:p>0.6823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6916">
                <text:p>1.16916</text:p>
              </table:table-cell>
              <table:table-cell office:value-type="float" office:value="0.725011">
                <text:p>0.7250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2273">
                <text:p>1.02273</text:p>
              </table:table-cell>
              <table:table-cell office:value-type="float" office:value="0.793975">
                <text:p>0.7939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0308">
                <text:p>1.20308</text:p>
              </table:table-cell>
              <table:table-cell office:value-type="float" office:value="0.810724">
                <text:p>0.8107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9453">
                <text:p>1.29453</text:p>
              </table:table-cell>
              <table:table-cell office:value-type="float" office:value="0.799327">
                <text:p>0.7993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1594">
                <text:p>1.11594</text:p>
              </table:table-cell>
              <table:table-cell office:value-type="float" office:value="0.8248">
                <text:p>0.82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428">
                <text:p>1.2428</text:p>
              </table:table-cell>
              <table:table-cell office:value-type="float" office:value="0.813186">
                <text:p>0.8131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0571">
                <text:p>1.20571</text:p>
              </table:table-cell>
              <table:table-cell office:value-type="float" office:value="0.805298">
                <text:p>0.8052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5174">
                <text:p>1.25174</text:p>
              </table:table-cell>
              <table:table-cell office:value-type="float" office:value="0.781526">
                <text:p>0.7815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4787">
                <text:p>1.24787</text:p>
              </table:table-cell>
              <table:table-cell office:value-type="float" office:value="0.754735">
                <text:p>0.7547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8812">
                <text:p>1.28812</text:p>
              </table:table-cell>
              <table:table-cell office:value-type="float" office:value="0.715001">
                <text:p>0.715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8435">
                <text:p>1.18435</text:p>
              </table:table-cell>
              <table:table-cell office:value-type="float" office:value="0.697101">
                <text:p>0.6971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8199">
                <text:p>1.18199</text:p>
              </table:table-cell>
              <table:table-cell office:value-type="float" office:value="0.676037">
                <text:p>0.6760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0777">
                <text:p>1.00777</text:p>
              </table:table-cell>
              <table:table-cell office:value-type="float" office:value="0.692318">
                <text:p>0.6923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8265">
                <text:p>0.758265</text:p>
              </table:table-cell>
              <table:table-cell office:value-type="float" office:value="0.760977">
                <text:p>0.7609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64551">
                <text:p>0.864551</text:p>
              </table:table-cell>
              <table:table-cell office:value-type="float" office:value="0.794978">
                <text:p>0.7949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45132">
                <text:p>0.445132</text:p>
              </table:table-cell>
              <table:table-cell office:value-type="float" office:value="0.919176">
                <text:p>0.919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2511">
                <text:p>0.622511</text:p>
              </table:table-cell>
              <table:table-cell office:value-type="float" office:value="0.987364">
                <text:p>0.9873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5748">
                <text:p>0.225748</text:p>
              </table:table-cell>
              <table:table-cell office:value-type="float" office:value="1.13687">
                <text:p>1.136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8166">
                <text:p>0.108166</text:p>
              </table:table-cell>
              <table:table-cell office:value-type="float" office:value="1.2961">
                <text:p>1.29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799042">
                <text:p>0.0799042</text:p>
              </table:table-cell>
              <table:table-cell office:value-type="float" office:value="1.44243">
                <text:p>1.442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368123">
                <text:p>-0.368123</text:p>
              </table:table-cell>
              <table:table-cell office:value-type="float" office:value="1.67376">
                <text:p>1.673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195419">
                <text:p>-0.0195419</text:p>
              </table:table-cell>
              <table:table-cell office:value-type="float" office:value="1.79678">
                <text:p>1.796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361699">
                <text:p>-0.361699</text:p>
              </table:table-cell>
              <table:table-cell office:value-type="float" office:value="1.9791">
                <text:p>1.97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308902">
                <text:p>-0.308902</text:p>
              </table:table-cell>
              <table:table-cell office:value-type="float" office:value="2.12328">
                <text:p>2.123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64404">
                <text:p>-0.364404</text:p>
              </table:table-cell>
              <table:table-cell office:value-type="float" office:value="2.25612">
                <text:p>2.256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37045">
                <text:p>-0.637045</text:p>
              </table:table-cell>
              <table:table-cell office:value-type="float" office:value="2.42815">
                <text:p>2.428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34626">
                <text:p>-0.134626</text:p>
              </table:table-cell>
              <table:table-cell office:value-type="float" office:value="2.45452">
                <text:p>2.454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16426">
                <text:p>-0.316426</text:p>
              </table:table-cell>
              <table:table-cell office:value-type="float" office:value="2.50444">
                <text:p>2.504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82188">
                <text:p>0.0682188</text:p>
              </table:table-cell>
              <table:table-cell office:value-type="float" office:value="2.44366">
                <text:p>2.443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82662">
                <text:p>0.282662</text:p>
              </table:table-cell>
              <table:table-cell office:value-type="float" office:value="2.31964">
                <text:p>2.319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06008">
                <text:p>0.306008</text:p>
              </table:table-cell>
              <table:table-cell office:value-type="float" office:value="2.18201">
                <text:p>2.182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91229">
                <text:p>0.891229</text:p>
              </table:table-cell>
              <table:table-cell office:value-type="float" office:value="1.90135">
                <text:p>1.901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46312">
                <text:p>0.646312</text:p>
              </table:table-cell>
              <table:table-cell office:value-type="float" office:value="1.68296">
                <text:p>1.682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9025">
                <text:p>1.09025</text:p>
              </table:table-cell>
              <table:table-cell office:value-type="float" office:value="1.36333">
                <text:p>1.36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6328">
                <text:p>1.06328</text:p>
              </table:table-cell>
              <table:table-cell office:value-type="float" office:value="1.06136">
                <text:p>1.061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2476">
                <text:p>1.12476</text:p>
              </table:table-cell>
              <table:table-cell office:value-type="float" office:value="0.757335">
                <text:p>0.7573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105">
                <text:p>1.4105</text:p>
              </table:table-cell>
              <table:table-cell office:value-type="float" office:value="0.401131">
                <text:p>0.4011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5729">
                <text:p>1.15729</text:p>
              </table:table-cell>
              <table:table-cell office:value-type="float" office:value="0.124581">
                <text:p>0.1245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4324">
                <text:p>1.44324</text:p>
              </table:table-cell>
              <table:table-cell office:value-type="float" office:value="-0.201562">
                <text:p>-0.2015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7713">
                <text:p>1.27713</text:p>
              </table:table-cell>
              <table:table-cell office:value-type="float" office:value="-0.466145">
                <text:p>-0.4661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7363">
                <text:p>1.17363</text:p>
              </table:table-cell>
              <table:table-cell office:value-type="float" office:value="-0.685967">
                <text:p>-0.6859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0612">
                <text:p>1.20612</text:p>
              </table:table-cell>
              <table:table-cell office:value-type="float" office:value="-0.894193">
                <text:p>-0.8941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21281">
                <text:p>0.821281</text:p>
              </table:table-cell>
              <table:table-cell office:value-type="float" office:value="-0.992612">
                <text:p>-0.9926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28401">
                <text:p>0.828401</text:p>
              </table:table-cell>
              <table:table-cell office:value-type="float" office:value="-1.0793">
                <text:p>-1.07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50781">
                <text:p>0.450781</text:p>
              </table:table-cell>
              <table:table-cell office:value-type="float" office:value="-1.06452">
                <text:p>-1.064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16191">
                <text:p>0.316191</text:p>
              </table:table-cell>
              <table:table-cell office:value-type="float" office:value="-1.0118">
                <text:p>-1.01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294517">
                <text:p>-0.0294517</text:p>
              </table:table-cell>
              <table:table-cell office:value-type="float" office:value="-0.874682">
                <text:p>-0.8746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91586">
                <text:p>-0.191586</text:p>
              </table:table-cell>
              <table:table-cell office:value-type="float" office:value="-0.70252">
                <text:p>-0.702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65361">
                <text:p>-0.265361</text:p>
              </table:table-cell>
              <table:table-cell office:value-type="float" office:value="-0.519459">
                <text:p>-0.5194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518368">
                <text:p>-0.518368</text:p>
              </table:table-cell>
              <table:table-cell office:value-type="float" office:value="-0.28562">
                <text:p>-0.285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350709">
                <text:p>-0.350709</text:p>
              </table:table-cell>
              <table:table-cell office:value-type="float" office:value="-0.104248">
                <text:p>-0.1042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489739">
                <text:p>-0.489739</text:p>
              </table:table-cell>
              <table:table-cell office:value-type="float" office:value="0.0984716">
                <text:p>0.0984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legend chart:legend-position="end" svg:x="12.142cm" svg:y="3.952cm" style:legend-expansion="high" chart:style-name="ch2"/>
        <chart:plot-area chart:style-name="ch3" table:cell-range-address="Out_anly.F1:Out_anly.F180 Out_anly.B1:Out_anly.B180" chart:data-source-has-labels="row" svg:x="0.32cm" svg:y="0.18cm" svg:width="11.502cm" svg:height="8.64cm">
          <chartooo:coordinate-region svg:x="1.047cm" svg:y="0.379cm" svg:width="10.77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_anly.F2:Out_anly.F180" chart:label-cell-address="Out_anly.F1:Out_anly.F1" chart:class="chart:line">
            <chart:data-point chart:repeated="179"/>
          </chart:series>
          <chart:series chart:style-name="ch7" chart:values-cell-range-address="Out_anly.B2:Out_anly.B180" chart:label-cell-address="Out_anly.B1:Out_anly.B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PITCH</text:p>
                <draw:g>
                  <svg:desc>Out_anly.F1:Out_anly.F1</svg:desc>
                </draw:g>
              </table:table-cell>
              <table:table-cell office:value-type="string">
                <text:p>ORIENTATION Y</text:p>
                <draw:g>
                  <svg:desc>Out_anly.B1:Out_anl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F2:Out_anly.F180</svg:desc>
                </draw:g>
              </table:table-cell>
              <table:table-cell office:value-type="float" office:value="-0">
                <text:p>-0</text:p>
                <draw:g>
                  <svg:desc>Out_anly.B2:Out_anly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.1432">
                <text:p>-10.1432</text:p>
              </table:table-cell>
              <table:table-cell office:value-type="float" office:value="2.3699">
                <text:p>2.3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34671">
                <text:p>-0.734671</text:p>
              </table:table-cell>
              <table:table-cell office:value-type="float" office:value="2.3699">
                <text:p>2.3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05768">
                <text:p>-0.805768</text:p>
              </table:table-cell>
              <table:table-cell office:value-type="float" office:value="2.3699">
                <text:p>2.3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44892">
                <text:p>-0.844892</text:p>
              </table:table-cell>
              <table:table-cell office:value-type="float" office:value="2.36243">
                <text:p>2.36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37728">
                <text:p>-0.937728</text:p>
              </table:table-cell>
              <table:table-cell office:value-type="float" office:value="2.36058">
                <text:p>2.36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45305">
                <text:p>-0.945305</text:p>
              </table:table-cell>
              <table:table-cell office:value-type="float" office:value="2.34408">
                <text:p>2.34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80236">
                <text:p>-0.980236</text:p>
              </table:table-cell>
              <table:table-cell office:value-type="float" office:value="2.32039">
                <text:p>2.32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05449">
                <text:p>-1.05449</text:p>
              </table:table-cell>
              <table:table-cell office:value-type="float" office:value="2.29933">
                <text:p>2.29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1823">
                <text:p>-1.21823</text:p>
              </table:table-cell>
              <table:table-cell office:value-type="float" office:value="2.30178">
                <text:p>2.30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7696">
                <text:p>-1.17696</text:p>
              </table:table-cell>
              <table:table-cell office:value-type="float" office:value="2.2783">
                <text:p>2.2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29532">
                <text:p>-1.29532</text:p>
              </table:table-cell>
              <table:table-cell office:value-type="float" office:value="2.26805">
                <text:p>2.26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29267">
                <text:p>-1.29267</text:p>
              </table:table-cell>
              <table:table-cell office:value-type="float" office:value="2.24194">
                <text:p>2.24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6466">
                <text:p>-1.26466</text:p>
              </table:table-cell>
              <table:table-cell office:value-type="float" office:value="2.19529">
                <text:p>2.19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15588">
                <text:p>-1.15588</text:p>
              </table:table-cell>
              <table:table-cell office:value-type="float" office:value="2.11088">
                <text:p>2.11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22691">
                <text:p>-0.922691</text:p>
              </table:table-cell>
              <table:table-cell office:value-type="float" office:value="1.96272">
                <text:p>1.96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92245">
                <text:p>-0.392245</text:p>
              </table:table-cell>
              <table:table-cell office:value-type="float" office:value="1.68656">
                <text:p>1.68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0935">
                <text:p>-0.70935</text:p>
              </table:table-cell>
              <table:table-cell office:value-type="float" office:value="1.49073">
                <text:p>1.49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17853">
                <text:p>-0.717853</text:p>
              </table:table-cell>
              <table:table-cell office:value-type="float" office:value="1.29925">
                <text:p>1.29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07705">
                <text:p>-1.07705</text:p>
              </table:table-cell>
              <table:table-cell office:value-type="float" office:value="1.19511">
                <text:p>1.19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6984">
                <text:p>-0.56984</text:p>
              </table:table-cell>
              <table:table-cell office:value-type="float" office:value="0.970905">
                <text:p>0.970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01957">
                <text:p>-1.01957</text:p>
              </table:table-cell>
              <table:table-cell office:value-type="float" office:value="0.859637">
                <text:p>0.8596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50737">
                <text:p>-0.850737</text:p>
              </table:table-cell>
              <table:table-cell office:value-type="float" office:value="0.710177">
                <text:p>0.710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11293">
                <text:p>-0.911293</text:p>
              </table:table-cell>
              <table:table-cell office:value-type="float" office:value="0.579665">
                <text:p>0.579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21103">
                <text:p>-1.21103</text:p>
              </table:table-cell>
              <table:table-cell office:value-type="float" office:value="0.52366">
                <text:p>0.52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37872">
                <text:p>-1.37872</text:p>
              </table:table-cell>
              <table:table-cell office:value-type="float" office:value="0.506827">
                <text:p>0.5068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49832">
                <text:p>-1.49832</text:p>
              </table:table-cell>
              <table:table-cell office:value-type="float" office:value="0.515489">
                <text:p>0.51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9604">
                <text:p>-1.59604</text:p>
              </table:table-cell>
              <table:table-cell office:value-type="float" office:value="0.542801">
                <text:p>0.542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51174">
                <text:p>-1.51174</text:p>
              </table:table-cell>
              <table:table-cell office:value-type="float" office:value="0.544825">
                <text:p>0.544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50768">
                <text:p>-1.50768</text:p>
              </table:table-cell>
              <table:table-cell office:value-type="float" office:value="0.541951">
                <text:p>0.5419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44472">
                <text:p>-1.44472</text:p>
              </table:table-cell>
              <table:table-cell office:value-type="float" office:value="0.520756">
                <text:p>0.5207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40141">
                <text:p>-1.40141</text:p>
              </table:table-cell>
              <table:table-cell office:value-type="float" office:value="0.487177">
                <text:p>0.487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516">
                <text:p>-1.52516</text:p>
              </table:table-cell>
              <table:table-cell office:value-type="float" office:value="0.481295">
                <text:p>0.481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09807">
                <text:p>-1.09807</text:p>
              </table:table-cell>
              <table:table-cell office:value-type="float" office:value="0.372636">
                <text:p>0.3726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46533">
                <text:p>-0.846533</text:p>
              </table:table-cell>
              <table:table-cell office:value-type="float" office:value="0.209703">
                <text:p>0.2097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19185">
                <text:p>-0.919185</text:p>
              </table:table-cell>
              <table:table-cell office:value-type="float" office:value="0.0729342">
                <text:p>0.07293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76147">
                <text:p>-0.476147</text:p>
              </table:table-cell>
              <table:table-cell office:value-type="float" office:value="-0.158912">
                <text:p>-0.1589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90637">
                <text:p>-0.590637</text:p>
              </table:table-cell>
              <table:table-cell office:value-type="float" office:value="-0.347727">
                <text:p>-0.347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24592">
                <text:p>-0.224592</text:p>
              </table:table-cell>
              <table:table-cell office:value-type="float" office:value="-0.607277">
                <text:p>-0.6072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03299">
                <text:p>0.0803299</text:p>
              </table:table-cell>
              <table:table-cell office:value-type="float" office:value="-0.916833">
                <text:p>-0.9168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91775">
                <text:p>0.0291775</text:p>
              </table:table-cell>
              <table:table-cell office:value-type="float" office:value="-1.18776">
                <text:p>-1.18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5958">
                <text:p>0.395958</text:p>
              </table:table-cell>
              <table:table-cell office:value-type="float" office:value="-1.51833">
                <text:p>-1.518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8078">
                <text:p>0.348078</text:p>
              </table:table-cell>
              <table:table-cell office:value-type="float" office:value="-1.80545">
                <text:p>-1.80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179">
                <text:p>0.11179</text:p>
              </table:table-cell>
              <table:table-cell office:value-type="float" office:value="-2.00593">
                <text:p>-2.00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00445">
                <text:p>0.0900445</text:p>
              </table:table-cell>
              <table:table-cell office:value-type="float" office:value="-2.17414">
                <text:p>-2.174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22143">
                <text:p>-0.122143</text:p>
              </table:table-cell>
              <table:table-cell office:value-type="float" office:value="-2.26654">
                <text:p>-2.266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64488">
                <text:p>-0.264488</text:p>
              </table:table-cell>
              <table:table-cell office:value-type="float" office:value="-2.30374">
                <text:p>-2.303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93351">
                <text:p>-0.393351</text:p>
              </table:table-cell>
              <table:table-cell office:value-type="float" office:value="-2.29226">
                <text:p>-2.292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800108">
                <text:p>-0.800108</text:p>
              </table:table-cell>
              <table:table-cell office:value-type="float" office:value="-2.17042">
                <text:p>-2.17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18592">
                <text:p>-1.18592</text:p>
              </table:table-cell>
              <table:table-cell office:value-type="float" office:value="-1.9512">
                <text:p>-1.95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38873">
                <text:p>-1.38873</text:p>
              </table:table-cell>
              <table:table-cell office:value-type="float" office:value="-1.68526">
                <text:p>-1.68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01622">
                <text:p>-2.01622</text:p>
              </table:table-cell>
              <table:table-cell office:value-type="float" office:value="-1.27829">
                <text:p>-1.27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97443">
                <text:p>-1.97443</text:p>
              </table:table-cell>
              <table:table-cell office:value-type="float" office:value="-0.898753">
                <text:p>-0.8987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15807">
                <text:p>-2.15807</text:p>
              </table:table-cell>
              <table:table-cell office:value-type="float" office:value="-0.494837">
                <text:p>-0.4948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33502">
                <text:p>-2.33502</text:p>
              </table:table-cell>
              <table:table-cell office:value-type="float" office:value="-0.0725341">
                <text:p>-0.07253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27236">
                <text:p>-2.27236</text:p>
              </table:table-cell>
              <table:table-cell office:value-type="float" office:value="0.308009">
                <text:p>0.3080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308">
                <text:p>-2.1308</text:p>
              </table:table-cell>
              <table:table-cell office:value-type="float" office:value="0.628424">
                <text:p>0.6284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21031">
                <text:p>-2.21031</text:p>
              </table:table-cell>
              <table:table-cell office:value-type="float" office:value="0.94205">
                <text:p>0.942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91468">
                <text:p>-1.91468</text:p>
              </table:table-cell>
              <table:table-cell office:value-type="float" office:value="1.15948">
                <text:p>1.15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68753">
                <text:p>-1.68753</text:p>
              </table:table-cell>
              <table:table-cell office:value-type="float" office:value="1.30149">
                <text:p>1.30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48257">
                <text:p>-1.48257</text:p>
              </table:table-cell>
              <table:table-cell office:value-type="float" office:value="1.3772">
                <text:p>1.37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19722">
                <text:p>-1.19722</text:p>
              </table:table-cell>
              <table:table-cell office:value-type="float" office:value="1.37163">
                <text:p>1.371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10242">
                <text:p>-1.10242</text:p>
              </table:table-cell>
              <table:table-cell office:value-type="float" office:value="1.33466">
                <text:p>1.33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00676">
                <text:p>-1.00676</text:p>
              </table:table-cell>
              <table:table-cell office:value-type="float" office:value="1.2684">
                <text:p>1.26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01043">
                <text:p>-1.01043</text:p>
              </table:table-cell>
              <table:table-cell office:value-type="float" office:value="1.19845">
                <text:p>1.19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974423">
                <text:p>-0.974423</text:p>
              </table:table-cell>
              <table:table-cell office:value-type="float" office:value="1.11626">
                <text:p>1.116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00402">
                <text:p>-1.00402</text:p>
              </table:table-cell>
              <table:table-cell office:value-type="float" office:value="1.03853">
                <text:p>1.03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07512">
                <text:p>-1.07512</text:p>
              </table:table-cell>
              <table:table-cell office:value-type="float" office:value="0.975228">
                <text:p>0.9752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7859">
                <text:p>-0.97859</text:p>
              </table:table-cell>
              <table:table-cell office:value-type="float" office:value="0.886675">
                <text:p>0.8866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80325">
                <text:p>-0.980325</text:p>
              </table:table-cell>
              <table:table-cell office:value-type="float" office:value="0.798105">
                <text:p>0.798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871492">
                <text:p>-0.871492</text:p>
              </table:table-cell>
              <table:table-cell office:value-type="float" office:value="0.684307">
                <text:p>0.6843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821662">
                <text:p>-0.821662</text:p>
              </table:table-cell>
              <table:table-cell office:value-type="float" office:value="0.561514">
                <text:p>0.561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839224">
                <text:p>-0.839224</text:p>
              </table:table-cell>
              <table:table-cell office:value-type="float" office:value="0.446922">
                <text:p>0.4469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1807">
                <text:p>-0.71807</text:p>
              </table:table-cell>
              <table:table-cell office:value-type="float" office:value="0.308388">
                <text:p>0.3083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825494">
                <text:p>-0.825494</text:p>
              </table:table-cell>
              <table:table-cell office:value-type="float" office:value="0.201853">
                <text:p>0.2018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82469">
                <text:p>-0.582469</text:p>
              </table:table-cell>
              <table:table-cell office:value-type="float" office:value="0.0440918">
                <text:p>0.04409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7025">
                <text:p>-0.77025</text:p>
              </table:table-cell>
              <table:table-cell office:value-type="float" office:value="-0.0597836">
                <text:p>-0.05978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66554">
                <text:p>-0.666554</text:p>
              </table:table-cell>
              <table:table-cell office:value-type="float" office:value="-0.180672">
                <text:p>-0.180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68501">
                <text:p>-0.568501</text:p>
              </table:table-cell>
              <table:table-cell office:value-type="float" office:value="-0.315296">
                <text:p>-0.3152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611908">
                <text:p>-0.611908</text:p>
              </table:table-cell>
              <table:table-cell office:value-type="float" office:value="-0.42876">
                <text:p>-0.428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10139">
                <text:p>-0.210139</text:p>
              </table:table-cell>
              <table:table-cell office:value-type="float" office:value="-0.625667">
                <text:p>-0.625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58579">
                <text:p>-0.358579</text:p>
              </table:table-cell>
              <table:table-cell office:value-type="float" office:value="-0.770625">
                <text:p>-0.770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4117">
                <text:p>-0.164117</text:p>
              </table:table-cell>
              <table:table-cell office:value-type="float" office:value="-0.946133">
                <text:p>-0.9461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90921">
                <text:p>-0.0190921</text:p>
              </table:table-cell>
              <table:table-cell office:value-type="float" office:value="-1.13741">
                <text:p>-1.137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1687">
                <text:p>-0.11687</text:p>
              </table:table-cell>
              <table:table-cell office:value-type="float" office:value="-1.28536">
                <text:p>-1.28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32413">
                <text:p>0.132413</text:p>
              </table:table-cell>
              <table:table-cell office:value-type="float" office:value="-1.47286">
                <text:p>-1.47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08479">
                <text:p>-0.108479</text:p>
              </table:table-cell>
              <table:table-cell office:value-type="float" office:value="-1.58149">
                <text:p>-1.581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5524">
                <text:p>0.165524</text:p>
              </table:table-cell>
              <table:table-cell office:value-type="float" office:value="-1.73595">
                <text:p>-1.735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64607">
                <text:p>0.264607</text:p>
              </table:table-cell>
              <table:table-cell office:value-type="float" office:value="-1.89128">
                <text:p>-1.891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35142">
                <text:p>0.435142</text:p>
              </table:table-cell>
              <table:table-cell office:value-type="float" office:value="-2.06304">
                <text:p>-2.06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9504">
                <text:p>0.59504</text:p>
              </table:table-cell>
              <table:table-cell office:value-type="float" office:value="-2.24647">
                <text:p>-2.24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8024">
                <text:p>0.558024</text:p>
              </table:table-cell>
              <table:table-cell office:value-type="float" office:value="-2.39349">
                <text:p>-2.393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97224">
                <text:p>0.797224</text:p>
              </table:table-cell>
              <table:table-cell office:value-type="float" office:value="-2.57001">
                <text:p>-2.57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56383">
                <text:p>0.756383</text:p>
              </table:table-cell>
              <table:table-cell office:value-type="float" office:value="-2.70743">
                <text:p>-2.707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849">
                <text:p>0.84849</text:p>
              </table:table-cell>
              <table:table-cell office:value-type="float" office:value="-2.8384">
                <text:p>-2.83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00829">
                <text:p>0.800829</text:p>
              </table:table-cell>
              <table:table-cell office:value-type="float" office:value="-2.92977">
                <text:p>-2.929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37686">
                <text:p>0.637686</text:p>
              </table:table-cell>
              <table:table-cell office:value-type="float" office:value="-2.95651">
                <text:p>-2.956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28093">
                <text:p>0.728093</text:p>
              </table:table-cell>
              <table:table-cell office:value-type="float" office:value="-2.9819">
                <text:p>-2.98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87685">
                <text:p>0.587685</text:p>
              </table:table-cell>
              <table:table-cell office:value-type="float" office:value="-2.95192">
                <text:p>-2.951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46551">
                <text:p>0.546551</text:p>
              </table:table-cell>
              <table:table-cell office:value-type="float" office:value="-2.8936">
                <text:p>-2.89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69685">
                <text:p>0.469685</text:p>
              </table:table-cell>
              <table:table-cell office:value-type="float" office:value="-2.80086">
                <text:p>-2.800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54187">
                <text:p>0.354187</text:p>
              </table:table-cell>
              <table:table-cell office:value-type="float" office:value="-2.66756">
                <text:p>-2.667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77682">
                <text:p>0.277682</text:p>
              </table:table-cell>
              <table:table-cell office:value-type="float" office:value="-2.50641">
                <text:p>-2.506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5682">
                <text:p>0.155682</text:p>
              </table:table-cell>
              <table:table-cell office:value-type="float" office:value="-2.30974">
                <text:p>-2.309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505641">
                <text:p>-0.505641</text:p>
              </table:table-cell>
              <table:table-cell office:value-type="float" office:value="-1.95522">
                <text:p>-1.955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40483">
                <text:p>-0.140483</text:p>
              </table:table-cell>
              <table:table-cell office:value-type="float" office:value="-1.69551">
                <text:p>-1.695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61477">
                <text:p>-0.161477</text:p>
              </table:table-cell>
              <table:table-cell office:value-type="float" office:value="-1.436">
                <text:p>-1.4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369556">
                <text:p>-0.369556</text:p>
              </table:table-cell>
              <table:table-cell office:value-type="float" office:value="-1.13478">
                <text:p>-1.134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71565">
                <text:p>0.371565</text:p>
              </table:table-cell>
              <table:table-cell office:value-type="float" office:value="-1.01848">
                <text:p>-1.01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27364">
                <text:p>-0.227364</text:p>
              </table:table-cell>
              <table:table-cell office:value-type="float" office:value="-0.762709">
                <text:p>-0.7627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5752">
                <text:p>0.145752</text:p>
              </table:table-cell>
              <table:table-cell office:value-type="float" office:value="-0.605501">
                <text:p>-0.6055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6588">
                <text:p>-0.16588</text:p>
              </table:table-cell>
              <table:table-cell office:value-type="float" office:value="-0.381523">
                <text:p>-0.381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24857">
                <text:p>-0.324857</text:p>
              </table:table-cell>
              <table:table-cell office:value-type="float" office:value="-0.132379">
                <text:p>-0.1323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89625">
                <text:p>0.0889625</text:p>
              </table:table-cell>
              <table:table-cell office:value-type="float" office:value="0.00470725">
                <text:p>0.00470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044">
                <text:p>0.14044</text:p>
              </table:table-cell>
              <table:table-cell office:value-type="float" office:value="0.120765">
                <text:p>0.1207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6538">
                <text:p>0.166538</text:p>
              </table:table-cell>
              <table:table-cell office:value-type="float" office:value="0.222285">
                <text:p>0.2222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07173">
                <text:p>0.407173</text:p>
              </table:table-cell>
              <table:table-cell office:value-type="float" office:value="0.259383">
                <text:p>0.259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4456">
                <text:p>0.424456</text:p>
              </table:table-cell>
              <table:table-cell office:value-type="float" office:value="0.288198">
                <text:p>0.288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09461">
                <text:p>0.409461</text:p>
              </table:table-cell>
              <table:table-cell office:value-type="float" office:value="0.316611">
                <text:p>0.3166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45397">
                <text:p>0.445397</text:p>
              </table:table-cell>
              <table:table-cell office:value-type="float" office:value="0.33255">
                <text:p>0.332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76105">
                <text:p>0.476105</text:p>
              </table:table-cell>
              <table:table-cell office:value-type="float" office:value="0.33794">
                <text:p>0.337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01619">
                <text:p>0.501619</text:p>
              </table:table-cell>
              <table:table-cell office:value-type="float" office:value="0.334648">
                <text:p>0.3346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2014">
                <text:p>0.42014</text:p>
              </table:table-cell>
              <table:table-cell office:value-type="float" office:value="0.348263">
                <text:p>0.3482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92538">
                <text:p>0.492538</text:p>
              </table:table-cell>
              <table:table-cell office:value-type="float" office:value="0.34163">
                <text:p>0.341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40783">
                <text:p>0.440783</text:p>
              </table:table-cell>
              <table:table-cell office:value-type="float" office:value="0.345129">
                <text:p>0.3451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42164">
                <text:p>0.542164</text:p>
              </table:table-cell>
              <table:table-cell office:value-type="float" office:value="0.322293">
                <text:p>0.3222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28211">
                <text:p>0.228211</text:p>
              </table:table-cell>
              <table:table-cell office:value-type="float" office:value="0.372045">
                <text:p>0.3720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01733">
                <text:p>0.301733</text:p>
              </table:table-cell>
              <table:table-cell office:value-type="float" office:value="0.398757">
                <text:p>0.3987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87579">
                <text:p>0.187579</text:p>
              </table:table-cell>
              <table:table-cell office:value-type="float" office:value="0.447597">
                <text:p>0.4475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709">
                <text:p>0.12709</text:p>
              </table:table-cell>
              <table:table-cell office:value-type="float" office:value="0.504238">
                <text:p>0.5042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16949">
                <text:p>0.116949</text:p>
              </table:table-cell>
              <table:table-cell office:value-type="float" office:value="0.556009">
                <text:p>0.5560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278892">
                <text:p>-0.00278892</text:p>
              </table:table-cell>
              <table:table-cell office:value-type="float" office:value="0.628471">
                <text:p>0.6284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73801">
                <text:p>0.173801</text:p>
              </table:table-cell>
              <table:table-cell office:value-type="float" office:value="0.650529">
                <text:p>0.6505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45496">
                <text:p>0.145496</text:p>
              </table:table-cell>
              <table:table-cell office:value-type="float" office:value="0.673197">
                <text:p>0.6731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89289">
                <text:p>0.0789289</text:p>
              </table:table-cell>
              <table:table-cell office:value-type="float" office:value="0.705216">
                <text:p>0.7052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885512">
                <text:p>0.0885512</text:p>
              </table:table-cell>
              <table:table-cell office:value-type="float" office:value="0.72795">
                <text:p>0.727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980883">
                <text:p>0.00980883</text:p>
              </table:table-cell>
              <table:table-cell office:value-type="float" office:value="0.762491">
                <text:p>0.7624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62612">
                <text:p>-0.062612</text:p>
              </table:table-cell>
              <table:table-cell office:value-type="float" office:value="0.806349">
                <text:p>0.8063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149624">
                <text:p>-0.149624</text:p>
              </table:table-cell>
              <table:table-cell office:value-type="float" office:value="0.862016">
                <text:p>0.8620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09148">
                <text:p>-0.109148</text:p>
              </table:table-cell>
              <table:table-cell office:value-type="float" office:value="0.898542">
                <text:p>0.8985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555292">
                <text:p>-0.0555292</text:p>
              </table:table-cell>
              <table:table-cell office:value-type="float" office:value="0.913852">
                <text:p>0.9138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21351">
                <text:p>0.0721351</text:p>
              </table:table-cell>
              <table:table-cell office:value-type="float" office:value="0.891927">
                <text:p>0.8919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723689">
                <text:p>-0.0723689</text:p>
              </table:table-cell>
              <table:table-cell office:value-type="float" office:value="0.898947">
                <text:p>0.8989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290692">
                <text:p>0.0000290692</text:p>
              </table:table-cell>
              <table:table-cell office:value-type="float" office:value="0.882292">
                <text:p>0.8822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927447">
                <text:p>0.0927447</text:p>
              </table:table-cell>
              <table:table-cell office:value-type="float" office:value="0.838879">
                <text:p>0.838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18761">
                <text:p>-0.218761</text:p>
              </table:table-cell>
              <table:table-cell office:value-type="float" office:value="0.865208">
                <text:p>0.8652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517575">
                <text:p>-0.0517575</text:p>
              </table:table-cell>
              <table:table-cell office:value-type="float" office:value="0.844731">
                <text:p>0.8447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496369">
                <text:p>-0.496369</text:p>
              </table:table-cell>
              <table:table-cell office:value-type="float" office:value="0.923553">
                <text:p>0.9235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466084">
                <text:p>-0.466084</text:p>
              </table:table-cell>
              <table:table-cell office:value-type="float" office:value="0.983669">
                <text:p>0.9836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526454">
                <text:p>-0.526454</text:p>
              </table:table-cell>
              <table:table-cell office:value-type="float" office:value="1.04706">
                <text:p>1.047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766139">
                <text:p>-0.766139</text:p>
              </table:table-cell>
              <table:table-cell office:value-type="float" office:value="1.15497">
                <text:p>1.154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562108">
                <text:p>-0.562108</text:p>
              </table:table-cell>
              <table:table-cell office:value-type="float" office:value="1.20005">
                <text:p>1.200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05693">
                <text:p>-1.05693</text:p>
              </table:table-cell>
              <table:table-cell office:value-type="float" office:value="1.34939">
                <text:p>1.349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866862">
                <text:p>-0.866862</text:p>
              </table:table-cell>
              <table:table-cell office:value-type="float" office:value="1.43509">
                <text:p>1.435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976406">
                <text:p>-0.976406</text:p>
              </table:table-cell>
              <table:table-cell office:value-type="float" office:value="1.53071">
                <text:p>1.530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03082">
                <text:p>-1.03082</text:p>
              </table:table-cell>
              <table:table-cell office:value-type="float" office:value="1.62207">
                <text:p>1.622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669324">
                <text:p>-0.669324</text:p>
              </table:table-cell>
              <table:table-cell office:value-type="float" office:value="1.61162">
                <text:p>1.611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868636">
                <text:p>-0.868636</text:p>
              </table:table-cell>
              <table:table-cell office:value-type="float" office:value="1.63712">
                <text:p>1.637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31926">
                <text:p>-0.31926</text:p>
              </table:table-cell>
              <table:table-cell office:value-type="float" office:value="1.52112">
                <text:p>1.521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276278">
                <text:p>-0.276278</text:p>
              </table:table-cell>
              <table:table-cell office:value-type="float" office:value="1.39201">
                <text:p>1.392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481663">
                <text:p>-0.0481663</text:p>
              </table:table-cell>
              <table:table-cell office:value-type="float" office:value="1.20828">
                <text:p>1.208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6193">
                <text:p>0.26193</text:p>
              </table:table-cell>
              <table:table-cell office:value-type="float" office:value="0.955658">
                <text:p>0.9556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6808">
                <text:p>0.256808</text:p>
              </table:table-cell>
              <table:table-cell office:value-type="float" office:value="0.714058">
                <text:p>0.7140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01837">
                <text:p>0.701837</text:p>
              </table:table-cell>
              <table:table-cell office:value-type="float" office:value="0.37928">
                <text:p>0.379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48614">
                <text:p>0.548614</text:p>
              </table:table-cell>
              <table:table-cell office:value-type="float" office:value="0.099544">
                <text:p>0.0995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32379">
                <text:p>0.732379</text:p>
              </table:table-cell>
              <table:table-cell office:value-type="float" office:value="-0.205525">
                <text:p>-0.2055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6966">
                <text:p>0.86966</text:p>
              </table:table-cell>
              <table:table-cell office:value-type="float" office:value="-0.52127">
                <text:p>-0.521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9289">
                <text:p>0.709289</text:p>
              </table:table-cell>
              <table:table-cell office:value-type="float" office:value="-0.775235">
                <text:p>-0.7752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424">
                <text:p>1.0424</text:p>
              </table:table-cell>
              <table:table-cell office:value-type="float" office:value="-1.08498">
                <text:p>-1.084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201">
                <text:p>0.70201</text:p>
              </table:table-cell>
              <table:table-cell office:value-type="float" office:value="-1.28733">
                <text:p>-1.287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5128">
                <text:p>0.855128</text:p>
              </table:table-cell>
              <table:table-cell office:value-type="float" office:value="-1.50319">
                <text:p>-1.503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85643">
                <text:p>0.885643</text:p>
              </table:table-cell>
              <table:table-cell office:value-type="float" office:value="-1.70152">
                <text:p>-1.701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82515">
                <text:p>0.982515</text:p>
              </table:table-cell>
              <table:table-cell office:value-type="float" office:value="-1.89759">
                <text:p>-1.897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067">
                <text:p>1.04067</text:p>
              </table:table-cell>
              <table:table-cell office:value-type="float" office:value="-2.08111">
                <text:p>-2.081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38413">
                <text:p>0.938413</text:p>
              </table:table-cell>
              <table:table-cell office:value-type="float" office:value="-2.21415">
                <text:p>-2.214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5727">
                <text:p>1.25727</text:p>
              </table:table-cell>
              <table:table-cell office:value-type="float" office:value="-2.39747">
                <text:p>-2.397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1515">
                <text:p>1.01515</text:p>
              </table:table-cell>
              <table:table-cell office:value-type="float" office:value="-2.49542">
                <text:p>-2.495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3508">
                <text:p>1.13508</text:p>
              </table:table-cell>
              <table:table-cell office:value-type="float" office:value="-2.59749">
                <text:p>-2.597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I1:Out_anly.I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I2:Out_anly.I180" chart:label-cell-address="Out_anly.I1:Out_anly.I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Out_anly.I1:Out_anl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I2:Out_anly.I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9043">
                <text:p>58.9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0886">
                <text:p>59.0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302">
                <text:p>59.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4563">
                <text:p>59.4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5495">
                <text:p>59.5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.6669">
                <text:p>59.6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0231">
                <text:p>60.0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.3323">
                <text:p>60.3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1708">
                <text:p>60.1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4587">
                <text:p>60.4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6321">
                <text:p>60.6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.9756">
                <text:p>60.9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1872">
                <text:p>61.1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1605">
                <text:p>61.1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.1914">
                <text:p>61.19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9646">
                <text:p>60.9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8762">
                <text:p>60.87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3408">
                <text:p>61.3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7457">
                <text:p>60.7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5833">
                <text:p>61.5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.0931">
                <text:p>61.0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1925">
                <text:p>61.1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.6385">
                <text:p>61.6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.5657">
                <text:p>61.56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.6253">
                <text:p>61.62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.2297">
                <text:p>61.2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4605">
                <text:p>60.4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.8002">
                <text:p>59.8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.1432">
                <text:p>59.14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.4224">
                <text:p>58.4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.5661">
                <text:p>57.56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5416">
                <text:p>56.5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.6357">
                <text:p>55.63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.6179">
                <text:p>55.61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4609">
                <text:p>54.46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8068">
                <text:p>54.8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8264">
                <text:p>54.82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8443">
                <text:p>54.84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.2387">
                <text:p>55.23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.296">
                <text:p>55.2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.0931">
                <text:p>56.09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.9944">
                <text:p>56.99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8749">
                <text:p>57.87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.5387">
                <text:p>58.53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.2175">
                <text:p>59.2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9468">
                <text:p>59.94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.8823">
                <text:p>60.88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.979">
                <text:p>61.9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.409">
                <text:p>62.4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.2146">
                <text:p>63.2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.9262">
                <text:p>62.92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8047">
                <text:p>62.8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.9842">
                <text:p>62.98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.3386">
                <text:p>62.33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.9713">
                <text:p>61.97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.4156">
                <text:p>61.4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.8752">
                <text:p>60.87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9038">
                <text:p>59.9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.3903">
                <text:p>59.39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.4423">
                <text:p>58.44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.107">
                <text:p>58.1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.6627">
                <text:p>57.66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2796">
                <text:p>57.27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072">
                <text:p>57.0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.0072">
                <text:p>57.00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9761">
                <text:p>56.97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.0393">
                <text:p>57.03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.2031">
                <text:p>57.2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2711">
                <text:p>57.2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6553">
                <text:p>57.65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7858">
                <text:p>57.7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.8523">
                <text:p>57.8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.5427">
                <text:p>58.54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.1885">
                <text:p>58.18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.0793">
                <text:p>59.07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.0664">
                <text:p>59.06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.2441">
                <text:p>59.24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.5896">
                <text:p>59.5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.9531">
                <text:p>58.95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.3948">
                <text:p>59.39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.0328">
                <text:p>59.03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5919">
                <text:p>58.5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.6704">
                <text:p>58.67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.807">
                <text:p>57.8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.9853">
                <text:p>57.98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.3621">
                <text:p>57.36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.8938">
                <text:p>56.89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.7435">
                <text:p>56.74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.2179">
                <text:p>56.21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.3001">
                <text:p>56.3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.1258">
                <text:p>56.12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.0233">
                <text:p>56.02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.2058">
                <text:p>56.20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.2271">
                <text:p>56.22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7225">
                <text:p>56.72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.9258">
                <text:p>56.92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.2901">
                <text:p>57.29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.8361">
                <text:p>57.83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.0767">
                <text:p>58.0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.5652">
                <text:p>58.56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.8671">
                <text:p>58.86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2814">
                <text:p>59.28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.8308">
                <text:p>60.83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.8687">
                <text:p>59.86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.7938">
                <text:p>59.79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.0024">
                <text:p>60.00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.4762">
                <text:p>58.47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.3329">
                <text:p>59.33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.6762">
                <text:p>58.67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.8699">
                <text:p>58.86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7098">
                <text:p>58.70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9695">
                <text:p>57.96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7739">
                <text:p>57.77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.4627">
                <text:p>57.46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.2924">
                <text:p>57.29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.225">
                <text:p>57.2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7.2313">
                <text:p>57.23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.2118">
                <text:p>57.21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.9787">
                <text:p>56.97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.3219">
                <text:p>57.32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.1695">
                <text:p>57.16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.2188">
                <text:p>57.21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.5637">
                <text:p>57.56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.2771">
                <text:p>57.27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.941">
                <text:p>57.9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.721">
                <text:p>57.7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.0155">
                <text:p>58.01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8.1674">
                <text:p>58.16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.999">
                <text:p>57.9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.2456">
                <text:p>58.24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8.0319">
                <text:p>58.03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.1062">
                <text:p>58.10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8.1689">
                <text:p>58.16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.1996">
                <text:p>58.1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.1745">
                <text:p>58.17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.2446">
                <text:p>58.24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.1574">
                <text:p>58.15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.8674">
                <text:p>57.86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.9201">
                <text:p>57.92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.373">
                <text:p>57.3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.6949">
                <text:p>57.69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.2257">
                <text:p>57.22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.0154">
                <text:p>57.01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.2987">
                <text:p>57.29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6.6836">
                <text:p>56.6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7.4768">
                <text:p>57.47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.1044">
                <text:p>57.10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.2176">
                <text:p>57.21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.4017">
                <text:p>57.40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.9251">
                <text:p>56.92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7.9223">
                <text:p>57.92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.5504">
                <text:p>57.55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8.0446">
                <text:p>58.0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.3135">
                <text:p>58.31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.9753">
                <text:p>57.97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.7599">
                <text:p>58.75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.9656">
                <text:p>57.9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.3665">
                <text:p>58.36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.1114">
                <text:p>58.11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.8628">
                <text:p>57.86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.1537">
                <text:p>58.15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7.4555">
                <text:p>57.45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7.8946">
                <text:p>57.89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7.5448">
                <text:p>57.54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7.304">
                <text:p>57.3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.4968">
                <text:p>57.49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6.7789">
                <text:p>56.77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.1264">
                <text:p>57.12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6.5957">
                <text:p>56.59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.4305">
                <text:p>56.43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.988">
                <text:p>55.9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.7677">
                <text:p>55.76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5.7962">
                <text:p>55.79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5.2244">
                <text:p>55.22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5.6341">
                <text:p>55.63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.3752">
                <text:p>55.37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J1:Out_anly.J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J2:Out_anly.J180" chart:label-cell-address="Out_anly.J1:Out_anly.J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3</text:p>
                <draw:g>
                  <svg:desc>Out_anly.J1:Out_anl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J2:Out_anly.J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0957">
                <text:p>55.0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9114">
                <text:p>54.9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698">
                <text:p>54.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5437">
                <text:p>54.5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4505">
                <text:p>54.4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3331">
                <text:p>54.3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9769">
                <text:p>53.9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6677">
                <text:p>53.66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8292">
                <text:p>53.8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5413">
                <text:p>53.5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3679">
                <text:p>53.3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.0244">
                <text:p>53.0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8128">
                <text:p>52.8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.8395">
                <text:p>52.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.8086">
                <text:p>52.8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.0354">
                <text:p>53.03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1238">
                <text:p>53.1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.6592">
                <text:p>52.6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2543">
                <text:p>53.2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.4167">
                <text:p>52.4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9069">
                <text:p>52.9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8075">
                <text:p>52.80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.3615">
                <text:p>52.3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.4343">
                <text:p>52.4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.3747">
                <text:p>52.3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7703">
                <text:p>52.77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.5395">
                <text:p>53.53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.1998">
                <text:p>54.1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.8568">
                <text:p>54.8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.5776">
                <text:p>55.57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.4339">
                <text:p>56.43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.4584">
                <text:p>57.4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3643">
                <text:p>58.3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.3821">
                <text:p>58.38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.5391">
                <text:p>59.5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.1932">
                <text:p>59.1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.1736">
                <text:p>59.1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.1557">
                <text:p>59.1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7613">
                <text:p>58.76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.704">
                <text:p>58.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9069">
                <text:p>57.9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0056">
                <text:p>57.00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.1251">
                <text:p>56.12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.4613">
                <text:p>55.46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25">
                <text:p>54.7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0532">
                <text:p>54.05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.1177">
                <text:p>53.11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.021">
                <text:p>52.0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591">
                <text:p>51.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.7854">
                <text:p>50.7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.0738">
                <text:p>51.0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.1953">
                <text:p>51.19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.0158">
                <text:p>51.0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.6614">
                <text:p>51.66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.0287">
                <text:p>52.02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.5844">
                <text:p>52.5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1248">
                <text:p>53.12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.0962">
                <text:p>54.09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6097">
                <text:p>54.60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.5577">
                <text:p>55.55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893">
                <text:p>55.8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.3373">
                <text:p>56.3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.7204">
                <text:p>56.7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.928">
                <text:p>56.9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.9928">
                <text:p>56.99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.0239">
                <text:p>57.02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.9607">
                <text:p>56.96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.7969">
                <text:p>56.79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.7289">
                <text:p>56.72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.3447">
                <text:p>56.34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.2142">
                <text:p>56.21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.1477">
                <text:p>56.1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.4573">
                <text:p>55.45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.8115">
                <text:p>55.81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.9207">
                <text:p>54.92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.9336">
                <text:p>54.9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.7559">
                <text:p>54.75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.4104">
                <text:p>54.41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.0469">
                <text:p>55.04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.6052">
                <text:p>54.60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.9672">
                <text:p>54.96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.4081">
                <text:p>55.4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.3296">
                <text:p>55.3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.193">
                <text:p>56.1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.0147">
                <text:p>56.01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.6379">
                <text:p>56.6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.1062">
                <text:p>57.10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2565">
                <text:p>57.25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.7821">
                <text:p>57.78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.6999">
                <text:p>57.6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.8742">
                <text:p>57.87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.9767">
                <text:p>57.97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.7942">
                <text:p>57.79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7729">
                <text:p>57.77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.2775">
                <text:p>57.27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.0742">
                <text:p>57.0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.7099">
                <text:p>56.70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.1639">
                <text:p>56.16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9233">
                <text:p>55.92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.4348">
                <text:p>55.43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.1329">
                <text:p>55.13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.7186">
                <text:p>54.7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1692">
                <text:p>53.16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1313">
                <text:p>54.13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2062">
                <text:p>54.20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.9976">
                <text:p>53.99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5238">
                <text:p>55.52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.6671">
                <text:p>54.66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.3238">
                <text:p>55.32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.1301">
                <text:p>55.13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.2902">
                <text:p>55.2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.0305">
                <text:p>56.03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.2261">
                <text:p>56.22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.5373">
                <text:p>56.53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.7076">
                <text:p>56.70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.775">
                <text:p>56.7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.7687">
                <text:p>56.76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.7882">
                <text:p>56.78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.0213">
                <text:p>57.02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.6781">
                <text:p>56.67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.8305">
                <text:p>56.83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.7812">
                <text:p>56.78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.4363">
                <text:p>56.4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.7229">
                <text:p>56.72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.059">
                <text:p>56.0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.279">
                <text:p>56.2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.9845">
                <text:p>55.98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5.8326">
                <text:p>55.83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.001">
                <text:p>56.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5.7544">
                <text:p>55.75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.9681">
                <text:p>55.96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.8938">
                <text:p>55.89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.8311">
                <text:p>55.83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.8004">
                <text:p>55.80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.8255">
                <text:p>55.82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.7554">
                <text:p>55.75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.8426">
                <text:p>55.84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.1326">
                <text:p>56.13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.0799">
                <text:p>56.0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.627">
                <text:p>56.6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.3051">
                <text:p>56.30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6.7743">
                <text:p>56.77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.9846">
                <text:p>56.98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.7013">
                <text:p>56.70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7.3164">
                <text:p>57.31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.5232">
                <text:p>56.52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6.8956">
                <text:p>56.89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.7824">
                <text:p>56.78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.5983">
                <text:p>56.59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.0749">
                <text:p>57.07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.0777">
                <text:p>56.07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.4496">
                <text:p>56.44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.9554">
                <text:p>55.95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.6865">
                <text:p>55.68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.0247">
                <text:p>56.02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.2401">
                <text:p>55.24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.0344">
                <text:p>56.03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.6335">
                <text:p>55.63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.8886">
                <text:p>55.88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.1372">
                <text:p>56.13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.8463">
                <text:p>55.84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.5445">
                <text:p>56.54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.1054">
                <text:p>56.10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.4552">
                <text:p>56.45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.696">
                <text:p>56.6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.5032">
                <text:p>56.50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.2211">
                <text:p>57.22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6.8736">
                <text:p>56.87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.4043">
                <text:p>57.40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7.5695">
                <text:p>57.56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.012">
                <text:p>58.0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8.2323">
                <text:p>58.23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.2038">
                <text:p>58.20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.7756">
                <text:p>58.77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8.3659">
                <text:p>58.36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8.6248">
                <text:p>58.62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K1:Out_anly.K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K2:Out_anly.K180" chart:label-cell-address="Out_anly.K1:Out_anly.K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2</text:p>
                <draw:g>
                  <svg:desc>Out_anly.K1:Out_anly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K2:Out_anly.K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5651">
                <text:p>56.5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523">
                <text:p>56.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3878">
                <text:p>56.3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4192">
                <text:p>56.4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3411">
                <text:p>56.3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2936">
                <text:p>56.2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0858">
                <text:p>56.08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1042">
                <text:p>56.1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1831">
                <text:p>56.1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1319">
                <text:p>56.13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9532">
                <text:p>55.9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5537">
                <text:p>55.5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1246">
                <text:p>55.1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6849">
                <text:p>54.6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5931">
                <text:p>53.5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4541">
                <text:p>54.45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5595">
                <text:p>54.5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.8134">
                <text:p>54.8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394">
                <text:p>54.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4559">
                <text:p>54.45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6084">
                <text:p>54.60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63">
                <text:p>54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7836">
                <text:p>54.7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1918">
                <text:p>55.1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.3713">
                <text:p>55.3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9624">
                <text:p>55.9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563">
                <text:p>56.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.2152">
                <text:p>57.2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.7462">
                <text:p>57.74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.3804">
                <text:p>58.38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.4842">
                <text:p>59.4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546">
                <text:p>59.65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.0574">
                <text:p>60.0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.2205">
                <text:p>60.2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.4914">
                <text:p>60.49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3745">
                <text:p>60.37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.6228">
                <text:p>59.62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.995">
                <text:p>58.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703">
                <text:p>58.7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.912">
                <text:p>57.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2107">
                <text:p>57.2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.782">
                <text:p>56.7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.945">
                <text:p>55.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.7056">
                <text:p>55.7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.3115">
                <text:p>55.3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8399">
                <text:p>54.83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.7179">
                <text:p>54.7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3928">
                <text:p>54.39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.3684">
                <text:p>54.36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.8179">
                <text:p>54.8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.0227">
                <text:p>55.02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.5115">
                <text:p>55.5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6859">
                <text:p>55.68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2061">
                <text:p>56.20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2903">
                <text:p>56.29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005">
                <text:p>57.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.9542">
                <text:p>56.95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4712">
                <text:p>57.47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.5749">
                <text:p>57.57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.9521">
                <text:p>57.95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.0978">
                <text:p>58.09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.3508">
                <text:p>58.35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.7413">
                <text:p>58.7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.8768">
                <text:p>58.87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0008">
                <text:p>59.0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.1742">
                <text:p>59.17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.9179">
                <text:p>58.91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.7575">
                <text:p>58.7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4718">
                <text:p>58.47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988">
                <text:p>57.9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8927">
                <text:p>57.89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.5838">
                <text:p>57.58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.1083">
                <text:p>57.10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.9764">
                <text:p>56.97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.4612">
                <text:p>56.4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.2667">
                <text:p>56.2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.8929">
                <text:p>55.8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.6342">
                <text:p>55.6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.4672">
                <text:p>55.46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3224">
                <text:p>55.3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.2954">
                <text:p>55.29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.4463">
                <text:p>55.44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.5634">
                <text:p>55.56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.9282">
                <text:p>55.92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.2317">
                <text:p>56.23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.3068">
                <text:p>56.30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.577">
                <text:p>56.5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.3862">
                <text:p>56.38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.5921">
                <text:p>56.5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.5838">
                <text:p>56.5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.2798">
                <text:p>56.27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.4639">
                <text:p>56.46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.0972">
                <text:p>56.0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.1713">
                <text:p>56.1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0021">
                <text:p>56.00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.618">
                <text:p>55.6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.5345">
                <text:p>55.53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.0708">
                <text:p>55.07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.9839">
                <text:p>54.98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7264">
                <text:p>54.72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.5775">
                <text:p>54.57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.4072">
                <text:p>54.40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1805">
                <text:p>54.18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4123">
                <text:p>54.41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5292">
                <text:p>54.52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.7367">
                <text:p>54.73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.7807">
                <text:p>54.78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1218">
                <text:p>55.12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.0323">
                <text:p>55.03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.4619">
                <text:p>55.46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.9399">
                <text:p>55.9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.8526">
                <text:p>55.8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.9452">
                <text:p>55.94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.2042">
                <text:p>56.20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.8933">
                <text:p>55.89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.9261">
                <text:p>55.9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.9498">
                <text:p>55.94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.8974">
                <text:p>55.89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.0691">
                <text:p>56.06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.6749">
                <text:p>55.67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.9902">
                <text:p>55.99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.7961">
                <text:p>55.79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.5547">
                <text:p>55.55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.6385">
                <text:p>55.63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6026">
                <text:p>55.60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.6755">
                <text:p>55.67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.6093">
                <text:p>55.60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5.5784">
                <text:p>55.57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.7671">
                <text:p>55.76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5.76">
                <text:p>55.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.6205">
                <text:p>55.62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.6028">
                <text:p>55.60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.6732">
                <text:p>55.67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.6233">
                <text:p>55.62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.8058">
                <text:p>55.80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.8806">
                <text:p>55.88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.1419">
                <text:p>56.14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.3509">
                <text:p>56.35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.191">
                <text:p>56.1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.4827">
                <text:p>56.48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.4499">
                <text:p>56.44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6.7742">
                <text:p>56.77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.7991">
                <text:p>56.79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.1389">
                <text:p>57.13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7.4199">
                <text:p>57.41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7.5159">
                <text:p>57.51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.8278">
                <text:p>57.82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.8354">
                <text:p>57.83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8.1305">
                <text:p>58.13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8.1992">
                <text:p>58.19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.1916">
                <text:p>58.19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8.1833">
                <text:p>58.18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.9082">
                <text:p>57.90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.7482">
                <text:p>57.74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.3633">
                <text:p>57.36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.9774">
                <text:p>56.97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.6729">
                <text:p>56.67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.186">
                <text:p>56.1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.9849">
                <text:p>55.98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.6133">
                <text:p>55.61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.3327">
                <text:p>55.33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.1409">
                <text:p>55.1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5.0081">
                <text:p>55.00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.9905">
                <text:p>54.99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4.9567">
                <text:p>54.95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.0846">
                <text:p>55.08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5.1363">
                <text:p>55.13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.4696">
                <text:p>55.46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.6941">
                <text:p>55.69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.7982">
                <text:p>55.79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.0469">
                <text:p>56.04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6.1509">
                <text:p>56.15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.327">
                <text:p>56.3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6.2611">
                <text:p>56.26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6.3356">
                <text:p>56.33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6.3547">
                <text:p>56.35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L1:Out_anly.L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L2:Out_anly.L180" chart:label-cell-address="Out_anly.L1:Out_anly.L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4</text:p>
                <draw:g>
                  <svg:desc>Out_anly.L1:Out_anly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L2:Out_anly.L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4349">
                <text:p>57.4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477">
                <text:p>57.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22">
                <text:p>57.6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5808">
                <text:p>57.5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6589">
                <text:p>57.6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7064">
                <text:p>57.7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9142">
                <text:p>57.9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.8958">
                <text:p>57.8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8169">
                <text:p>57.8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8681">
                <text:p>57.86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0468">
                <text:p>58.0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4463">
                <text:p>58.44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8754">
                <text:p>58.87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3151">
                <text:p>59.3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4069">
                <text:p>60.4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5459">
                <text:p>59.5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4405">
                <text:p>59.44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1866">
                <text:p>59.18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606">
                <text:p>59.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5441">
                <text:p>59.5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3916">
                <text:p>59.3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.37">
                <text:p>59.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2164">
                <text:p>59.21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.8082">
                <text:p>58.8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6287">
                <text:p>58.62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.0376">
                <text:p>58.0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437">
                <text:p>57.4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7848">
                <text:p>56.7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2538">
                <text:p>56.25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.6196">
                <text:p>55.6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.5158">
                <text:p>54.51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.3454">
                <text:p>54.3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9426">
                <text:p>53.9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.7795">
                <text:p>53.7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5086">
                <text:p>53.50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6255">
                <text:p>53.6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3772">
                <text:p>54.37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.005">
                <text:p>55.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.297">
                <text:p>55.2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.088">
                <text:p>56.0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.7893">
                <text:p>56.78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218">
                <text:p>57.2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.055">
                <text:p>58.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.2944">
                <text:p>58.29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.6885">
                <text:p>58.68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1601">
                <text:p>59.16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.2821">
                <text:p>59.28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.6072">
                <text:p>59.6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6316">
                <text:p>59.63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1821">
                <text:p>59.1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.9773">
                <text:p>58.9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.4885">
                <text:p>58.48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.3141">
                <text:p>58.3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7939">
                <text:p>57.7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7097">
                <text:p>57.70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.995">
                <text:p>56.9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.0458">
                <text:p>57.0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.5288">
                <text:p>56.52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.4251">
                <text:p>56.42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.0479">
                <text:p>56.0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9022">
                <text:p>55.90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.6492">
                <text:p>55.64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.2587">
                <text:p>55.25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.1232">
                <text:p>55.12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.9992">
                <text:p>54.99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.8258">
                <text:p>54.8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0821">
                <text:p>55.08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.2425">
                <text:p>55.24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.5282">
                <text:p>55.52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.012">
                <text:p>56.0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.1073">
                <text:p>56.10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.4162">
                <text:p>56.41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.8917">
                <text:p>56.89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.0236">
                <text:p>57.02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.5388">
                <text:p>57.53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.7333">
                <text:p>57.7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.1071">
                <text:p>58.10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.3658">
                <text:p>58.36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.5328">
                <text:p>58.53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6776">
                <text:p>58.67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.7046">
                <text:p>58.70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5537">
                <text:p>58.55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.4366">
                <text:p>58.43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.0718">
                <text:p>58.07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.7683">
                <text:p>57.76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.6932">
                <text:p>57.69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.423">
                <text:p>57.4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6138">
                <text:p>57.6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.4079">
                <text:p>57.40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.4162">
                <text:p>57.41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.7202">
                <text:p>57.72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.5361">
                <text:p>57.53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.9028">
                <text:p>57.9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8287">
                <text:p>57.82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.9979">
                <text:p>57.99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382">
                <text:p>58.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.4655">
                <text:p>58.46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.9292">
                <text:p>58.92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.0161">
                <text:p>59.01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.2736">
                <text:p>59.27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.4225">
                <text:p>59.42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5928">
                <text:p>59.59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.8195">
                <text:p>59.8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.5877">
                <text:p>59.58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.4708">
                <text:p>59.47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.2633">
                <text:p>59.26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.2193">
                <text:p>59.21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.8782">
                <text:p>58.87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.9677">
                <text:p>58.96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.5381">
                <text:p>58.53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0601">
                <text:p>58.06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1474">
                <text:p>58.14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.0548">
                <text:p>58.05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.7958">
                <text:p>57.79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1067">
                <text:p>58.1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0739">
                <text:p>58.07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.0502">
                <text:p>58.0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.1026">
                <text:p>58.10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.9309">
                <text:p>57.93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.3251">
                <text:p>58.32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0098">
                <text:p>58.0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8.2039">
                <text:p>58.20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.4453">
                <text:p>58.44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.3615">
                <text:p>58.36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.3974">
                <text:p>58.39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.3245">
                <text:p>58.32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.3907">
                <text:p>58.39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8.4216">
                <text:p>58.4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.2329">
                <text:p>58.23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.24">
                <text:p>58.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8.3795">
                <text:p>58.37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.3972">
                <text:p>58.39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8.3268">
                <text:p>58.3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.3767">
                <text:p>58.37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.1942">
                <text:p>58.19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.1194">
                <text:p>58.11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7.8581">
                <text:p>57.85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.6491">
                <text:p>57.64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.809">
                <text:p>57.8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.5173">
                <text:p>57.51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.5501">
                <text:p>57.55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.2258">
                <text:p>57.22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.2009">
                <text:p>57.20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.8611">
                <text:p>56.86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6.5801">
                <text:p>56.58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.4841">
                <text:p>56.48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6.1722">
                <text:p>56.17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.1646">
                <text:p>56.16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.8695">
                <text:p>55.86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.8008">
                <text:p>55.80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.8084">
                <text:p>55.80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.8167">
                <text:p>55.81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.0918">
                <text:p>56.09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.2518">
                <text:p>56.25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.6367">
                <text:p>56.63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.0226">
                <text:p>57.02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.3271">
                <text:p>57.32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7.814">
                <text:p>57.8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.0151">
                <text:p>58.01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.3867">
                <text:p>58.38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.6673">
                <text:p>58.66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.8591">
                <text:p>58.85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8.9919">
                <text:p>58.99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.0095">
                <text:p>59.00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.0433">
                <text:p>59.04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8.9154">
                <text:p>58.91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8.8637">
                <text:p>58.86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.5304">
                <text:p>58.53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.3059">
                <text:p>58.30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.2018">
                <text:p>58.20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.9531">
                <text:p>57.95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.8491">
                <text:p>57.84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7.673">
                <text:p>57.6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.7389">
                <text:p>57.73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6644">
                <text:p>57.66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.6453">
                <text:p>57.64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